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69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StartC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node1</text:p>
          </table:table-cell>
          <table:table-cell table:style-name="ce1" table:formula="of:=1.53155056989434E+018-[.A10]" office:value-type="float" office:value="0" calcext:value-type="float">
            <text:p>0.00E+00</text:p>
          </table:table-cell>
          <table:table-cell office:value-type="float" office:value="402134938" calcext:value-type="float">
            <text:p>402134938</text:p>
          </table:table-cell>
          <table:table-cell office:value-type="float" office:value="1340250317" calcext:value-type="float">
            <text:p>1340250317</text:p>
          </table:table-cell>
          <table:table-cell office:value-type="float" office:value="991682" calcext:value-type="float">
            <text:p>991682</text:p>
          </table:table-cell>
          <table:table-cell office:value-type="float" office:value="1213953400" calcext:value-type="float">
            <text:p>1213953400</text:p>
          </table:table-cell>
          <table:table-cell office:value-type="float" office:value="201924339" calcext:value-type="float">
            <text:p>201924339</text:p>
          </table:table-cell>
          <table:table-cell office:value-type="float" office:value="1120860594" calcext:value-type="float">
            <text:p>1120860594</text:p>
          </table:table-cell>
          <table:table-cell office:value-type="float" office:value="322680211" calcext:value-type="float">
            <text:p>322680211</text:p>
          </table:table-cell>
          <table:table-cell office:value-type="float" office:value="739865914" calcext:value-type="float">
            <text:p>739865914</text:p>
          </table:table-cell>
          <table:table-cell office:value-type="float" office:value="502434458" calcext:value-type="float">
            <text:p>502434458</text:p>
          </table:table-cell>
          <table:table-cell office:value-type="float" office:value="1258357028" calcext:value-type="float">
            <text:p>1258357028</text:p>
          </table:table-cell>
          <table:table-cell office:value-type="float" office:value="101019864" calcext:value-type="float">
            <text:p>101019864</text:p>
          </table:table-cell>
          <table:table-cell office:value-type="float" office:value="1306747855" calcext:value-type="float">
            <text:p>1306747855</text:p>
          </table:table-cell>
          <table:table-cell office:value-type="float" office:value="802684218" calcext:value-type="float">
            <text:p>802684218</text:p>
          </table:table-cell>
          <table:table-cell office:value-type="float" office:value="1202676915" calcext:value-type="float">
            <text:p>1202676915</text:p>
          </table:table-cell>
          <table:table-cell office:value-type="float" office:value="233734414" calcext:value-type="float">
            <text:p>233734414</text:p>
          </table:table-cell>
          <table:table-cell office:value-type="float" office:value="790748475" calcext:value-type="float">
            <text:p>790748475</text:p>
          </table:table-cell>
          <table:table-cell office:value-type="float" office:value="903076678" calcext:value-type="float">
            <text:p>903076678</text:p>
          </table:table-cell>
          <table:table-cell office:value-type="float" office:value="1181348530" calcext:value-type="float">
            <text:p>1181348530</text:p>
          </table:table-cell>
          <table:table-cell office:value-type="float" office:value="100995169" calcext:value-type="float">
            <text:p>100995169</text:p>
          </table:table-cell>
          <table:table-cell office:value-type="float" office:value="1254167340" calcext:value-type="float">
            <text:p>1254167340</text:p>
          </table:table-cell>
          <table:table-cell office:value-type="float" office:value="201519529" calcext:value-type="float">
            <text:p>201519529</text:p>
          </table:table-cell>
          <table:table-cell office:value-type="float" office:value="1172570784" calcext:value-type="float">
            <text:p>1172570784</text:p>
          </table:table-cell>
          <table:table-cell office:value-type="float" office:value="223126500" calcext:value-type="float">
            <text:p>223126500</text:p>
          </table:table-cell>
          <table:table-cell office:value-type="float" office:value="743824280" calcext:value-type="float">
            <text:p>743824280</text:p>
          </table:table-cell>
          <table:table-cell office:value-type="float" office:value="602409614" calcext:value-type="float">
            <text:p>602409614</text:p>
          </table:table-cell>
          <table:table-cell office:value-type="float" office:value="1188540279" calcext:value-type="float">
            <text:p>1188540279</text:p>
          </table:table-cell>
          <table:table-cell office:value-type="float" office:value="402125739" calcext:value-type="float">
            <text:p>402125739</text:p>
          </table:table-cell>
          <table:table-cell office:value-type="float" office:value="1275662461" calcext:value-type="float">
            <text:p>1275662461</text:p>
          </table:table-cell>
          <table:table-cell office:value-type="float" office:value="401977036" calcext:value-type="float">
            <text:p>401977036</text:p>
          </table:table-cell>
          <table:table-cell office:value-type="float" office:value="1383153990" calcext:value-type="float">
            <text:p>1383153990</text:p>
          </table:table-cell>
          <table:table-cell office:value-type="float" office:value="228093001" calcext:value-type="float">
            <text:p>228093001</text:p>
          </table:table-cell>
          <table:table-cell office:value-type="float" office:value="749275917" calcext:value-type="float">
            <text:p>749275917</text:p>
          </table:table-cell>
          <table:table-cell office:value-type="float" office:value="802625998" calcext:value-type="float">
            <text:p>802625998</text:p>
          </table:table-cell>
          <table:table-cell office:value-type="float" office:value="1352480968" calcext:value-type="float">
            <text:p>1352480968</text:p>
          </table:table-cell>
          <table:table-cell office:value-type="float" office:value="742691" calcext:value-type="float">
            <text:p>742691</text:p>
          </table:table-cell>
          <table:table-cell office:value-type="float" office:value="1316053130" calcext:value-type="float">
            <text:p>1316053130</text:p>
          </table:table-cell>
          <table:table-cell office:value-type="float" office:value="201391379" calcext:value-type="float">
            <text:p>201391379</text:p>
          </table:table-cell>
          <table:table-cell office:value-type="float" office:value="1428443203" calcext:value-type="float">
            <text:p>1428443203</text:p>
          </table:table-cell>
          <table:table-cell office:value-type="float" office:value="232438873" calcext:value-type="float">
            <text:p>232438873</text:p>
          </table:table-cell>
          <table:table-cell office:value-type="float" office:value="771863148" calcext:value-type="float">
            <text:p>771863148</text:p>
          </table:table-cell>
          <table:table-cell office:value-type="float" office:value="702498460" calcext:value-type="float">
            <text:p>702498460</text:p>
          </table:table-cell>
          <table:table-cell office:value-type="float" office:value="1227174906" calcext:value-type="float">
            <text:p>1227174906</text:p>
          </table:table-cell>
          <table:table-cell office:value-type="float" office:value="201266737" calcext:value-type="float">
            <text:p>201266737</text:p>
          </table:table-cell>
          <table:table-cell office:value-type="float" office:value="1318492082" calcext:value-type="float">
            <text:p>1318492082</text:p>
          </table:table-cell>
          <table:table-cell office:value-type="float" office:value="104175321" calcext:value-type="float">
            <text:p>104175321</text:p>
          </table:table-cell>
          <table:table-cell office:value-type="float" office:value="1344228374" calcext:value-type="float">
            <text:p>1344228374</text:p>
          </table:table-cell>
          <table:table-cell office:value-type="float" office:value="233206488" calcext:value-type="float">
            <text:p>233206488</text:p>
          </table:table-cell>
          <table:table-cell office:value-type="float" office:value="867133967" calcext:value-type="float">
            <text:p>867133967</text:p>
          </table:table-cell>
          <table:table-cell office:value-type="float" office:value="802352223" calcext:value-type="float">
            <text:p>802352223</text:p>
          </table:table-cell>
          <table:table-cell office:value-type="float" office:value="1270568301" calcext:value-type="float">
            <text:p>1270568301</text:p>
          </table:table-cell>
          <table:table-cell office:value-type="float" office:value="301618816" calcext:value-type="float">
            <text:p>301618816</text:p>
          </table:table-cell>
          <table:table-cell office:value-type="float" office:value="1085752120" calcext:value-type="float">
            <text:p>1085752120</text:p>
          </table:table-cell>
          <table:table-cell office:value-type="float" office:value="303222425" calcext:value-type="float">
            <text:p>303222425</text:p>
          </table:table-cell>
          <table:table-cell office:value-type="float" office:value="1038878356" calcext:value-type="float">
            <text:p>1038878356</text:p>
          </table:table-cell>
          <table:table-cell office:value-type="float" office:value="122469331" calcext:value-type="float">
            <text:p>122469331</text:p>
          </table:table-cell>
          <table:table-cell office:value-type="float" office:value="763664932" calcext:value-type="float">
            <text:p>763664932</text:p>
          </table:table-cell>
          <table:table-cell office:value-type="float" office:value="604692479" calcext:value-type="float">
            <text:p>604692479</text:p>
          </table:table-cell>
          <table:table-cell office:value-type="float" office:value="1169428251" calcext:value-type="float">
            <text:p>1169428251</text:p>
          </table:table-cell>
          <table:table-cell office:value-type="float" office:value="201619724" calcext:value-type="float">
            <text:p>201619724</text:p>
          </table:table-cell>
          <table:table-cell office:value-type="float" office:value="1169375577" calcext:value-type="float">
            <text:p>1169375577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2</text:p>
          </table:table-cell>
          <table:table-cell table:formula="of:=1.5315505700537E+018-[.A10]" office:value-type="float" office:value="159360256" calcext:value-type="float">
            <text:p>159360256</text:p>
          </table:table-cell>
          <table:table-cell office:value-type="float" office:value="221678276" calcext:value-type="float">
            <text:p>221678276</text:p>
          </table:table-cell>
          <table:table-cell office:value-type="float" office:value="739990179" calcext:value-type="float">
            <text:p>739990179</text:p>
          </table:table-cell>
          <table:table-cell office:value-type="float" office:value="702635183" calcext:value-type="float">
            <text:p>702635183</text:p>
          </table:table-cell>
          <table:table-cell office:value-type="float" office:value="1328102668" calcext:value-type="float">
            <text:p>1328102668</text:p>
          </table:table-cell>
          <table:table-cell office:value-type="float" office:value="101216323" calcext:value-type="float">
            <text:p>101216323</text:p>
          </table:table-cell>
          <table:table-cell office:value-type="float" office:value="1254752801" calcext:value-type="float">
            <text:p>1254752801</text:p>
          </table:table-cell>
          <table:table-cell office:value-type="float" office:value="829008" calcext:value-type="float">
            <text:p>829008</text:p>
          </table:table-cell>
          <table:table-cell office:value-type="float" office:value="1109397125" calcext:value-type="float">
            <text:p>1109397125</text:p>
          </table:table-cell>
          <table:table-cell office:value-type="float" office:value="227033763" calcext:value-type="float">
            <text:p>227033763</text:p>
          </table:table-cell>
          <table:table-cell office:value-type="float" office:value="792620548" calcext:value-type="float">
            <text:p>792620548</text:p>
          </table:table-cell>
          <table:table-cell office:value-type="float" office:value="609991419" calcext:value-type="float">
            <text:p>609991419</text:p>
          </table:table-cell>
          <table:table-cell office:value-type="float" office:value="1339063706" calcext:value-type="float">
            <text:p>1339063706</text:p>
          </table:table-cell>
          <table:table-cell office:value-type="float" office:value="702702407" calcext:value-type="float">
            <text:p>702702407</text:p>
          </table:table-cell>
          <table:table-cell office:value-type="float" office:value="1393538248" calcext:value-type="float">
            <text:p>1393538248</text:p>
          </table:table-cell>
          <table:table-cell office:value-type="float" office:value="101061149" calcext:value-type="float">
            <text:p>101061149</text:p>
          </table:table-cell>
          <table:table-cell office:value-type="float" office:value="1431283732" calcext:value-type="float">
            <text:p>1431283732</text:p>
          </table:table-cell>
          <table:table-cell office:value-type="float" office:value="130824352" calcext:value-type="float">
            <text:p>130824352</text:p>
          </table:table-cell>
          <table:table-cell office:value-type="float" office:value="769547698" calcext:value-type="float">
            <text:p>769547698</text:p>
          </table:table-cell>
          <table:table-cell office:value-type="float" office:value="702479907" calcext:value-type="float">
            <text:p>702479907</text:p>
          </table:table-cell>
          <table:table-cell office:value-type="float" office:value="1382300920" calcext:value-type="float">
            <text:p>1382300920</text:p>
          </table:table-cell>
          <table:table-cell office:value-type="float" office:value="742803" calcext:value-type="float">
            <text:p>742803</text:p>
          </table:table-cell>
          <table:table-cell office:value-type="float" office:value="1338911405" calcext:value-type="float">
            <text:p>1338911405</text:p>
          </table:table-cell>
          <table:table-cell office:value-type="float" office:value="778826" calcext:value-type="float">
            <text:p>778826</text:p>
          </table:table-cell>
          <table:table-cell office:value-type="float" office:value="1153829588" calcext:value-type="float">
            <text:p>1153829588</text:p>
          </table:table-cell>
          <table:table-cell office:value-type="float" office:value="223702818" calcext:value-type="float">
            <text:p>223702818</text:p>
          </table:table-cell>
          <table:table-cell office:value-type="float" office:value="791544692" calcext:value-type="float">
            <text:p>791544692</text:p>
          </table:table-cell>
          <table:table-cell office:value-type="float" office:value="802820469" calcext:value-type="float">
            <text:p>802820469</text:p>
          </table:table-cell>
          <table:table-cell office:value-type="float" office:value="1306618142" calcext:value-type="float">
            <text:p>1306618142</text:p>
          </table:table-cell>
          <table:table-cell office:value-type="float" office:value="401750397" calcext:value-type="float">
            <text:p>401750397</text:p>
          </table:table-cell>
          <table:table-cell office:value-type="float" office:value="1208379197" calcext:value-type="float">
            <text:p>1208379197</text:p>
          </table:table-cell>
          <table:table-cell office:value-type="float" office:value="402058380" calcext:value-type="float">
            <text:p>402058380</text:p>
          </table:table-cell>
          <table:table-cell office:value-type="float" office:value="1352810469" calcext:value-type="float">
            <text:p>1352810469</text:p>
          </table:table-cell>
          <table:table-cell office:value-type="float" office:value="126668879" calcext:value-type="float">
            <text:p>126668879</text:p>
          </table:table-cell>
          <table:table-cell office:value-type="float" office:value="790636946" calcext:value-type="float">
            <text:p>790636946</text:p>
          </table:table-cell>
          <table:table-cell office:value-type="float" office:value="705442822" calcext:value-type="float">
            <text:p>705442822</text:p>
          </table:table-cell>
          <table:table-cell office:value-type="float" office:value="1353893612" calcext:value-type="float">
            <text:p>1353893612</text:p>
          </table:table-cell>
          <table:table-cell office:value-type="float" office:value="819127" calcext:value-type="float">
            <text:p>819127</text:p>
          </table:table-cell>
          <table:table-cell office:value-type="float" office:value="1258021070" calcext:value-type="float">
            <text:p>1258021070</text:p>
          </table:table-cell>
          <table:table-cell office:value-type="float" office:value="401669550" calcext:value-type="float">
            <text:p>401669550</text:p>
          </table:table-cell>
          <table:table-cell office:value-type="float" office:value="1383138003" calcext:value-type="float">
            <text:p>1383138003</text:p>
          </table:table-cell>
          <table:table-cell office:value-type="float" office:value="128305788" calcext:value-type="float">
            <text:p>128305788</text:p>
          </table:table-cell>
          <table:table-cell office:value-type="float" office:value="798865010" calcext:value-type="float">
            <text:p>798865010</text:p>
          </table:table-cell>
          <table:table-cell office:value-type="float" office:value="702419317" calcext:value-type="float">
            <text:p>702419317</text:p>
          </table:table-cell>
          <table:table-cell office:value-type="float" office:value="1429523367" calcext:value-type="float">
            <text:p>1429523367</text:p>
          </table:table-cell>
          <table:table-cell office:value-type="float" office:value="1196627" calcext:value-type="float">
            <text:p>1196627</text:p>
          </table:table-cell>
          <table:table-cell office:value-type="float" office:value="1484946428" calcext:value-type="float">
            <text:p>1484946428</text:p>
          </table:table-cell>
          <table:table-cell office:value-type="float" office:value="923835" calcext:value-type="float">
            <text:p>923835</text:p>
          </table:table-cell>
          <table:table-cell office:value-type="float" office:value="1563788516" calcext:value-type="float">
            <text:p>1563788516</text:p>
          </table:table-cell>
          <table:table-cell office:value-type="float" office:value="235231346" calcext:value-type="float">
            <text:p>235231346</text:p>
          </table:table-cell>
          <table:table-cell office:value-type="float" office:value="810712969" calcext:value-type="float">
            <text:p>810712969</text:p>
          </table:table-cell>
          <table:table-cell office:value-type="float" office:value="602118788" calcext:value-type="float">
            <text:p>602118788</text:p>
          </table:table-cell>
          <table:table-cell office:value-type="float" office:value="1139751471" calcext:value-type="float">
            <text:p>1139751471</text:p>
          </table:table-cell>
          <table:table-cell office:value-type="float" office:value="303234977" calcext:value-type="float">
            <text:p>303234977</text:p>
          </table:table-cell>
          <table:table-cell office:value-type="float" office:value="1045802636" calcext:value-type="float">
            <text:p>1045802636</text:p>
          </table:table-cell>
          <table:table-cell office:value-type="float" office:value="203401136" calcext:value-type="float">
            <text:p>203401136</text:p>
          </table:table-cell>
          <table:table-cell office:value-type="float" office:value="1106340249" calcext:value-type="float">
            <text:p>1106340249</text:p>
          </table:table-cell>
          <table:table-cell office:value-type="float" office:value="226620068" calcext:value-type="float">
            <text:p>226620068</text:p>
          </table:table-cell>
          <table:table-cell office:value-type="float" office:value="717863354" calcext:value-type="float">
            <text:p>717863354</text:p>
          </table:table-cell>
          <table:table-cell office:value-type="float" office:value="602442520" calcext:value-type="float">
            <text:p>602442520</text:p>
          </table:table-cell>
          <table:table-cell office:value-type="float" office:value="1213475249" calcext:value-type="float">
            <text:p>1213475249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3</text:p>
          </table:table-cell>
          <table:table-cell table:formula="of:=1.53155057022413E+018-[.A10]" office:value-type="float" office:value="329789952" calcext:value-type="float">
            <text:p>329789952</text:p>
          </table:table-cell>
          <table:table-cell office:value-type="float" office:value="856799" calcext:value-type="float">
            <text:p>856799</text:p>
          </table:table-cell>
          <table:table-cell office:value-type="float" office:value="1265898715" calcext:value-type="float">
            <text:p>1265898715</text:p>
          </table:table-cell>
          <table:table-cell office:value-type="float" office:value="226738770" calcext:value-type="float">
            <text:p>226738770</text:p>
          </table:table-cell>
          <table:table-cell office:value-type="float" office:value="806468548" calcext:value-type="float">
            <text:p>806468548</text:p>
          </table:table-cell>
          <table:table-cell office:value-type="float" office:value="604783270" calcext:value-type="float">
            <text:p>604783270</text:p>
          </table:table-cell>
          <table:table-cell office:value-type="float" office:value="1174684914" calcext:value-type="float">
            <text:p>1174684914</text:p>
          </table:table-cell>
          <table:table-cell office:value-type="float" office:value="101101068" calcext:value-type="float">
            <text:p>101101068</text:p>
          </table:table-cell>
          <table:table-cell office:value-type="float" office:value="1236041505" calcext:value-type="float">
            <text:p>1236041505</text:p>
          </table:table-cell>
          <table:table-cell office:value-type="float" office:value="952061" calcext:value-type="float">
            <text:p>952061</text:p>
          </table:table-cell>
          <table:table-cell office:value-type="float" office:value="1313539699" calcext:value-type="float">
            <text:p>1313539699</text:p>
          </table:table-cell>
          <table:table-cell office:value-type="float" office:value="126875728" calcext:value-type="float">
            <text:p>126875728</text:p>
          </table:table-cell>
          <table:table-cell office:value-type="float" office:value="842483807" calcext:value-type="float">
            <text:p>842483807</text:p>
          </table:table-cell>
          <table:table-cell office:value-type="float" office:value="1304439175" calcext:value-type="float">
            <text:p>1304439175</text:p>
          </table:table-cell>
          <table:table-cell office:value-type="float" office:value="1197843786" calcext:value-type="float">
            <text:p>1197843786</text:p>
          </table:table-cell>
          <table:table-cell office:value-type="float" office:value="201476113" calcext:value-type="float">
            <text:p>201476113</text:p>
          </table:table-cell>
          <table:table-cell office:value-type="float" office:value="1549817415" calcext:value-type="float">
            <text:p>1549817415</text:p>
          </table:table-cell>
          <table:table-cell office:value-type="float" office:value="101340288" calcext:value-type="float">
            <text:p>101340288</text:p>
          </table:table-cell>
          <table:table-cell office:value-type="float" office:value="1184150077" calcext:value-type="float">
            <text:p>1184150077</text:p>
          </table:table-cell>
          <table:table-cell office:value-type="float" office:value="226917484" calcext:value-type="float">
            <text:p>226917484</text:p>
          </table:table-cell>
          <table:table-cell office:value-type="float" office:value="853619008" calcext:value-type="float">
            <text:p>853619008</text:p>
          </table:table-cell>
          <table:table-cell office:value-type="float" office:value="502833698" calcext:value-type="float">
            <text:p>502833698</text:p>
          </table:table-cell>
          <table:table-cell office:value-type="float" office:value="1190898658" calcext:value-type="float">
            <text:p>1190898658</text:p>
          </table:table-cell>
          <table:table-cell office:value-type="float" office:value="201362019" calcext:value-type="float">
            <text:p>201362019</text:p>
          </table:table-cell>
          <table:table-cell office:value-type="float" office:value="1188332094" calcext:value-type="float">
            <text:p>1188332094</text:p>
          </table:table-cell>
          <table:table-cell office:value-type="float" office:value="201464157" calcext:value-type="float">
            <text:p>201464157</text:p>
          </table:table-cell>
          <table:table-cell office:value-type="float" office:value="1387233920" calcext:value-type="float">
            <text:p>1387233920</text:p>
          </table:table-cell>
          <table:table-cell office:value-type="float" office:value="226458029" calcext:value-type="float">
            <text:p>226458029</text:p>
          </table:table-cell>
          <table:table-cell office:value-type="float" office:value="855527768" calcext:value-type="float">
            <text:p>855527768</text:p>
          </table:table-cell>
          <table:table-cell office:value-type="float" office:value="809993067" calcext:value-type="float">
            <text:p>809993067</text:p>
          </table:table-cell>
          <table:table-cell office:value-type="float" office:value="1235630352" calcext:value-type="float">
            <text:p>1235630352</text:p>
          </table:table-cell>
          <table:table-cell office:value-type="float" office:value="301501324" calcext:value-type="float">
            <text:p>301501324</text:p>
          </table:table-cell>
          <table:table-cell office:value-type="float" office:value="1235679436" calcext:value-type="float">
            <text:p>1235679436</text:p>
          </table:table-cell>
          <table:table-cell office:value-type="float" office:value="301641487" calcext:value-type="float">
            <text:p>301641487</text:p>
          </table:table-cell>
          <table:table-cell office:value-type="float" office:value="1254393969" calcext:value-type="float">
            <text:p>1254393969</text:p>
          </table:table-cell>
          <table:table-cell office:value-type="float" office:value="233766109" calcext:value-type="float">
            <text:p>233766109</text:p>
          </table:table-cell>
          <table:table-cell office:value-type="float" office:value="810083093" calcext:value-type="float">
            <text:p>810083093</text:p>
          </table:table-cell>
          <table:table-cell office:value-type="float" office:value="610048667" calcext:value-type="float">
            <text:p>610048667</text:p>
          </table:table-cell>
          <table:table-cell office:value-type="float" office:value="1345241454" calcext:value-type="float">
            <text:p>1345241454</text:p>
          </table:table-cell>
          <table:table-cell office:value-type="float" office:value="301560894" calcext:value-type="float">
            <text:p>301560894</text:p>
          </table:table-cell>
          <table:table-cell office:value-type="float" office:value="1198374644" calcext:value-type="float">
            <text:p>1198374644</text:p>
          </table:table-cell>
          <table:table-cell office:value-type="float" office:value="301609174" calcext:value-type="float">
            <text:p>301609174</text:p>
          </table:table-cell>
          <table:table-cell office:value-type="float" office:value="1284805424" calcext:value-type="float">
            <text:p>1284805424</text:p>
          </table:table-cell>
          <table:table-cell office:value-type="float" office:value="227742129" calcext:value-type="float">
            <text:p>227742129</text:p>
          </table:table-cell>
          <table:table-cell office:value-type="float" office:value="760659915" calcext:value-type="float">
            <text:p>760659915</text:p>
          </table:table-cell>
          <table:table-cell office:value-type="float" office:value="602292299" calcext:value-type="float">
            <text:p>602292299</text:p>
          </table:table-cell>
          <table:table-cell office:value-type="float" office:value="1314197998" calcext:value-type="float">
            <text:p>1314197998</text:p>
          </table:table-cell>
          <table:table-cell office:value-type="float" office:value="201347501" calcext:value-type="float">
            <text:p>201347501</text:p>
          </table:table-cell>
          <table:table-cell office:value-type="float" office:value="1316285473" calcext:value-type="float">
            <text:p>1316285473</text:p>
          </table:table-cell>
          <table:table-cell office:value-type="float" office:value="501915896" calcext:value-type="float">
            <text:p>501915896</text:p>
          </table:table-cell>
          <table:table-cell office:value-type="float" office:value="1273921911" calcext:value-type="float">
            <text:p>1273921911</text:p>
          </table:table-cell>
          <table:table-cell office:value-type="float" office:value="141642619" calcext:value-type="float">
            <text:p>141642619</text:p>
          </table:table-cell>
          <table:table-cell office:value-type="float" office:value="705276386" calcext:value-type="float">
            <text:p>705276386</text:p>
          </table:table-cell>
          <table:table-cell office:value-type="float" office:value="704845235" calcext:value-type="float">
            <text:p>704845235</text:p>
          </table:table-cell>
          <table:table-cell office:value-type="float" office:value="1052237038" calcext:value-type="float">
            <text:p>1052237038</text:p>
          </table:table-cell>
          <table:table-cell office:value-type="float" office:value="203828626" calcext:value-type="float">
            <text:p>203828626</text:p>
          </table:table-cell>
          <table:table-cell office:value-type="float" office:value="1114078541" calcext:value-type="float">
            <text:p>1114078541</text:p>
          </table:table-cell>
          <table:table-cell office:value-type="float" office:value="203646505" calcext:value-type="float">
            <text:p>203646505</text:p>
          </table:table-cell>
          <table:table-cell office:value-type="float" office:value="1161041764" calcext:value-type="float">
            <text:p>1161041764</text:p>
          </table:table-cell>
          <table:table-cell office:value-type="float" office:value="128355672" calcext:value-type="float">
            <text:p>128355672</text:p>
          </table:table-cell>
          <table:table-cell office:value-type="float" office:value="791159360" calcext:value-type="float">
            <text:p>791159360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node4</text:p>
          </table:table-cell>
          <table:table-cell table:formula="of:=1.53155057033618E+018-[.A10]" office:value-type="float" office:value="441840128" calcext:value-type="float">
            <text:p>441840128</text:p>
          </table:table-cell>
          <table:table-cell office:value-type="float" office:value="860559" calcext:value-type="float">
            <text:p>860559</text:p>
          </table:table-cell>
          <table:table-cell office:value-type="float" office:value="1347568413" calcext:value-type="float">
            <text:p>1347568413</text:p>
          </table:table-cell>
          <table:table-cell office:value-type="float" office:value="749596" calcext:value-type="float">
            <text:p>749596</text:p>
          </table:table-cell>
          <table:table-cell office:value-type="float" office:value="1232552519" calcext:value-type="float">
            <text:p>1232552519</text:p>
          </table:table-cell>
          <table:table-cell office:value-type="float" office:value="133621706" calcext:value-type="float">
            <text:p>133621706</text:p>
          </table:table-cell>
          <table:table-cell office:value-type="float" office:value="3819816891" calcext:value-type="float">
            <text:p>3819816891</text:p>
          </table:table-cell>
          <table:table-cell office:value-type="float" office:value="1174724" calcext:value-type="float">
            <text:p>1174724</text:p>
          </table:table-cell>
          <table:table-cell office:value-type="float" office:value="712686206" calcext:value-type="float">
            <text:p>712686206</text:p>
          </table:table-cell>
          <table:table-cell office:value-type="float" office:value="122875595" calcext:value-type="float">
            <text:p>122875595</text:p>
          </table:table-cell>
          <table:table-cell office:value-type="float" office:value="696365416" calcext:value-type="float">
            <text:p>696365416</text:p>
          </table:table-cell>
          <table:table-cell office:value-type="float" office:value="702587573" calcext:value-type="float">
            <text:p>702587573</text:p>
          </table:table-cell>
          <table:table-cell office:value-type="float" office:value="-79767420" calcext:value-type="float">
            <text:p>-79767420</text:p>
          </table:table-cell>
          <table:table-cell office:value-type="float" office:value="401876033" calcext:value-type="float">
            <text:p>401876033</text:p>
          </table:table-cell>
          <table:table-cell office:value-type="float" office:value="473829999" calcext:value-type="float">
            <text:p>473829999</text:p>
          </table:table-cell>
          <table:table-cell office:value-type="float" office:value="890948" calcext:value-type="float">
            <text:p>890948</text:p>
          </table:table-cell>
          <table:table-cell office:value-type="float" office:value="1976047636" calcext:value-type="float">
            <text:p>1976047636</text:p>
          </table:table-cell>
          <table:table-cell office:value-type="float" office:value="226179790" calcext:value-type="float">
            <text:p>226179790</text:p>
          </table:table-cell>
          <table:table-cell office:value-type="float" office:value="1568569607" calcext:value-type="float">
            <text:p>1568569607</text:p>
          </table:table-cell>
          <table:table-cell office:value-type="float" office:value="611940098" calcext:value-type="float">
            <text:p>611940098</text:p>
          </table:table-cell>
          <table:table-cell office:value-type="float" office:value="623372066" calcext:value-type="float">
            <text:p>623372066</text:p>
          </table:table-cell>
          <table:table-cell office:value-type="float" office:value="905674" calcext:value-type="float">
            <text:p>905674</text:p>
          </table:table-cell>
          <table:table-cell office:value-type="float" office:value="976973553" calcext:value-type="float">
            <text:p>976973553</text:p>
          </table:table-cell>
          <table:table-cell office:value-type="float" office:value="501870159" calcext:value-type="float">
            <text:p>501870159</text:p>
          </table:table-cell>
          <table:table-cell office:value-type="float" office:value="1420725112" calcext:value-type="float">
            <text:p>1420725112</text:p>
          </table:table-cell>
          <table:table-cell office:value-type="float" office:value="123942340" calcext:value-type="float">
            <text:p>123942340</text:p>
          </table:table-cell>
          <table:table-cell office:value-type="float" office:value="1008973119" calcext:value-type="float">
            <text:p>1008973119</text:p>
          </table:table-cell>
          <table:table-cell office:value-type="float" office:value="802766401" calcext:value-type="float">
            <text:p>802766401</text:p>
          </table:table-cell>
          <table:table-cell office:value-type="float" office:value="1166848794" calcext:value-type="float">
            <text:p>1166848794</text:p>
          </table:table-cell>
          <table:table-cell office:value-type="float" office:value="401827317" calcext:value-type="float">
            <text:p>401827317</text:p>
          </table:table-cell>
          <table:table-cell office:value-type="float" office:value="516247481" calcext:value-type="float">
            <text:p>516247481</text:p>
          </table:table-cell>
          <table:table-cell office:value-type="float" office:value="874982" calcext:value-type="float">
            <text:p>874982</text:p>
          </table:table-cell>
          <table:table-cell office:value-type="float" office:value="2011394691" calcext:value-type="float">
            <text:p>2011394691</text:p>
          </table:table-cell>
          <table:table-cell office:value-type="float" office:value="226169240" calcext:value-type="float">
            <text:p>226169240</text:p>
          </table:table-cell>
          <table:table-cell office:value-type="float" office:value="1554070698" calcext:value-type="float">
            <text:p>1554070698</text:p>
          </table:table-cell>
          <table:table-cell office:value-type="float" office:value="704444717" calcext:value-type="float">
            <text:p>704444717</text:p>
          </table:table-cell>
          <table:table-cell office:value-type="float" office:value="586624257" calcext:value-type="float">
            <text:p>586624257</text:p>
          </table:table-cell>
          <table:table-cell office:value-type="float" office:value="301593815" calcext:value-type="float">
            <text:p>301593815</text:p>
          </table:table-cell>
          <table:table-cell office:value-type="float" office:value="768806982" calcext:value-type="float">
            <text:p>768806982</text:p>
          </table:table-cell>
          <table:table-cell office:value-type="float" office:value="401806320" calcext:value-type="float">
            <text:p>401806320</text:p>
          </table:table-cell>
          <table:table-cell office:value-type="float" office:value="1474753803" calcext:value-type="float">
            <text:p>1474753803</text:p>
          </table:table-cell>
          <table:table-cell office:value-type="float" office:value="120629864" calcext:value-type="float">
            <text:p>120629864</text:p>
          </table:table-cell>
          <table:table-cell office:value-type="float" office:value="1306660713" calcext:value-type="float">
            <text:p>1306660713</text:p>
          </table:table-cell>
          <table:table-cell office:value-type="float" office:value="904706738" calcext:value-type="float">
            <text:p>904706738</text:p>
          </table:table-cell>
          <table:table-cell office:value-type="float" office:value="726949694" calcext:value-type="float">
            <text:p>726949694</text:p>
          </table:table-cell>
          <table:table-cell office:value-type="float" office:value="301817314" calcext:value-type="float">
            <text:p>301817314</text:p>
          </table:table-cell>
          <table:table-cell office:value-type="float" office:value="567846783" calcext:value-type="float">
            <text:p>567846783</text:p>
          </table:table-cell>
          <table:table-cell office:value-type="float" office:value="201531451" calcext:value-type="float">
            <text:p>201531451</text:p>
          </table:table-cell>
          <table:table-cell office:value-type="float" office:value="2059869971" calcext:value-type="float">
            <text:p>2059869971</text:p>
          </table:table-cell>
          <table:table-cell office:value-type="float" office:value="122186109" calcext:value-type="float">
            <text:p>122186109</text:p>
          </table:table-cell>
          <table:table-cell office:value-type="float" office:value="1507832645" calcext:value-type="float">
            <text:p>1507832645</text:p>
          </table:table-cell>
          <table:table-cell office:value-type="float" office:value="1216192" calcext:value-type="float">
            <text:p>1216192</text:p>
          </table:table-cell>
          <table:table-cell office:value-type="float" office:value="1439139709" calcext:value-type="float">
            <text:p>1439139709</text:p>
          </table:table-cell>
          <table:table-cell office:value-type="float" office:value="128116537" calcext:value-type="float">
            <text:p>128116537</text:p>
          </table:table-cell>
          <table:table-cell office:value-type="float" office:value="3710031493" calcext:value-type="float">
            <text:p>3710031493</text:p>
          </table:table-cell>
          <table:table-cell office:value-type="float" office:value="802509111" calcext:value-type="float">
            <text:p>802509111</text:p>
          </table:table-cell>
          <table:table-cell office:value-type="float" office:value="-101064287" calcext:value-type="float">
            <text:p>-101064287</text:p>
          </table:table-cell>
          <table:table-cell office:value-type="float" office:value="301855692" calcext:value-type="float">
            <text:p>301855692</text:p>
          </table:table-cell>
          <table:table-cell office:value-type="float" office:value="382047667" calcext:value-type="float">
            <text:p>382047667</text:p>
          </table:table-cell>
          <table:table-cell office:value-type="float" office:value="1191048" calcext:value-type="float">
            <text:p>1191048</text:p>
          </table:table-cell>
          <table:table-cell office:value-type="float" office:value="579773113" calcext:value-type="float">
            <text:p>579773113</text:p>
          </table:table-cell>
          <table:table-cell table:number-columns-repeated="315"/>
          <table:table-cell office:value-type="float" office:value="0" calcext:value-type="float">
            <text:p>0</text:p>
          </table:table-cell>
          <table:table-cell table:number-columns-repeated="646"/>
        </table:table-row>
        <table:table-row table:style-name="ro1">
          <table:table-cell office:value-type="string" calcext:value-type="string">
            <text:p>Aws-node1</text:p>
          </table:table-cell>
          <table:table-cell table:formula="of:=1.5332673558393E+018-[.A11]" office:value-type="float" office:value="501689856" calcext:value-type="float">
            <text:p>501689856</text:p>
          </table:table-cell>
          <table:table-cell office:value-type="float" office:value="603511212" calcext:value-type="float">
            <text:p>603511212</text:p>
          </table:table-cell>
          <table:table-cell office:value-type="float" office:value="1637787659" calcext:value-type="float">
            <text:p>1637787659</text:p>
          </table:table-cell>
          <table:table-cell office:value-type="float" office:value="905417256" calcext:value-type="float">
            <text:p>905417256</text:p>
          </table:table-cell>
          <table:table-cell office:value-type="float" office:value="1649601192" calcext:value-type="float">
            <text:p>1649601192</text:p>
          </table:table-cell>
          <table:table-cell office:value-type="float" office:value="1006107232" calcext:value-type="float">
            <text:p>1006107232</text:p>
          </table:table-cell>
          <table:table-cell office:value-type="float" office:value="1626232333" calcext:value-type="float">
            <text:p>1626232333</text:p>
          </table:table-cell>
          <table:table-cell office:value-type="float" office:value="958398801" calcext:value-type="float">
            <text:p>958398801</text:p>
          </table:table-cell>
          <table:table-cell office:value-type="float" office:value="1072293868" calcext:value-type="float">
            <text:p>1072293868</text:p>
          </table:table-cell>
          <table:table-cell office:value-type="float" office:value="1206080533" calcext:value-type="float">
            <text:p>1206080533</text:p>
          </table:table-cell>
          <table:table-cell office:value-type="float" office:value="1648668866" calcext:value-type="float">
            <text:p>1648668866</text:p>
          </table:table-cell>
          <table:table-cell office:value-type="float" office:value="1005384740" calcext:value-type="float">
            <text:p>1005384740</text:p>
          </table:table-cell>
          <table:table-cell office:value-type="float" office:value="1627896765" calcext:value-type="float">
            <text:p>1627896765</text:p>
          </table:table-cell>
          <table:table-cell office:value-type="float" office:value="909720994" calcext:value-type="float">
            <text:p>909720994</text:p>
          </table:table-cell>
          <table:table-cell office:value-type="float" office:value="1642035845" calcext:value-type="float">
            <text:p>1642035845</text:p>
          </table:table-cell>
          <table:table-cell office:value-type="float" office:value="637268903" calcext:value-type="float">
            <text:p>637268903</text:p>
          </table:table-cell>
          <table:table-cell office:value-type="float" office:value="1022347749" calcext:value-type="float">
            <text:p>1022347749</text:p>
          </table:table-cell>
          <table:table-cell office:value-type="float" office:value="1407148896" calcext:value-type="float">
            <text:p>1407148896</text:p>
          </table:table-cell>
          <table:table-cell office:value-type="float" office:value="1666204321" calcext:value-type="float">
            <text:p>1666204321</text:p>
          </table:table-cell>
          <table:table-cell office:value-type="float" office:value="804244706" calcext:value-type="float">
            <text:p>804244706</text:p>
          </table:table-cell>
          <table:table-cell office:value-type="float" office:value="1717529200" calcext:value-type="float">
            <text:p>1717529200</text:p>
          </table:table-cell>
          <table:table-cell office:value-type="float" office:value="1005812310" calcext:value-type="float">
            <text:p>1005812310</text:p>
          </table:table-cell>
          <table:table-cell office:value-type="float" office:value="1670004094" calcext:value-type="float">
            <text:p>1670004094</text:p>
          </table:table-cell>
          <table:table-cell office:value-type="float" office:value="1139919126" calcext:value-type="float">
            <text:p>1139919126</text:p>
          </table:table-cell>
          <table:table-cell office:value-type="float" office:value="4125589024" calcext:value-type="float">
            <text:p>4125589024</text:p>
          </table:table-cell>
          <table:table-cell office:value-type="float" office:value="1254791" calcext:value-type="float">
            <text:p>1254791</text:p>
          </table:table-cell>
          <table:table-cell office:value-type="float" office:value="1240067055" calcext:value-type="float">
            <text:p>1240067055</text:p>
          </table:table-cell>
          <table:table-cell office:value-type="float" office:value="302476843" calcext:value-type="float">
            <text:p>302476843</text:p>
          </table:table-cell>
          <table:table-cell office:value-type="float" office:value="1594554525" calcext:value-type="float">
            <text:p>1594554525</text:p>
          </table:table-cell>
          <table:table-cell office:value-type="float" office:value="1206525890" calcext:value-type="float">
            <text:p>1206525890</text:p>
          </table:table-cell>
          <table:table-cell office:value-type="float" office:value="1634271933" calcext:value-type="float">
            <text:p>1634271933</text:p>
          </table:table-cell>
          <table:table-cell office:value-type="float" office:value="1048217678" calcext:value-type="float">
            <text:p>1048217678</text:p>
          </table:table-cell>
          <table:table-cell office:value-type="float" office:value="4097621780" calcext:value-type="float">
            <text:p>4097621780</text:p>
          </table:table-cell>
          <table:table-cell office:value-type="float" office:value="1230622" calcext:value-type="float">
            <text:p>1230622</text:p>
          </table:table-cell>
          <table:table-cell office:value-type="float" office:value="1674772758" calcext:value-type="float">
            <text:p>1674772758</text:p>
          </table:table-cell>
          <table:table-cell office:value-type="float" office:value="1213955" calcext:value-type="float">
            <text:p>1213955</text:p>
          </table:table-cell>
          <table:table-cell office:value-type="float" office:value="1661016970" calcext:value-type="float">
            <text:p>1661016970</text:p>
          </table:table-cell>
          <table:table-cell office:value-type="float" office:value="603745608" calcext:value-type="float">
            <text:p>603745608</text:p>
          </table:table-cell>
          <table:table-cell office:value-type="float" office:value="1671532340" calcext:value-type="float">
            <text:p>1671532340</text:p>
          </table:table-cell>
          <table:table-cell office:value-type="float" office:value="881031024" calcext:value-type="float">
            <text:p>881031024</text:p>
          </table:table-cell>
          <table:table-cell office:value-type="float" office:value="1059310563" calcext:value-type="float">
            <text:p>1059310563</text:p>
          </table:table-cell>
          <table:table-cell office:value-type="float" office:value="1311964020" calcext:value-type="float">
            <text:p>1311964020</text:p>
          </table:table-cell>
          <table:table-cell office:value-type="float" office:value="1637872045" calcext:value-type="float">
            <text:p>1637872045</text:p>
          </table:table-cell>
          <table:table-cell office:value-type="float" office:value="1105531277" calcext:value-type="float">
            <text:p>1105531277</text:p>
          </table:table-cell>
          <table:table-cell office:value-type="float" office:value="1834792024" calcext:value-type="float">
            <text:p>1834792024</text:p>
          </table:table-cell>
          <table:table-cell office:value-type="float" office:value="503465030" calcext:value-type="float">
            <text:p>503465030</text:p>
          </table:table-cell>
          <table:table-cell office:value-type="float" office:value="1669496688" calcext:value-type="float">
            <text:p>1669496688</text:p>
          </table:table-cell>
          <table:table-cell office:value-type="float" office:value="842453483" calcext:value-type="float">
            <text:p>842453483</text:p>
          </table:table-cell>
          <table:table-cell office:value-type="float" office:value="1002649372" calcext:value-type="float">
            <text:p>1002649372</text:p>
          </table:table-cell>
          <table:table-cell office:value-type="float" office:value="1406681153" calcext:value-type="float">
            <text:p>1406681153</text:p>
          </table:table-cell>
          <table:table-cell office:value-type="float" office:value="1666850016" calcext:value-type="float">
            <text:p>1666850016</text:p>
          </table:table-cell>
          <table:table-cell office:value-type="float" office:value="804594728" calcext:value-type="float">
            <text:p>804594728</text:p>
          </table:table-cell>
          <table:table-cell office:value-type="float" office:value="1646958616" calcext:value-type="float">
            <text:p>1646958616</text:p>
          </table:table-cell>
          <table:table-cell office:value-type="float" office:value="904799675" calcext:value-type="float">
            <text:p>904799675</text:p>
          </table:table-cell>
          <table:table-cell office:value-type="float" office:value="1632353110" calcext:value-type="float">
            <text:p>1632353110</text:p>
          </table:table-cell>
          <table:table-cell office:value-type="float" office:value="942777304" calcext:value-type="float">
            <text:p>942777304</text:p>
          </table:table-cell>
          <table:table-cell office:value-type="float" office:value="4112743727" calcext:value-type="float">
            <text:p>411274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502" calcext:value-type="float">
            <text:p>1505502</text:p>
          </table:table-cell>
          <table:table-cell office:value-type="float" office:value="977583356" calcext:value-type="float">
            <text:p>97758335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2</text:p>
          </table:table-cell>
          <table:table-cell table:formula="of:=1.53326735576104E+018-[.A11]" office:value-type="float" office:value="423430144" calcext:value-type="float">
            <text:p>423430144</text:p>
          </table:table-cell>
          <table:table-cell office:value-type="float" office:value="634943452" calcext:value-type="float">
            <text:p>634943452</text:p>
          </table:table-cell>
          <table:table-cell office:value-type="float" office:value="961812569" calcext:value-type="float">
            <text:p>961812569</text:p>
          </table:table-cell>
          <table:table-cell office:value-type="float" office:value="1617340894" calcext:value-type="float">
            <text:p>1617340894</text:p>
          </table:table-cell>
          <table:table-cell office:value-type="float" office:value="1575218031" calcext:value-type="float">
            <text:p>1575218031</text:p>
          </table:table-cell>
          <table:table-cell office:value-type="float" office:value="1105690218" calcext:value-type="float">
            <text:p>1105690218</text:p>
          </table:table-cell>
          <table:table-cell office:value-type="float" office:value="1565110097" calcext:value-type="float">
            <text:p>1565110097</text:p>
          </table:table-cell>
          <table:table-cell office:value-type="float" office:value="1004778928" calcext:value-type="float">
            <text:p>1004778928</text:p>
          </table:table-cell>
          <table:table-cell office:value-type="float" office:value="1587809031" calcext:value-type="float">
            <text:p>1587809031</text:p>
          </table:table-cell>
          <table:table-cell office:value-type="float" office:value="742462801" calcext:value-type="float">
            <text:p>742462801</text:p>
          </table:table-cell>
          <table:table-cell office:value-type="float" office:value="1018435637" calcext:value-type="float">
            <text:p>1018435637</text:p>
          </table:table-cell>
          <table:table-cell office:value-type="float" office:value="1507473231" calcext:value-type="float">
            <text:p>1507473231</text:p>
          </table:table-cell>
          <table:table-cell office:value-type="float" office:value="1585865495" calcext:value-type="float">
            <text:p>1585865495</text:p>
          </table:table-cell>
          <table:table-cell office:value-type="float" office:value="1012853409" calcext:value-type="float">
            <text:p>1012853409</text:p>
          </table:table-cell>
          <table:table-cell office:value-type="float" office:value="1593227041" calcext:value-type="float">
            <text:p>1593227041</text:p>
          </table:table-cell>
          <table:table-cell office:value-type="float" office:value="703963784" calcext:value-type="float">
            <text:p>703963784</text:p>
          </table:table-cell>
          <table:table-cell office:value-type="float" office:value="1579254739" calcext:value-type="float">
            <text:p>1579254739</text:p>
          </table:table-cell>
          <table:table-cell office:value-type="float" office:value="836161729" calcext:value-type="float">
            <text:p>836161729</text:p>
          </table:table-cell>
          <table:table-cell office:value-type="float" office:value="1011478806" calcext:value-type="float">
            <text:p>1011478806</text:p>
          </table:table-cell>
          <table:table-cell office:value-type="float" office:value="1506396647" calcext:value-type="float">
            <text:p>1506396647</text:p>
          </table:table-cell>
          <table:table-cell office:value-type="float" office:value="1620224488" calcext:value-type="float">
            <text:p>1620224488</text:p>
          </table:table-cell>
          <table:table-cell office:value-type="float" office:value="1004780691" calcext:value-type="float">
            <text:p>1004780691</text:p>
          </table:table-cell>
          <table:table-cell office:value-type="float" office:value="1585199339" calcext:value-type="float">
            <text:p>1585199339</text:p>
          </table:table-cell>
          <table:table-cell office:value-type="float" office:value="1205442430" calcext:value-type="float">
            <text:p>1205442430</text:p>
          </table:table-cell>
          <table:table-cell office:value-type="float" office:value="1612424404" calcext:value-type="float">
            <text:p>1612424404</text:p>
          </table:table-cell>
          <table:table-cell office:value-type="float" office:value="1638866627" calcext:value-type="float">
            <text:p>1638866627</text:p>
          </table:table-cell>
          <table:table-cell office:value-type="float" office:value="1023101414" calcext:value-type="float">
            <text:p>1023101414</text:p>
          </table:table-cell>
          <table:table-cell office:value-type="float" office:value="1506509929" calcext:value-type="float">
            <text:p>1506509929</text:p>
          </table:table-cell>
          <table:table-cell office:value-type="float" office:value="1585835766" calcext:value-type="float">
            <text:p>1585835766</text:p>
          </table:table-cell>
          <table:table-cell office:value-type="float" office:value="1105250875" calcext:value-type="float">
            <text:p>1105250875</text:p>
          </table:table-cell>
          <table:table-cell office:value-type="float" office:value="1629815846" calcext:value-type="float">
            <text:p>1629815846</text:p>
          </table:table-cell>
          <table:table-cell office:value-type="float" office:value="1104982141" calcext:value-type="float">
            <text:p>1104982141</text:p>
          </table:table-cell>
          <table:table-cell office:value-type="float" office:value="1610540269" calcext:value-type="float">
            <text:p>1610540269</text:p>
          </table:table-cell>
          <table:table-cell office:value-type="float" office:value="1438205920" calcext:value-type="float">
            <text:p>1438205920</text:p>
          </table:table-cell>
          <table:table-cell office:value-type="float" office:value="993645266" calcext:value-type="float">
            <text:p>993645266</text:p>
          </table:table-cell>
          <table:table-cell office:value-type="float" office:value="1506813293" calcext:value-type="float">
            <text:p>1506813293</text:p>
          </table:table-cell>
          <table:table-cell office:value-type="float" office:value="1607584876" calcext:value-type="float">
            <text:p>1607584876</text:p>
          </table:table-cell>
          <table:table-cell office:value-type="float" office:value="904264240" calcext:value-type="float">
            <text:p>904264240</text:p>
          </table:table-cell>
          <table:table-cell office:value-type="float" office:value="1611613990" calcext:value-type="float">
            <text:p>1611613990</text:p>
          </table:table-cell>
          <table:table-cell office:value-type="float" office:value="904583134" calcext:value-type="float">
            <text:p>904583134</text:p>
          </table:table-cell>
          <table:table-cell office:value-type="float" office:value="1629220312" calcext:value-type="float">
            <text:p>1629220312</text:p>
          </table:table-cell>
          <table:table-cell office:value-type="float" office:value="836851088" calcext:value-type="float">
            <text:p>836851088</text:p>
          </table:table-cell>
          <table:table-cell office:value-type="float" office:value="1009665740" calcext:value-type="float">
            <text:p>1009665740</text:p>
          </table:table-cell>
          <table:table-cell office:value-type="float" office:value="1507918228" calcext:value-type="float">
            <text:p>1507918228</text:p>
          </table:table-cell>
          <table:table-cell office:value-type="float" office:value="1611843929" calcext:value-type="float">
            <text:p>1611843929</text:p>
          </table:table-cell>
          <table:table-cell office:value-type="float" office:value="904620496" calcext:value-type="float">
            <text:p>904620496</text:p>
          </table:table-cell>
          <table:table-cell office:value-type="float" office:value="1574711375" calcext:value-type="float">
            <text:p>1574711375</text:p>
          </table:table-cell>
          <table:table-cell office:value-type="float" office:value="904261105" calcext:value-type="float">
            <text:p>904261105</text:p>
          </table:table-cell>
          <table:table-cell office:value-type="float" office:value="1752389056" calcext:value-type="float">
            <text:p>1752389056</text:p>
          </table:table-cell>
          <table:table-cell office:value-type="float" office:value="656906483" calcext:value-type="float">
            <text:p>656906483</text:p>
          </table:table-cell>
          <table:table-cell office:value-type="float" office:value="982007254" calcext:value-type="float">
            <text:p>982007254</text:p>
          </table:table-cell>
          <table:table-cell office:value-type="float" office:value="1507197385" calcext:value-type="float">
            <text:p>1507197385</text:p>
          </table:table-cell>
          <table:table-cell office:value-type="float" office:value="1587507378" calcext:value-type="float">
            <text:p>1587507378</text:p>
          </table:table-cell>
          <table:table-cell office:value-type="float" office:value="1004571827" calcext:value-type="float">
            <text:p>1004571827</text:p>
          </table:table-cell>
          <table:table-cell office:value-type="float" office:value="1598256180" calcext:value-type="float">
            <text:p>1598256180</text:p>
          </table:table-cell>
          <table:table-cell office:value-type="float" office:value="904226776" calcext:value-type="float">
            <text:p>904226776</text:p>
          </table:table-cell>
          <table:table-cell office:value-type="float" office:value="1818093107" calcext:value-type="float">
            <text:p>1818093107</text:p>
          </table:table-cell>
          <table:table-cell office:value-type="float" office:value="836621204" calcext:value-type="float">
            <text:p>836621204</text:p>
          </table:table-cell>
          <table:table-cell office:value-type="float" office:value="999141858" calcext:value-type="float">
            <text:p>999141858</text:p>
          </table:table-cell>
          <table:table-cell office:value-type="float" office:value="1506396868" calcext:value-type="float">
            <text:p>1506396868</text:p>
          </table:table-cell>
          <table:table-cell office:value-type="float" office:value="1615600858" calcext:value-type="float">
            <text:p>161560085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3</text:p>
          </table:table-cell>
          <table:table-cell table:formula="of:=1.53326735533761E+018-[.A11]" office:value-type="float" office:value="0" calcext:value-type="float">
            <text:p>0</text:p>
          </table:table-cell>
          <table:table-cell office:value-type="float" office:value="1105416612" calcext:value-type="float">
            <text:p>1105416612</text:p>
          </table:table-cell>
          <table:table-cell office:value-type="float" office:value="1608629309" calcext:value-type="float">
            <text:p>1608629309</text:p>
          </table:table-cell>
          <table:table-cell office:value-type="float" office:value="944336908" calcext:value-type="float">
            <text:p>944336908</text:p>
          </table:table-cell>
          <table:table-cell office:value-type="float" office:value="4048972905" calcext:value-type="float">
            <text:p>4048972905</text:p>
          </table:table-cell>
          <table:table-cell office:value-type="float" office:value="1110157" calcext:value-type="float">
            <text:p>1110157</text:p>
          </table:table-cell>
          <table:table-cell office:value-type="float" office:value="1307066809" calcext:value-type="float">
            <text:p>1307066809</text:p>
          </table:table-cell>
          <table:table-cell office:value-type="float" office:value="1330596" calcext:value-type="float">
            <text:p>1330596</text:p>
          </table:table-cell>
          <table:table-cell office:value-type="float" office:value="1605235704" calcext:value-type="float">
            <text:p>1605235704</text:p>
          </table:table-cell>
          <table:table-cell office:value-type="float" office:value="705162666" calcext:value-type="float">
            <text:p>705162666</text:p>
          </table:table-cell>
          <table:table-cell office:value-type="float" office:value="1589092715" calcext:value-type="float">
            <text:p>1589092715</text:p>
          </table:table-cell>
          <table:table-cell office:value-type="float" office:value="846231135" calcext:value-type="float">
            <text:p>846231135</text:p>
          </table:table-cell>
          <table:table-cell office:value-type="float" office:value="999506289" calcext:value-type="float">
            <text:p>999506289</text:p>
          </table:table-cell>
          <table:table-cell office:value-type="float" office:value="1607869161" calcext:value-type="float">
            <text:p>1607869161</text:p>
          </table:table-cell>
          <table:table-cell office:value-type="float" office:value="1614943123" calcext:value-type="float">
            <text:p>1614943123</text:p>
          </table:table-cell>
          <table:table-cell office:value-type="float" office:value="502951867" calcext:value-type="float">
            <text:p>502951867</text:p>
          </table:table-cell>
          <table:table-cell office:value-type="float" office:value="1616833951" calcext:value-type="float">
            <text:p>1616833951</text:p>
          </table:table-cell>
          <table:table-cell office:value-type="float" office:value="1005184541" calcext:value-type="float">
            <text:p>1005184541</text:p>
          </table:table-cell>
          <table:table-cell office:value-type="float" office:value="1595563985" calcext:value-type="float">
            <text:p>1595563985</text:p>
          </table:table-cell>
          <table:table-cell office:value-type="float" office:value="937179676" calcext:value-type="float">
            <text:p>937179676</text:p>
          </table:table-cell>
          <table:table-cell office:value-type="float" office:value="994997119" calcext:value-type="float">
            <text:p>994997119</text:p>
          </table:table-cell>
          <table:table-cell office:value-type="float" office:value="1606925192" calcext:value-type="float">
            <text:p>1606925192</text:p>
          </table:table-cell>
          <table:table-cell office:value-type="float" office:value="1611957148" calcext:value-type="float">
            <text:p>1611957148</text:p>
          </table:table-cell>
          <table:table-cell office:value-type="float" office:value="1004902007" calcext:value-type="float">
            <text:p>1004902007</text:p>
          </table:table-cell>
          <table:table-cell office:value-type="float" office:value="1584533577" calcext:value-type="float">
            <text:p>1584533577</text:p>
          </table:table-cell>
          <table:table-cell office:value-type="float" office:value="1807564694" calcext:value-type="float">
            <text:p>1807564694</text:p>
          </table:table-cell>
          <table:table-cell office:value-type="float" office:value="1569538413" calcext:value-type="float">
            <text:p>1569538413</text:p>
          </table:table-cell>
          <table:table-cell office:value-type="float" office:value="939467449" calcext:value-type="float">
            <text:p>939467449</text:p>
          </table:table-cell>
          <table:table-cell office:value-type="float" office:value="1002632568" calcext:value-type="float">
            <text:p>1002632568</text:p>
          </table:table-cell>
          <table:table-cell office:value-type="float" office:value="1620192459" calcext:value-type="float">
            <text:p>1620192459</text:p>
          </table:table-cell>
          <table:table-cell office:value-type="float" office:value="1594600648" calcext:value-type="float">
            <text:p>1594600648</text:p>
          </table:table-cell>
          <table:table-cell office:value-type="float" office:value="1105405782" calcext:value-type="float">
            <text:p>1105405782</text:p>
          </table:table-cell>
          <table:table-cell office:value-type="float" office:value="1588061679" calcext:value-type="float">
            <text:p>1588061679</text:p>
          </table:table-cell>
          <table:table-cell office:value-type="float" office:value="1606964671" calcext:value-type="float">
            <text:p>1606964671</text:p>
          </table:table-cell>
          <table:table-cell office:value-type="float" office:value="1602239872" calcext:value-type="float">
            <text:p>1602239872</text:p>
          </table:table-cell>
          <table:table-cell office:value-type="float" office:value="938016179" calcext:value-type="float">
            <text:p>938016179</text:p>
          </table:table-cell>
          <table:table-cell office:value-type="float" office:value="1030025390" calcext:value-type="float">
            <text:p>1030025390</text:p>
          </table:table-cell>
          <table:table-cell office:value-type="float" office:value="1306443571" calcext:value-type="float">
            <text:p>1306443571</text:p>
          </table:table-cell>
          <table:table-cell office:value-type="float" office:value="1594914348" calcext:value-type="float">
            <text:p>1594914348</text:p>
          </table:table-cell>
          <table:table-cell office:value-type="float" office:value="1105349034" calcext:value-type="float">
            <text:p>1105349034</text:p>
          </table:table-cell>
          <table:table-cell office:value-type="float" office:value="1600744413" calcext:value-type="float">
            <text:p>1600744413</text:p>
          </table:table-cell>
          <table:table-cell office:value-type="float" office:value="803916506" calcext:value-type="float">
            <text:p>803916506</text:p>
          </table:table-cell>
          <table:table-cell office:value-type="float" office:value="1642861742" calcext:value-type="float">
            <text:p>1642861742</text:p>
          </table:table-cell>
          <table:table-cell office:value-type="float" office:value="838420549" calcext:value-type="float">
            <text:p>838420549</text:p>
          </table:table-cell>
          <table:table-cell office:value-type="float" office:value="1022000920" calcext:value-type="float">
            <text:p>1022000920</text:p>
          </table:table-cell>
          <table:table-cell office:value-type="float" office:value="1406025955" calcext:value-type="float">
            <text:p>1406025955</text:p>
          </table:table-cell>
          <table:table-cell office:value-type="float" office:value="1585995779" calcext:value-type="float">
            <text:p>1585995779</text:p>
          </table:table-cell>
          <table:table-cell office:value-type="float" office:value="1112533863" calcext:value-type="float">
            <text:p>1112533863</text:p>
          </table:table-cell>
          <table:table-cell office:value-type="float" office:value="1623865543" calcext:value-type="float">
            <text:p>1623865543</text:p>
          </table:table-cell>
          <table:table-cell office:value-type="float" office:value="804022140" calcext:value-type="float">
            <text:p>804022140</text:p>
          </table:table-cell>
          <table:table-cell office:value-type="float" office:value="1625585452" calcext:value-type="float">
            <text:p>1625585452</text:p>
          </table:table-cell>
          <table:table-cell office:value-type="float" office:value="855912812" calcext:value-type="float">
            <text:p>855912812</text:p>
          </table:table-cell>
          <table:table-cell office:value-type="float" office:value="4065295611" calcext:value-type="float">
            <text:p>4065295611</text:p>
          </table:table-cell>
          <table:table-cell office:value-type="float" office:value="1106111" calcext:value-type="float">
            <text:p>1106111</text:p>
          </table:table-cell>
          <table:table-cell office:value-type="float" office:value="1665010541" calcext:value-type="float">
            <text:p>1665010541</text:p>
          </table:table-cell>
          <table:table-cell office:value-type="float" office:value="1133133" calcext:value-type="float">
            <text:p>1133133</text:p>
          </table:table-cell>
          <table:table-cell office:value-type="float" office:value="1749430381" calcext:value-type="float">
            <text:p>1749430381</text:p>
          </table:table-cell>
          <table:table-cell office:value-type="float" office:value="101577147" calcext:value-type="float">
            <text:p>101577147</text:p>
          </table:table-cell>
          <table:table-cell office:value-type="float" office:value="1592204061" calcext:value-type="float">
            <text:p>1592204061</text:p>
          </table:table-cell>
          <table:table-cell office:value-type="float" office:value="835271416" calcext:value-type="float">
            <text:p>835271416</text:p>
          </table:table-cell>
          <table:table-cell office:value-type="float" office:value="998118686" calcext:value-type="float">
            <text:p>99811868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Aws-node4</text:p>
          </table:table-cell>
          <table:table-cell table:formula="of:=1.53326735583675E+018-[.A11]" office:value-type="float" office:value="499140096" calcext:value-type="float">
            <text:p>499140096</text:p>
          </table:table-cell>
          <table:table-cell office:value-type="float" office:value="603438043" calcext:value-type="float">
            <text:p>603438043</text:p>
          </table:table-cell>
          <table:table-cell office:value-type="float" office:value="1592681002" calcext:value-type="float">
            <text:p>1592681002</text:p>
          </table:table-cell>
          <table:table-cell office:value-type="float" office:value="1025349025" calcext:value-type="float">
            <text:p>1025349025</text:p>
          </table:table-cell>
          <table:table-cell office:value-type="float" office:value="1625061645" calcext:value-type="float">
            <text:p>1625061645</text:p>
          </table:table-cell>
          <table:table-cell office:value-type="float" office:value="936175801" calcext:value-type="float">
            <text:p>936175801</text:p>
          </table:table-cell>
          <table:table-cell office:value-type="float" office:value="1042184224" calcext:value-type="float">
            <text:p>1042184224</text:p>
          </table:table-cell>
          <table:table-cell office:value-type="float" office:value="1406156374" calcext:value-type="float">
            <text:p>1406156374</text:p>
          </table:table-cell>
          <table:table-cell office:value-type="float" office:value="1634425599" calcext:value-type="float">
            <text:p>1634425599</text:p>
          </table:table-cell>
          <table:table-cell office:value-type="float" office:value="905818082" calcext:value-type="float">
            <text:p>905818082</text:p>
          </table:table-cell>
          <table:table-cell office:value-type="float" office:value="1621424143" calcext:value-type="float">
            <text:p>1621424143</text:p>
          </table:table-cell>
          <table:table-cell office:value-type="float" office:value="904635115" calcext:value-type="float">
            <text:p>904635115</text:p>
          </table:table-cell>
          <table:table-cell office:value-type="float" office:value="1616129779" calcext:value-type="float">
            <text:p>1616129779</text:p>
          </table:table-cell>
          <table:table-cell office:value-type="float" office:value="937023456" calcext:value-type="float">
            <text:p>937023456</text:p>
          </table:table-cell>
          <table:table-cell office:value-type="float" office:value="993168181" calcext:value-type="float">
            <text:p>993168181</text:p>
          </table:table-cell>
          <table:table-cell office:value-type="float" office:value="1507112583" calcext:value-type="float">
            <text:p>1507112583</text:p>
          </table:table-cell>
          <table:table-cell office:value-type="float" office:value="1647549499" calcext:value-type="float">
            <text:p>1647549499</text:p>
          </table:table-cell>
          <table:table-cell office:value-type="float" office:value="603529821" calcext:value-type="float">
            <text:p>603529821</text:p>
          </table:table-cell>
          <table:table-cell office:value-type="float" office:value="1624329170" calcext:value-type="float">
            <text:p>1624329170</text:p>
          </table:table-cell>
          <table:table-cell office:value-type="float" office:value="904402596" calcext:value-type="float">
            <text:p>904402596</text:p>
          </table:table-cell>
          <table:table-cell office:value-type="float" office:value="1642495595" calcext:value-type="float">
            <text:p>1642495595</text:p>
          </table:table-cell>
          <table:table-cell office:value-type="float" office:value="936359734" calcext:value-type="float">
            <text:p>936359734</text:p>
          </table:table-cell>
          <table:table-cell office:value-type="float" office:value="4038325267" calcext:value-type="float">
            <text:p>4038325267</text:p>
          </table:table-cell>
          <table:table-cell office:value-type="float" office:value="1193150" calcext:value-type="float">
            <text:p>1193150</text:p>
          </table:table-cell>
          <table:table-cell office:value-type="float" office:value="1642455311" calcext:value-type="float">
            <text:p>1642455311</text:p>
          </table:table-cell>
          <table:table-cell office:value-type="float" office:value="1370986" calcext:value-type="float">
            <text:p>1370986</text:p>
          </table:table-cell>
          <table:table-cell office:value-type="float" office:value="1621011492" calcext:value-type="float">
            <text:p>1621011492</text:p>
          </table:table-cell>
          <table:table-cell office:value-type="float" office:value="1305870746" calcext:value-type="float">
            <text:p>1305870746</text:p>
          </table:table-cell>
          <table:table-cell office:value-type="float" office:value="1619867767" calcext:value-type="float">
            <text:p>1619867767</text:p>
          </table:table-cell>
          <table:table-cell office:value-type="float" office:value="937269391" calcext:value-type="float">
            <text:p>937269391</text:p>
          </table:table-cell>
          <table:table-cell office:value-type="float" office:value="4040329093" calcext:value-type="float">
            <text:p>4040329093</text:p>
          </table:table-cell>
          <table:table-cell office:value-type="float" office:value="1151326" calcext:value-type="float">
            <text:p>1151326</text:p>
          </table:table-cell>
          <table:table-cell office:value-type="float" office:value="1517407711" calcext:value-type="float">
            <text:p>1517407711</text:p>
          </table:table-cell>
          <table:table-cell office:value-type="float" office:value="1084684" calcext:value-type="float">
            <text:p>1084684</text:p>
          </table:table-cell>
          <table:table-cell office:value-type="float" office:value="1624026326" calcext:value-type="float">
            <text:p>1624026326</text:p>
          </table:table-cell>
          <table:table-cell office:value-type="float" office:value="1205484682" calcext:value-type="float">
            <text:p>1205484682</text:p>
          </table:table-cell>
          <table:table-cell office:value-type="float" office:value="1644983976" calcext:value-type="float">
            <text:p>1644983976</text:p>
          </table:table-cell>
          <table:table-cell office:value-type="float" office:value="735868706" calcext:value-type="float">
            <text:p>735868706</text:p>
          </table:table-cell>
          <table:table-cell office:value-type="float" office:value="1024003836" calcext:value-type="float">
            <text:p>1024003836</text:p>
          </table:table-cell>
          <table:table-cell office:value-type="float" office:value="1515304522" calcext:value-type="float">
            <text:p>1515304522</text:p>
          </table:table-cell>
          <table:table-cell office:value-type="float" office:value="1648995445" calcext:value-type="float">
            <text:p>1648995445</text:p>
          </table:table-cell>
          <table:table-cell office:value-type="float" office:value="933956289" calcext:value-type="float">
            <text:p>933956289</text:p>
          </table:table-cell>
          <table:table-cell office:value-type="float" office:value="1614062359" calcext:value-type="float">
            <text:p>1614062359</text:p>
          </table:table-cell>
          <table:table-cell office:value-type="float" office:value="904309573" calcext:value-type="float">
            <text:p>904309573</text:p>
          </table:table-cell>
          <table:table-cell office:value-type="float" office:value="1623988273" calcext:value-type="float">
            <text:p>1623988273</text:p>
          </table:table-cell>
          <table:table-cell office:value-type="float" office:value="736383371" calcext:value-type="float">
            <text:p>736383371</text:p>
          </table:table-cell>
          <table:table-cell office:value-type="float" office:value="1030798686" calcext:value-type="float">
            <text:p>1030798686</text:p>
          </table:table-cell>
          <table:table-cell office:value-type="float" office:value="1407307390" calcext:value-type="float">
            <text:p>1407307390</text:p>
          </table:table-cell>
          <table:table-cell office:value-type="float" office:value="1629912485" calcext:value-type="float">
            <text:p>1629912485</text:p>
          </table:table-cell>
          <table:table-cell office:value-type="float" office:value="1004726979" calcext:value-type="float">
            <text:p>1004726979</text:p>
          </table:table-cell>
          <table:table-cell office:value-type="float" office:value="1644180700" calcext:value-type="float">
            <text:p>1644180700</text:p>
          </table:table-cell>
          <table:table-cell office:value-type="float" office:value="904137494" calcext:value-type="float">
            <text:p>904137494</text:p>
          </table:table-cell>
          <table:table-cell office:value-type="float" office:value="1674737604" calcext:value-type="float">
            <text:p>1674737604</text:p>
          </table:table-cell>
          <table:table-cell office:value-type="float" office:value="735667748" calcext:value-type="float">
            <text:p>735667748</text:p>
          </table:table-cell>
          <table:table-cell office:value-type="float" office:value="1026659823" calcext:value-type="float">
            <text:p>1026659823</text:p>
          </table:table-cell>
          <table:table-cell office:value-type="float" office:value="1424165165" calcext:value-type="float">
            <text:p>1424165165</text:p>
          </table:table-cell>
          <table:table-cell office:value-type="float" office:value="1687728360" calcext:value-type="float">
            <text:p>1687728360</text:p>
          </table:table-cell>
          <table:table-cell office:value-type="float" office:value="1117795521" calcext:value-type="float">
            <text:p>1117795521</text:p>
          </table:table-cell>
          <table:table-cell office:value-type="float" office:value="1624796957" calcext:value-type="float">
            <text:p>1624796957</text:p>
          </table:table-cell>
          <table:table-cell office:value-type="float" office:value="905308040" calcext:value-type="float">
            <text:p>905308040</text:p>
          </table:table-cell>
          <table:table-cell office:value-type="float" office:value="1654443979" calcext:value-type="float">
            <text:p>1654443979</text:p>
          </table:table-cell>
          <table:table-cell table:number-columns-repeated="962"/>
        </table:table-row>
        <table:table-row table:style-name="ro1">
          <table:table-cell table:style-name="ce1" office:value-type="float" office:value="1.53155056989434E+018" calcext:value-type="float">
            <text:p>1.53E+18</text:p>
          </table:table-cell>
          <table:table-cell table:number-columns-repeated="20"/>
          <table:table-cell table:style-name="ce2" office:value-type="float" office:value="38000000000" calcext:value-type="float">
            <text:p>3.80E+10</text:p>
          </table:table-cell>
          <table:table-cell table:number-columns-repeated="1002"/>
        </table:table-row>
        <table:table-row table:style-name="ro1">
          <table:table-cell office:value-type="float" office:value="1.53326735533761E+018" calcext:value-type="float">
            <text:p>1.53326735533761E+0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S51" table:end-x="29.37pt" table:end-y="5.47pt" draw:z-index="0" draw:name="圖表 5" draw:style-name="gr1" draw:text-style-name="P1" svg:width="1548.79pt" svg:height="563.19pt" svg:x="14.97pt" svg:y="12.27pt">
              <draw:object draw:notify-on-update-of-ranges="工作表1.A2:工作表1.A9 工作表1.B1:工作表1.B1 工作表1.B2:工作表1.B9 工作表1.C1:工作表1.C1 工作表1.C2:工作表1.C9 工作表1.D1:工作表1.D1 工作表1.D2:工作表1.D9 工作表1.E1:工作表1.E1 工作表1.E2:工作表1.E9 工作表1.F1:工作表1.F1 工作表1.F2:工作表1.F9 工作表1.G1:工作表1.G1 工作表1.G2:工作表1.G9 工作表1.H1:工作表1.H1 工作表1.H2:工作表1.H9 工作表1.I1:工作表1.I1 工作表1.I2:工作表1.I9 工作表1.J1:工作表1.J1 工作表1.J2:工作表1.J9 工作表1.K1:工作表1.K1 工作表1.K2:工作表1.K9 工作表1.L1:工作表1.L1 工作表1.L2:工作表1.L9 工作表1.M1:工作表1.M1 工作表1.M2:工作表1.M9 工作表1.N1:工作表1.N1 工作表1.N2:工作表1.N9 工作表1.O1:工作表1.O1 工作表1.O2:工作表1.O9 工作表1.P1:工作表1.P1 工作表1.P2:工作表1.P9 工作表1.Q1:工作表1.Q1 工作表1.Q2:工作表1.Q9 工作表1.R1:工作表1.R1 工作表1.R2:工作表1.R9 工作表1.S1:工作表1.S1 工作表1.S2:工作表1.S9 工作表1.T1:工作表1.T1 工作表1.T2:工作表1.T9 工作表1.U1:工作表1.U1 工作表1.U2:工作表1.U9 工作表1.V1:工作表1.V1 工作表1.V2:工作表1.V9 工作表1.W1:工作表1.W1 工作表1.W2:工作表1.W9 工作表1.X1:工作表1.X1 工作表1.X2:工作表1.X9 工作表1.Y1:工作表1.Y1 工作表1.Y2:工作表1.Y9 工作表1.Z1:工作表1.Z1 工作表1.Z2:工作表1.Z9 工作表1.AA1:工作表1.AA1 工作表1.AA2:工作表1.AA9 工作表1.AB1:工作表1.AB1 工作表1.AB2:工作表1.AB9 工作表1.AC1:工作表1.AC1 工作表1.AC2:工作表1.AC9 工作表1.AD1:工作表1.AD1 工作表1.AD2:工作表1.AD9 工作表1.AE1:工作表1.AE1 工作表1.AE2:工作表1.AE9 工作表1.AF1:工作表1.AF1 工作表1.AF2:工作表1.AF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float" office:value="402.526029" calcext:value-type="float">
            <text:p>402.526029</text:p>
          </table:table-cell>
          <table:table-cell office:value-type="float" office:value="3615.532663" calcext:value-type="float">
            <text:p>3615.532663</text:p>
          </table:table-cell>
          <table:table-cell office:value-type="float" office:value="3513.523262" calcext:value-type="float">
            <text:p>3513.523262</text:p>
          </table:table-cell>
          <table:table-cell office:value-type="float" office:value="3430.625366" calcext:value-type="float">
            <text:p>3430.625366</text:p>
          </table:table-cell>
          <table:table-cell office:value-type="float" office:value="4017.097501" calcext:value-type="float">
            <text:p>4017.097501</text:p>
          </table:table-cell>
          <table:table-cell office:value-type="float" office:value="101.362757" calcext:value-type="float">
            <text:p>101.362757</text:p>
          </table:table-cell>
          <table:table-cell office:value-type="float" office:value="3915.330885" calcext:value-type="float">
            <text:p>3915.330885</text:p>
          </table:table-cell>
          <table:table-cell office:value-type="float" office:value="116.746069" calcext:value-type="float">
            <text:p>116.746069</text:p>
          </table:table-cell>
          <table:table-cell office:value-type="float" office:value="4015.772109" calcext:value-type="float">
            <text:p>4015.772109</text:p>
          </table:table-cell>
          <table:table-cell office:value-type="float" office:value="3614.365861" calcext:value-type="float">
            <text:p>3614.365861</text:p>
          </table:table-cell>
          <table:table-cell office:value-type="float" office:value="415.410885" calcext:value-type="float">
            <text:p>415.410885</text:p>
          </table:table-cell>
          <table:table-cell office:value-type="float" office:value="704.362157" calcext:value-type="float">
            <text:p>704.362157</text:p>
          </table:table-cell>
          <table:table-cell office:value-type="float" office:value="802.49885" calcext:value-type="float">
            <text:p>802.49885</text:p>
          </table:table-cell>
          <table:table-cell office:value-type="float" office:value="502.056563" calcext:value-type="float">
            <text:p>502.056563</text:p>
          </table:table-cell>
          <table:table-cell office:value-type="float" office:value="3431.285676" calcext:value-type="float">
            <text:p>3431.285676</text:p>
          </table:table-cell>
          <table:table-cell office:value-type="float" office:value="4117.307795" calcext:value-type="float">
            <text:p>4117.307795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 calcext:value-type="string">
            <text:p>NonConTime</text:p>
          </table:table-cell>
          <table:table-cell office:value-type="float" office:value="773.675184999999" calcext:value-type="float">
            <text:p>773.675184999999</text:p>
          </table:table-cell>
          <table:table-cell office:value-type="float" office:value="733.83423" calcext:value-type="float">
            <text:p>733.83423</text:p>
          </table:table-cell>
          <table:table-cell office:value-type="float" office:value="738.136011999999" calcext:value-type="float">
            <text:p>738.136011999999</text:p>
          </table:table-cell>
          <table:table-cell office:value-type="float" office:value="465.549628999999" calcext:value-type="float">
            <text:p>465.549628999999</text:p>
          </table:table-cell>
          <table:table-cell office:value-type="float" office:value="813.388446999999" calcext:value-type="float">
            <text:p>813.388446999999</text:p>
          </table:table-cell>
          <table:table-cell office:value-type="float" office:value="760.771267" calcext:value-type="float">
            <text:p>760.771267</text:p>
          </table:table-cell>
          <table:table-cell office:value-type="float" office:value="735.167414" calcext:value-type="float">
            <text:p>735.167414</text:p>
          </table:table-cell>
          <table:table-cell office:value-type="float" office:value="3446.131293" calcext:value-type="float">
            <text:p>3446.131293</text:p>
          </table:table-cell>
          <table:table-cell office:value-type="float" office:value="746.900216999999" calcext:value-type="float">
            <text:p>746.900216999999</text:p>
          </table:table-cell>
          <table:table-cell office:value-type="float" office:value="5436.679429" calcext:value-type="float">
            <text:p>5436.679429</text:p>
          </table:table-cell>
          <table:table-cell office:value-type="float" office:value="33.1968349999999" calcext:value-type="float">
            <text:p>33.1968349999999</text:p>
          </table:table-cell>
          <table:table-cell office:value-type="float" office:value="-237.90448" calcext:value-type="float">
            <text:p>-237.90448</text:p>
          </table:table-cell>
          <table:table-cell office:value-type="float" office:value="4093.39059" calcext:value-type="float">
            <text:p>4093.39059</text:p>
          </table:table-cell>
          <table:table-cell office:value-type="float" office:value="1082.03879" calcext:value-type="float">
            <text:p>1082.03879</text:p>
          </table:table-cell>
          <table:table-cell office:value-type="float" office:value="-2191.730761" calcext:value-type="float">
            <text:p>-2191.730761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string" calcext:value-type="string">
            <text:p>NonConTime</text:p>
          </table:table-cell>
          <table:table-cell table:number-columns-repeated="99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4"/>
          <table:table-cell office:value-type="float" office:value="101.362757" calcext:value-type="float">
            <text:p>101.362757</text:p>
          </table:table-cell>
          <table:table-cell office:value-type="float" office:value="760.771267" calcext:value-type="float">
            <text:p>760.77126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915.330885" calcext:value-type="float">
            <text:p>3915.330885</text:p>
          </table:table-cell>
          <table:table-cell office:value-type="float" office:value="735.167414" calcext:value-type="float">
            <text:p>735.167414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116.746069" calcext:value-type="float">
            <text:p>116.746069</text:p>
          </table:table-cell>
          <table:table-cell office:value-type="float" office:value="3446.131293" calcext:value-type="float">
            <text:p>3446.131293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015.772109" calcext:value-type="float">
            <text:p>4015.772109</text:p>
          </table:table-cell>
          <table:table-cell office:value-type="float" office:value="746.900216999999" calcext:value-type="float">
            <text:p>746.900216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614.365861" calcext:value-type="float">
            <text:p>3614.365861</text:p>
          </table:table-cell>
          <table:table-cell office:value-type="float" office:value="5436.679429" calcext:value-type="float">
            <text:p>5436.67942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5.410885" calcext:value-type="float">
            <text:p>415.410885</text:p>
          </table:table-cell>
          <table:table-cell office:value-type="float" office:value="33.1968349999999" calcext:value-type="float">
            <text:p>33.1968349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704.362157" calcext:value-type="float">
            <text:p>704.362157</text:p>
          </table:table-cell>
          <table:table-cell office:value-type="float" office:value="-237.90448" calcext:value-type="float">
            <text:p>-237.90448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802.49885" calcext:value-type="float">
            <text:p>802.49885</text:p>
          </table:table-cell>
          <table:table-cell office:value-type="float" office:value="4093.39059" calcext:value-type="float">
            <text:p>4093.3905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502.056563" calcext:value-type="float">
            <text:p>502.056563</text:p>
          </table:table-cell>
          <table:table-cell office:value-type="float" office:value="1082.03879" calcext:value-type="float">
            <text:p>1082.0387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431.285676" calcext:value-type="float">
            <text:p>3431.285676</text:p>
          </table:table-cell>
          <table:table-cell office:value-type="float" office:value="-2191.730761" calcext:value-type="float">
            <text:p>-2191.73076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17.307795" calcext:value-type="float">
            <text:p>4117.307795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float" office:value="1.53169009498788E+018" calcext:value-type="float">
            <text:p>1.53169009498788E+018</text:p>
          </table:table-cell>
          <table:table-cell table:formula="of:=[.B51]-[.B5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09345E+018" calcext:value-type="float">
            <text:p>1.53169009509345E+018</text:p>
          </table:table-cell>
          <table:table-cell table:formula="of:=[.B52]-[.B51]" office:value-type="float" office:value="105570048" calcext:value-type="float">
            <text:p>1055700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0685E+018" calcext:value-type="float">
            <text:p>1.53169009530685E+018</text:p>
          </table:table-cell>
          <table:table-cell table:formula="of:=[.B53]-[.B51]" office:value-type="float" office:value="318970112" calcext:value-type="float">
            <text:p>3189701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6811E+018" calcext:value-type="float">
            <text:p>1.53169009536811E+018</text:p>
          </table:table-cell>
          <table:table-cell table:formula="of:=[.B54]-[.B51]" office:value-type="float" office:value="380230144" calcext:value-type="float">
            <text:p>3802301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AB94" table:end-x="59.5pt" table:end-y="0.79pt" draw:z-index="1" draw:name="圖表 5" draw:style-name="gr1" draw:text-style-name="P1" svg:width="2297.62pt" svg:height="564.07pt" svg:x="18.96pt" svg:y="6.77pt">
              <draw:object draw:notify-on-update-of-ranges="工作表1.A2:工作表1.A9 工作表1.B1:工作表1.B1 工作表1.B2:工作表1.B9 工作表1.C1:工作表1.C1 工作表1.C2:工作表1.C9 工作表1.D1:工作表1.D1 工作表1.D2:工作表1.D9 工作表1.E1:工作表1.E1 工作表1.E2:工作表1.E9 工作表1.F1:工作表1.F1 工作表1.F2:工作表1.F9 工作表1.G1:工作表1.G1 工作表1.G2:工作表1.G9 工作表1.H1:工作表1.H1 工作表1.H2:工作表1.H9 工作表1.I1:工作表1.I1 工作表1.I2:工作表1.I9 工作表1.J1:工作表1.J1 工作表1.J2:工作表1.J9 工作表1.K1:工作表1.K1 工作表1.K2:工作表1.K9 工作表1.L1:工作表1.L1 工作表1.L2:工作表1.L9 工作表1.M1:工作表1.M1 工作表1.M2:工作表1.M9 工作表1.N1:工作表1.N1 工作表1.N2:工作表1.N9 工作表1.O1:工作表1.O1 工作表1.O2:工作表1.O9 工作表1.P1:工作表1.P1 工作表1.P2:工作表1.P9 工作表1.Q1:工作表1.Q1 工作表1.Q2:工作表1.Q9 工作表1.R1:工作表1.R1 工作表1.R2:工作表1.R9 工作表1.S1:工作表1.S1 工作表1.S2:工作表1.S9 工作表1.T1:工作表1.T1 工作表1.T2:工作表1.T9 工作表1.U1:工作表1.U1 工作表1.U2:工作表1.U9 工作表1.V1:工作表1.V1 工作表1.V2:工作表1.V9 工作表1.W1:工作表1.W1 工作表1.W2:工作表1.W9 工作表1.X1:工作表1.X1 工作表1.X2:工作表1.X9 工作表1.Y1:工作表1.Y1 工作表1.Y2:工作表1.Y9 工作表1.Z1:工作表1.Z1 工作表1.Z2:工作表1.Z9 工作表1.AA1:工作表1.AA1 工作表1.AA2:工作表1.AA9 工作表1.AB1:工作表1.AB1 工作表1.AB2:工作表1.AB9 工作表1.AC1:工作表1.AC1 工作表1.AC2:工作表1.AC9 工作表1.AD1:工作表1.AD1 工作表1.AD2:工作表1.AD9 工作表1.AE1:工作表1.AE1 工作表1.AE2:工作表1.AE9 工作表1.AF1:工作表1.AF1 工作表1.AF2:工作表1.AF9 工作表1.AG1:工作表1.AG1 工作表1.AG2:工作表1.AG9 工作表1.AH1:工作表1.AH1 工作表1.AH2:工作表1.AH9 工作表1.AI1:工作表1.AI1 工作表1.AI2:工作表1.AI9 工作表1.AJ1:工作表1.AJ1 工作表1.AJ2:工作表1.AJ9 工作表1.AK1:工作表1.AK1 工作表1.AK2:工作表1.AK9 工作表1.AL1:工作表1.AL1 工作表1.AL2:工作表1.AL9 工作表1.AM1:工作表1.AM1 工作表1.AM2:工作表1.AM9 工作表1.AN1:工作表1.AN1 工作表1.AN2:工作表1.AN9 工作表1.AO1:工作表1.AO1 工作表1.AO2:工作表1.AO9 工作表1.AP1:工作表1.AP1 工作表1.AP2:工作表1.AP9 工作表1.AQ1:工作表1.AQ1 工作表1.AQ2:工作表1.AQ9 工作表1.AR1:工作表1.AR1 工作表1.AR2:工作表1.AR9 工作表1.AS1:工作表1.AS1 工作表1.AS2:工作表1.AS9 工作表1.AT1:工作表1.AT1 工作表1.AT2:工作表1.AT9 工作表1.AU1:工作表1.AU1 工作表1.AU2:工作表1.AU9 工作表1.AV1:工作表1.AV1 工作表1.AV2:工作表1.AV9 工作表1.AW1:工作表1.AW1 工作表1.AW2:工作表1.AW9 工作表1.AX1:工作表1.AX1 工作表1.AX2:工作表1.AX9 工作表1.AY1:工作表1.AY1 工作表1.AY2:工作表1.AY9 工作表1.AZ1:工作表1.AZ1 工作表1.AZ2:工作表1.AZ9 工作表1.BA1:工作表1.BA1 工作表1.BA2:工作表1.BA9 工作表1.BB1:工作表1.BB1 工作表1.BB2:工作表1.BB9 工作表1.BC1:工作表1.BC1 工作表1.BC2:工作表1.BC9 工作表1.BD1:工作表1.BD1 工作表1.BD2:工作表1.BD9 工作表1.BE1:工作表1.BE1 工作表1.BE2:工作表1.BE9 工作表1.BF1:工作表1.BF1 工作表1.BF2:工作表1.BF9 工作表1.BG1:工作表1.BG1 工作表1.BG2:工作表1.BG9 工作表1.BH1:工作表1.BH1 工作表1.BH2:工作表1.BH9 工作表1.BI1:工作表1.BI1 工作表1.BI2:工作表1.BI9 工作表1.BJ1:工作表1.BJ1 工作表1.BJ2:工作表1.BJ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2" number:grouping="true"/>
    </number:number-style>
    <number:number-style style:name="N128">
      <number:text>(</number:text>
      <number:number number:decimal-places="0" loext:min-decimal-places="0" number:min-integer-digits="2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9" loext:min-decimal-places="9" number:min-integer-digits="1" number:grouping="true"/>
    </number:number-style>
    <number:number-style style:name="N130">
      <number:text>(</number:text>
      <number:number number:decimal-places="9" loext:min-decimal-places="9" number:min-integer-digits="1" number:grouping="true"/>
      <number:text>)</number:text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AR PL SungtiL GB" style:font-family-asian="'AR PL SungtiL GB'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0:27:53.902821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使用者</meta:initial-creator>
    <meta:creation-date>2018-07-11T05:33:50</meta:creation-date>
    <dc:date>2018-08-30T00:36:01.415686807</dc:date>
    <meta:generator>LibreOffice/6.0.5.2$MacOSX_X86_64 LibreOffice_project/54c8cbb85f300ac59db32fe8a675ff7683cd5a16</meta:generator>
    <meta:editing-duration>PT1H23M35S</meta:editing-duration>
    <meta:editing-cycles>4</meta:editing-cycles>
    <meta:document-statistic meta:table-count="1" meta:cell-count="630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6pt" fo:font-weight="bold" style:font-size-asian="12pt" style:font-weight-asian="bold" style:font-size-complex="12pt" style:font-weight-complex="bold"/>
    </style:style>
    <style:style style:name="ch4" style:family="chart" style:data-style-name="N126">
      <style:chart-properties chart:display-label="true" chart:tick-marks-minor-inner="true" chart:tick-marks-minor-outer="false" chart:logarithmic="false" chart:minimum="0" chart:maximum="45000000000" chart:origin="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18cm" svg:stroke-color="#5b9bd5"/>
      <style:text-properties fo:color="#595959" style:text-position="0% 100%" fo:font-family="Calibri" fo:font-size="16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54.639cm" svg:height="19.869cm" xlink:href=".." xlink:type="simple" chart:class="chart:bar" chart:style-name="ch1">
        <chart:plot-area chart:style-name="ch2" table:cell-range-address="工作表1.A1:工作表1.AF9" chart:data-source-has-labels="both" svg:x="0.005cm" svg:y="1.627cm" svg:width="56.443cm" svg:height="17.307cm">
          <chartooo:coordinate-region svg:x="2.736cm" svg:y="1.627cm" svg:width="51.901cm" svg:height="16.495cm"/>
          <chart:axis chart:dimension="x" chart:name="primary-x" chart:style-name="ch3" chartooo:axis-type="auto">
            <chartooo:date-scale/>
            <chart:categories table:cell-range-address="工作表1.A2:工作表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B2:工作表1.B9" chart:label-cell-address="工作表1.B1:工作表1.B1" chart:class="chart:bar">
            <chart:data-point chart:repeated="8"/>
          </chart:series>
          <chart:series chart:style-name="ch7" chart:values-cell-range-address="工作表1.C2:工作表1.C9" chart:label-cell-address="工作表1.C1:工作表1.C1" chart:class="chart:bar">
            <chart:data-point/>
            <chart:data-point chart:style-name="ch8"/>
            <chart:data-point chart:repeated="6"/>
          </chart:series>
          <chart:series chart:style-name="ch9" chart:values-cell-range-address="工作表1.D2:工作表1.D9" chart:label-cell-address="工作表1.D1:工作表1.D1" chart:class="chart:bar">
            <chart:data-point chart:repeated="8"/>
          </chart:series>
          <chart:series chart:style-name="ch7" chart:values-cell-range-address="工作表1.E2:工作表1.E9" chart:label-cell-address="工作表1.E1:工作表1.E1" chart:class="chart:bar">
            <chart:data-point chart:repeated="8"/>
          </chart:series>
          <chart:series chart:style-name="ch9" chart:values-cell-range-address="工作表1.F2:工作表1.F9" chart:label-cell-address="工作表1.F1:工作表1.F1" chart:class="chart:bar">
            <chart:data-point chart:repeated="8"/>
          </chart:series>
          <chart:series chart:style-name="ch7" chart:values-cell-range-address="工作表1.G2:工作表1.G9" chart:label-cell-address="工作表1.G1:工作表1.G1" chart:class="chart:bar">
            <chart:data-point chart:repeated="8"/>
          </chart:series>
          <chart:series chart:style-name="ch9" chart:values-cell-range-address="工作表1.H2:工作表1.H9" chart:label-cell-address="工作表1.H1:工作表1.H1" chart:class="chart:bar">
            <chart:data-point chart:repeated="8"/>
          </chart:series>
          <chart:series chart:style-name="ch7" chart:values-cell-range-address="工作表1.I2:工作表1.I9" chart:label-cell-address="工作表1.I1:工作表1.I1" chart:class="chart:bar">
            <chart:data-point chart:repeated="8"/>
          </chart:series>
          <chart:series chart:style-name="ch9" chart:values-cell-range-address="工作表1.J2:工作表1.J9" chart:label-cell-address="工作表1.J1:工作表1.J1" chart:class="chart:bar">
            <chart:data-point chart:repeated="8"/>
          </chart:series>
          <chart:series chart:style-name="ch7" chart:values-cell-range-address="工作表1.K2:工作表1.K9" chart:label-cell-address="工作表1.K1:工作表1.K1" chart:class="chart:bar">
            <chart:data-point chart:repeated="8"/>
          </chart:series>
          <chart:series chart:style-name="ch9" chart:values-cell-range-address="工作表1.L2:工作表1.L9" chart:label-cell-address="工作表1.L1:工作表1.L1" chart:class="chart:bar">
            <chart:data-point chart:style-name="ch8"/>
            <chart:data-point chart:repeated="7"/>
          </chart:series>
          <chart:series chart:style-name="ch7" chart:values-cell-range-address="工作表1.M2:工作表1.M9" chart:label-cell-address="工作表1.M1:工作表1.M1" chart:class="chart:bar">
            <chart:data-point chart:repeated="8"/>
          </chart:series>
          <chart:series chart:style-name="ch9" chart:values-cell-range-address="工作表1.N2:工作表1.N9" chart:label-cell-address="工作表1.N1:工作表1.N1" chart:class="chart:bar">
            <chart:data-point chart:repeated="8"/>
          </chart:series>
          <chart:series chart:style-name="ch7" chart:values-cell-range-address="工作表1.O2:工作表1.O9" chart:label-cell-address="工作表1.O1:工作表1.O1" chart:class="chart:bar">
            <chart:data-point chart:repeated="8"/>
          </chart:series>
          <chart:series chart:style-name="ch9" chart:values-cell-range-address="工作表1.P2:工作表1.P9" chart:label-cell-address="工作表1.P1:工作表1.P1" chart:class="chart:bar">
            <chart:data-point chart:repeated="8"/>
          </chart:series>
          <chart:series chart:style-name="ch7" chart:values-cell-range-address="工作表1.Q2:工作表1.Q9" chart:label-cell-address="工作表1.Q1:工作表1.Q1" chart:class="chart:bar">
            <chart:data-point chart:repeated="8"/>
          </chart:series>
          <chart:series chart:style-name="ch9" chart:values-cell-range-address="工作表1.R2:工作表1.R9" chart:label-cell-address="工作表1.R1:工作表1.R1" chart:class="chart:bar">
            <chart:data-point chart:repeated="8"/>
          </chart:series>
          <chart:series chart:style-name="ch7" chart:values-cell-range-address="工作表1.S2:工作表1.S9" chart:label-cell-address="工作表1.S1:工作表1.S1" chart:class="chart:bar">
            <chart:data-point chart:repeated="8"/>
          </chart:series>
          <chart:series chart:style-name="ch9" chart:values-cell-range-address="工作表1.T2:工作表1.T9" chart:label-cell-address="工作表1.T1:工作表1.T1" chart:class="chart:bar">
            <chart:data-point chart:repeated="8"/>
          </chart:series>
          <chart:series chart:style-name="ch7" chart:values-cell-range-address="工作表1.U2:工作表1.U9" chart:label-cell-address="工作表1.U1:工作表1.U1" chart:class="chart:bar">
            <chart:data-point chart:repeated="8"/>
          </chart:series>
          <chart:series chart:style-name="ch9" chart:values-cell-range-address="工作表1.V2:工作表1.V9" chart:label-cell-address="工作表1.V1:工作表1.V1" chart:class="chart:bar">
            <chart:data-point chart:repeated="8"/>
          </chart:series>
          <chart:series chart:style-name="ch7" chart:values-cell-range-address="工作表1.W2:工作表1.W9" chart:label-cell-address="工作表1.W1:工作表1.W1" chart:class="chart:bar">
            <chart:data-point chart:repeated="8"/>
          </chart:series>
          <chart:series chart:style-name="ch9" chart:values-cell-range-address="工作表1.X2:工作表1.X9" chart:label-cell-address="工作表1.X1:工作表1.X1" chart:class="chart:bar">
            <chart:data-point chart:repeated="8"/>
          </chart:series>
          <chart:series chart:style-name="ch7" chart:values-cell-range-address="工作表1.Y2:工作表1.Y9" chart:label-cell-address="工作表1.Y1:工作表1.Y1" chart:class="chart:bar">
            <chart:data-point chart:repeated="8"/>
          </chart:series>
          <chart:series chart:style-name="ch9" chart:values-cell-range-address="工作表1.Z2:工作表1.Z9" chart:label-cell-address="工作表1.Z1:工作表1.Z1" chart:class="chart:bar">
            <chart:data-point chart:repeated="8"/>
          </chart:series>
          <chart:series chart:style-name="ch7" chart:values-cell-range-address="工作表1.AA2:工作表1.AA9" chart:label-cell-address="工作表1.AA1:工作表1.AA1" chart:class="chart:bar">
            <chart:data-point chart:repeated="8"/>
          </chart:series>
          <chart:series chart:style-name="ch9" chart:values-cell-range-address="工作表1.AB2:工作表1.AB9" chart:label-cell-address="工作表1.AB1:工作表1.AB1" chart:class="chart:bar">
            <chart:data-point chart:repeated="8"/>
          </chart:series>
          <chart:series chart:style-name="ch7" chart:values-cell-range-address="工作表1.AC2:工作表1.AC9" chart:label-cell-address="工作表1.AC1:工作表1.AC1" chart:class="chart:bar">
            <chart:data-point chart:repeated="8"/>
          </chart:series>
          <chart:series chart:style-name="ch9" chart:values-cell-range-address="工作表1.AD2:工作表1.AD9" chart:label-cell-address="工作表1.AD1:工作表1.AD1" chart:class="chart:bar">
            <chart:data-point chart:style-name="ch8"/>
            <chart:data-point chart:repeated="7"/>
          </chart:series>
          <chart:series chart:style-name="ch7" chart:values-cell-range-address="工作表1.AE2:工作表1.AE9" chart:label-cell-address="工作表1.AE1:工作表1.AE1" chart:class="chart:bar">
            <chart:data-point chart:repeated="8"/>
          </chart:series>
          <chart:series chart:style-name="ch9" chart:values-cell-range-address="工作表1.AF2:工作表1.AF9" chart:label-cell-address="工作表1.AF1:工作表1.AF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9</svg:desc>
                </draw:g>
              </table:table-cell>
              <table:table-cell office:value-type="float" office:value="0">
                <text:p>0</text:p>
                <draw:g>
                  <svg:desc>工作表1.B2:工作表1.B9</svg:desc>
                </draw:g>
              </table:table-cell>
              <table:table-cell office:value-type="float" office:value="402134938">
                <text:p>402134938</text:p>
                <draw:g>
                  <svg:desc>工作表1.C2:工作表1.C9</svg:desc>
                </draw:g>
              </table:table-cell>
              <table:table-cell office:value-type="float" office:value="1340250317">
                <text:p>1340250317</text:p>
                <draw:g>
                  <svg:desc>工作表1.D2:工作表1.D9</svg:desc>
                </draw:g>
              </table:table-cell>
              <table:table-cell office:value-type="float" office:value="991682">
                <text:p>991682</text:p>
                <draw:g>
                  <svg:desc>工作表1.E2:工作表1.E9</svg:desc>
                </draw:g>
              </table:table-cell>
              <table:table-cell office:value-type="float" office:value="1213953400">
                <text:p>1213953400</text:p>
                <draw:g>
                  <svg:desc>工作表1.F2:工作表1.F9</svg:desc>
                </draw:g>
              </table:table-cell>
              <table:table-cell office:value-type="float" office:value="201924339">
                <text:p>201924339</text:p>
                <draw:g>
                  <svg:desc>工作表1.G2:工作表1.G9</svg:desc>
                </draw:g>
              </table:table-cell>
              <table:table-cell office:value-type="float" office:value="1120860594">
                <text:p>1120860594</text:p>
                <draw:g>
                  <svg:desc>工作表1.H2:工作表1.H9</svg:desc>
                </draw:g>
              </table:table-cell>
              <table:table-cell office:value-type="float" office:value="322680211">
                <text:p>322680211</text:p>
                <draw:g>
                  <svg:desc>工作表1.I2:工作表1.I9</svg:desc>
                </draw:g>
              </table:table-cell>
              <table:table-cell office:value-type="float" office:value="739865914">
                <text:p>739865914</text:p>
                <draw:g>
                  <svg:desc>工作表1.J2:工作表1.J9</svg:desc>
                </draw:g>
              </table:table-cell>
              <table:table-cell office:value-type="float" office:value="502434458">
                <text:p>502434458</text:p>
                <draw:g>
                  <svg:desc>工作表1.K2:工作表1.K9</svg:desc>
                </draw:g>
              </table:table-cell>
              <table:table-cell office:value-type="float" office:value="1258357028">
                <text:p>1258357028</text:p>
                <draw:g>
                  <svg:desc>工作表1.L2:工作表1.L9</svg:desc>
                </draw:g>
              </table:table-cell>
              <table:table-cell office:value-type="float" office:value="101019864">
                <text:p>101019864</text:p>
                <draw:g>
                  <svg:desc>工作表1.M2:工作表1.M9</svg:desc>
                </draw:g>
              </table:table-cell>
              <table:table-cell office:value-type="float" office:value="1306747855">
                <text:p>1306747855</text:p>
                <draw:g>
                  <svg:desc>工作表1.N2:工作表1.N9</svg:desc>
                </draw:g>
              </table:table-cell>
              <table:table-cell office:value-type="float" office:value="802684218">
                <text:p>802684218</text:p>
                <draw:g>
                  <svg:desc>工作表1.O2:工作表1.O9</svg:desc>
                </draw:g>
              </table:table-cell>
              <table:table-cell office:value-type="float" office:value="1202676915">
                <text:p>1202676915</text:p>
                <draw:g>
                  <svg:desc>工作表1.P2:工作表1.P9</svg:desc>
                </draw:g>
              </table:table-cell>
              <table:table-cell office:value-type="float" office:value="233734414">
                <text:p>233734414</text:p>
                <draw:g>
                  <svg:desc>工作表1.Q2:工作表1.Q9</svg:desc>
                </draw:g>
              </table:table-cell>
              <table:table-cell office:value-type="float" office:value="790748475">
                <text:p>790748475</text:p>
                <draw:g>
                  <svg:desc>工作表1.R2:工作表1.R9</svg:desc>
                </draw:g>
              </table:table-cell>
              <table:table-cell office:value-type="float" office:value="903076678">
                <text:p>903076678</text:p>
                <draw:g>
                  <svg:desc>工作表1.S2:工作表1.S9</svg:desc>
                </draw:g>
              </table:table-cell>
              <table:table-cell office:value-type="float" office:value="1181348530">
                <text:p>1181348530</text:p>
                <draw:g>
                  <svg:desc>工作表1.T2:工作表1.T9</svg:desc>
                </draw:g>
              </table:table-cell>
              <table:table-cell office:value-type="float" office:value="100995169">
                <text:p>100995169</text:p>
                <draw:g>
                  <svg:desc>工作表1.U2:工作表1.U9</svg:desc>
                </draw:g>
              </table:table-cell>
              <table:table-cell office:value-type="float" office:value="1254167340">
                <text:p>1254167340</text:p>
                <draw:g>
                  <svg:desc>工作表1.V2:工作表1.V9</svg:desc>
                </draw:g>
              </table:table-cell>
              <table:table-cell office:value-type="float" office:value="201519529">
                <text:p>201519529</text:p>
                <draw:g>
                  <svg:desc>工作表1.W2:工作表1.W9</svg:desc>
                </draw:g>
              </table:table-cell>
              <table:table-cell office:value-type="float" office:value="1172570784">
                <text:p>1172570784</text:p>
                <draw:g>
                  <svg:desc>工作表1.X2:工作表1.X9</svg:desc>
                </draw:g>
              </table:table-cell>
              <table:table-cell office:value-type="float" office:value="223126500">
                <text:p>223126500</text:p>
                <draw:g>
                  <svg:desc>工作表1.Y2:工作表1.Y9</svg:desc>
                </draw:g>
              </table:table-cell>
              <table:table-cell office:value-type="float" office:value="743824280">
                <text:p>743824280</text:p>
                <draw:g>
                  <svg:desc>工作表1.Z2:工作表1.Z9</svg:desc>
                </draw:g>
              </table:table-cell>
              <table:table-cell office:value-type="float" office:value="602409614">
                <text:p>602409614</text:p>
                <draw:g>
                  <svg:desc>工作表1.AA2:工作表1.AA9</svg:desc>
                </draw:g>
              </table:table-cell>
              <table:table-cell office:value-type="float" office:value="1188540279">
                <text:p>1188540279</text:p>
                <draw:g>
                  <svg:desc>工作表1.AB2:工作表1.AB9</svg:desc>
                </draw:g>
              </table:table-cell>
              <table:table-cell office:value-type="float" office:value="402125739">
                <text:p>402125739</text:p>
                <draw:g>
                  <svg:desc>工作表1.AC2:工作表1.AC9</svg:desc>
                </draw:g>
              </table:table-cell>
              <table:table-cell office:value-type="float" office:value="1275662461">
                <text:p>1275662461</text:p>
                <draw:g>
                  <svg:desc>工作表1.AD2:工作表1.AD9</svg:desc>
                </draw:g>
              </table:table-cell>
              <table:table-cell office:value-type="float" office:value="401977036">
                <text:p>401977036</text:p>
                <draw:g>
                  <svg:desc>工作表1.AE2:工作表1.AE9</svg:desc>
                </draw:g>
              </table:table-cell>
              <table:table-cell office:value-type="float" office:value="1383153990">
                <text:p>1383153990</text:p>
                <draw:g>
                  <svg:desc>工作表1.AF2:工作表1.AF9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59360256">
                <text:p>159360256</text:p>
              </table:table-cell>
              <table:table-cell office:value-type="float" office:value="221678276">
                <text:p>221678276</text:p>
              </table:table-cell>
              <table:table-cell office:value-type="float" office:value="739990179">
                <text:p>739990179</text:p>
              </table:table-cell>
              <table:table-cell office:value-type="float" office:value="702635183">
                <text:p>702635183</text:p>
              </table:table-cell>
              <table:table-cell office:value-type="float" office:value="1328102668">
                <text:p>1328102668</text:p>
              </table:table-cell>
              <table:table-cell office:value-type="float" office:value="101216323">
                <text:p>101216323</text:p>
              </table:table-cell>
              <table:table-cell office:value-type="float" office:value="1254752801">
                <text:p>1254752801</text:p>
              </table:table-cell>
              <table:table-cell office:value-type="float" office:value="829008">
                <text:p>829008</text:p>
              </table:table-cell>
              <table:table-cell office:value-type="float" office:value="1109397125">
                <text:p>1109397125</text:p>
              </table:table-cell>
              <table:table-cell office:value-type="float" office:value="227033763">
                <text:p>227033763</text:p>
              </table:table-cell>
              <table:table-cell office:value-type="float" office:value="792620548">
                <text:p>792620548</text:p>
              </table:table-cell>
              <table:table-cell office:value-type="float" office:value="609991419">
                <text:p>609991419</text:p>
              </table:table-cell>
              <table:table-cell office:value-type="float" office:value="1339063706">
                <text:p>1339063706</text:p>
              </table:table-cell>
              <table:table-cell office:value-type="float" office:value="702702407">
                <text:p>702702407</text:p>
              </table:table-cell>
              <table:table-cell office:value-type="float" office:value="1393538248">
                <text:p>1393538248</text:p>
              </table:table-cell>
              <table:table-cell office:value-type="float" office:value="101061149">
                <text:p>101061149</text:p>
              </table:table-cell>
              <table:table-cell office:value-type="float" office:value="1431283732">
                <text:p>1431283732</text:p>
              </table:table-cell>
              <table:table-cell office:value-type="float" office:value="130824352">
                <text:p>130824352</text:p>
              </table:table-cell>
              <table:table-cell office:value-type="float" office:value="769547698">
                <text:p>769547698</text:p>
              </table:table-cell>
              <table:table-cell office:value-type="float" office:value="702479907">
                <text:p>702479907</text:p>
              </table:table-cell>
              <table:table-cell office:value-type="float" office:value="1382300920">
                <text:p>1382300920</text:p>
              </table:table-cell>
              <table:table-cell office:value-type="float" office:value="742803">
                <text:p>742803</text:p>
              </table:table-cell>
              <table:table-cell office:value-type="float" office:value="1338911405">
                <text:p>1338911405</text:p>
              </table:table-cell>
              <table:table-cell office:value-type="float" office:value="778826">
                <text:p>778826</text:p>
              </table:table-cell>
              <table:table-cell office:value-type="float" office:value="1153829588">
                <text:p>1153829588</text:p>
              </table:table-cell>
              <table:table-cell office:value-type="float" office:value="223702818">
                <text:p>223702818</text:p>
              </table:table-cell>
              <table:table-cell office:value-type="float" office:value="791544692">
                <text:p>791544692</text:p>
              </table:table-cell>
              <table:table-cell office:value-type="float" office:value="802820469">
                <text:p>802820469</text:p>
              </table:table-cell>
              <table:table-cell office:value-type="float" office:value="1306618142">
                <text:p>1306618142</text:p>
              </table:table-cell>
              <table:table-cell office:value-type="float" office:value="401750397">
                <text:p>401750397</text:p>
              </table:table-cell>
              <table:table-cell office:value-type="float" office:value="1208379197">
                <text:p>1208379197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29789952">
                <text:p>329789952</text:p>
              </table:table-cell>
              <table:table-cell office:value-type="float" office:value="856799">
                <text:p>856799</text:p>
              </table:table-cell>
              <table:table-cell office:value-type="float" office:value="1265898715">
                <text:p>1265898715</text:p>
              </table:table-cell>
              <table:table-cell office:value-type="float" office:value="226738770">
                <text:p>226738770</text:p>
              </table:table-cell>
              <table:table-cell office:value-type="float" office:value="806468548">
                <text:p>806468548</text:p>
              </table:table-cell>
              <table:table-cell office:value-type="float" office:value="604783270">
                <text:p>604783270</text:p>
              </table:table-cell>
              <table:table-cell office:value-type="float" office:value="1174684914">
                <text:p>1174684914</text:p>
              </table:table-cell>
              <table:table-cell office:value-type="float" office:value="101101068">
                <text:p>101101068</text:p>
              </table:table-cell>
              <table:table-cell office:value-type="float" office:value="1236041505">
                <text:p>1236041505</text:p>
              </table:table-cell>
              <table:table-cell office:value-type="float" office:value="952061">
                <text:p>952061</text:p>
              </table:table-cell>
              <table:table-cell office:value-type="float" office:value="1313539699">
                <text:p>1313539699</text:p>
              </table:table-cell>
              <table:table-cell office:value-type="float" office:value="126875728">
                <text:p>126875728</text:p>
              </table:table-cell>
              <table:table-cell office:value-type="float" office:value="842483807">
                <text:p>842483807</text:p>
              </table:table-cell>
              <table:table-cell office:value-type="float" office:value="1304439175">
                <text:p>1304439175</text:p>
              </table:table-cell>
              <table:table-cell office:value-type="float" office:value="1197843786">
                <text:p>1197843786</text:p>
              </table:table-cell>
              <table:table-cell office:value-type="float" office:value="201476113">
                <text:p>201476113</text:p>
              </table:table-cell>
              <table:table-cell office:value-type="float" office:value="1549817415">
                <text:p>1549817415</text:p>
              </table:table-cell>
              <table:table-cell office:value-type="float" office:value="101340288">
                <text:p>101340288</text:p>
              </table:table-cell>
              <table:table-cell office:value-type="float" office:value="1184150077">
                <text:p>1184150077</text:p>
              </table:table-cell>
              <table:table-cell office:value-type="float" office:value="226917484">
                <text:p>226917484</text:p>
              </table:table-cell>
              <table:table-cell office:value-type="float" office:value="853619008">
                <text:p>853619008</text:p>
              </table:table-cell>
              <table:table-cell office:value-type="float" office:value="502833698">
                <text:p>502833698</text:p>
              </table:table-cell>
              <table:table-cell office:value-type="float" office:value="1190898658">
                <text:p>1190898658</text:p>
              </table:table-cell>
              <table:table-cell office:value-type="float" office:value="201362019">
                <text:p>201362019</text:p>
              </table:table-cell>
              <table:table-cell office:value-type="float" office:value="1188332094">
                <text:p>1188332094</text:p>
              </table:table-cell>
              <table:table-cell office:value-type="float" office:value="201464157">
                <text:p>201464157</text:p>
              </table:table-cell>
              <table:table-cell office:value-type="float" office:value="1387233920">
                <text:p>1387233920</text:p>
              </table:table-cell>
              <table:table-cell office:value-type="float" office:value="226458029">
                <text:p>226458029</text:p>
              </table:table-cell>
              <table:table-cell office:value-type="float" office:value="855527768">
                <text:p>855527768</text:p>
              </table:table-cell>
              <table:table-cell office:value-type="float" office:value="809993067">
                <text:p>809993067</text:p>
              </table:table-cell>
              <table:table-cell office:value-type="float" office:value="1235630352">
                <text:p>1235630352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441840128">
                <text:p>441840128</text:p>
              </table:table-cell>
              <table:table-cell office:value-type="float" office:value="860559">
                <text:p>860559</text:p>
              </table:table-cell>
              <table:table-cell office:value-type="float" office:value="1347568413">
                <text:p>1347568413</text:p>
              </table:table-cell>
              <table:table-cell office:value-type="float" office:value="749596">
                <text:p>749596</text:p>
              </table:table-cell>
              <table:table-cell office:value-type="float" office:value="1232552519">
                <text:p>1232552519</text:p>
              </table:table-cell>
              <table:table-cell office:value-type="float" office:value="133621706">
                <text:p>133621706</text:p>
              </table:table-cell>
              <table:table-cell office:value-type="float" office:value="3819816891">
                <text:p>3819816891</text:p>
              </table:table-cell>
              <table:table-cell office:value-type="float" office:value="1174724">
                <text:p>1174724</text:p>
              </table:table-cell>
              <table:table-cell office:value-type="float" office:value="712686206">
                <text:p>712686206</text:p>
              </table:table-cell>
              <table:table-cell office:value-type="float" office:value="122875595">
                <text:p>122875595</text:p>
              </table:table-cell>
              <table:table-cell office:value-type="float" office:value="696365416">
                <text:p>696365416</text:p>
              </table:table-cell>
              <table:table-cell office:value-type="float" office:value="702587573">
                <text:p>702587573</text:p>
              </table:table-cell>
              <table:table-cell office:value-type="float" office:value="-79767420">
                <text:p>-79767420</text:p>
              </table:table-cell>
              <table:table-cell office:value-type="float" office:value="401876033">
                <text:p>401876033</text:p>
              </table:table-cell>
              <table:table-cell office:value-type="float" office:value="473829999">
                <text:p>473829999</text:p>
              </table:table-cell>
              <table:table-cell office:value-type="float" office:value="890948">
                <text:p>890948</text:p>
              </table:table-cell>
              <table:table-cell office:value-type="float" office:value="1976047636">
                <text:p>1976047636</text:p>
              </table:table-cell>
              <table:table-cell office:value-type="float" office:value="226179790">
                <text:p>226179790</text:p>
              </table:table-cell>
              <table:table-cell office:value-type="float" office:value="1568569607">
                <text:p>1568569607</text:p>
              </table:table-cell>
              <table:table-cell office:value-type="float" office:value="611940098">
                <text:p>611940098</text:p>
              </table:table-cell>
              <table:table-cell office:value-type="float" office:value="623372066">
                <text:p>623372066</text:p>
              </table:table-cell>
              <table:table-cell office:value-type="float" office:value="905674">
                <text:p>905674</text:p>
              </table:table-cell>
              <table:table-cell office:value-type="float" office:value="976973553">
                <text:p>976973553</text:p>
              </table:table-cell>
              <table:table-cell office:value-type="float" office:value="501870159">
                <text:p>501870159</text:p>
              </table:table-cell>
              <table:table-cell office:value-type="float" office:value="1420725112">
                <text:p>1420725112</text:p>
              </table:table-cell>
              <table:table-cell office:value-type="float" office:value="123942340">
                <text:p>123942340</text:p>
              </table:table-cell>
              <table:table-cell office:value-type="float" office:value="1008973119">
                <text:p>1008973119</text:p>
              </table:table-cell>
              <table:table-cell office:value-type="float" office:value="802766401">
                <text:p>802766401</text:p>
              </table:table-cell>
              <table:table-cell office:value-type="float" office:value="1166848794">
                <text:p>1166848794</text:p>
              </table:table-cell>
              <table:table-cell office:value-type="float" office:value="401827317">
                <text:p>401827317</text:p>
              </table:table-cell>
              <table:table-cell office:value-type="float" office:value="516247481">
                <text:p>516247481</text:p>
              </table:table-cell>
            </table:table-row>
            <table:table-row>
              <table:table-cell office:value-type="string">
                <text:p>Aws-node1</text:p>
              </table:table-cell>
              <table:table-cell office:value-type="float" office:value="501689856">
                <text:p>501689856</text:p>
              </table:table-cell>
              <table:table-cell office:value-type="float" office:value="603511212">
                <text:p>603511212</text:p>
              </table:table-cell>
              <table:table-cell office:value-type="float" office:value="1637787659">
                <text:p>1637787659</text:p>
              </table:table-cell>
              <table:table-cell office:value-type="float" office:value="905417256">
                <text:p>905417256</text:p>
              </table:table-cell>
              <table:table-cell office:value-type="float" office:value="1649601192">
                <text:p>1649601192</text:p>
              </table:table-cell>
              <table:table-cell office:value-type="float" office:value="1006107232">
                <text:p>1006107232</text:p>
              </table:table-cell>
              <table:table-cell office:value-type="float" office:value="1626232333">
                <text:p>1626232333</text:p>
              </table:table-cell>
              <table:table-cell office:value-type="float" office:value="958398801">
                <text:p>958398801</text:p>
              </table:table-cell>
              <table:table-cell office:value-type="float" office:value="1072293868">
                <text:p>1072293868</text:p>
              </table:table-cell>
              <table:table-cell office:value-type="float" office:value="1206080533">
                <text:p>1206080533</text:p>
              </table:table-cell>
              <table:table-cell office:value-type="float" office:value="1648668866">
                <text:p>1648668866</text:p>
              </table:table-cell>
              <table:table-cell office:value-type="float" office:value="1005384740">
                <text:p>1005384740</text:p>
              </table:table-cell>
              <table:table-cell office:value-type="float" office:value="1627896765">
                <text:p>1627896765</text:p>
              </table:table-cell>
              <table:table-cell office:value-type="float" office:value="909720994">
                <text:p>909720994</text:p>
              </table:table-cell>
              <table:table-cell office:value-type="float" office:value="1642035845">
                <text:p>1642035845</text:p>
              </table:table-cell>
              <table:table-cell office:value-type="float" office:value="637268903">
                <text:p>637268903</text:p>
              </table:table-cell>
              <table:table-cell office:value-type="float" office:value="1022347749">
                <text:p>1022347749</text:p>
              </table:table-cell>
              <table:table-cell office:value-type="float" office:value="1407148896">
                <text:p>1407148896</text:p>
              </table:table-cell>
              <table:table-cell office:value-type="float" office:value="1666204321">
                <text:p>1666204321</text:p>
              </table:table-cell>
              <table:table-cell office:value-type="float" office:value="804244706">
                <text:p>804244706</text:p>
              </table:table-cell>
              <table:table-cell office:value-type="float" office:value="1717529200">
                <text:p>1717529200</text:p>
              </table:table-cell>
              <table:table-cell office:value-type="float" office:value="1005812310">
                <text:p>1005812310</text:p>
              </table:table-cell>
              <table:table-cell office:value-type="float" office:value="1670004094">
                <text:p>1670004094</text:p>
              </table:table-cell>
              <table:table-cell office:value-type="float" office:value="1139919126">
                <text:p>1139919126</text:p>
              </table:table-cell>
              <table:table-cell office:value-type="float" office:value="4125589024">
                <text:p>4125589024</text:p>
              </table:table-cell>
              <table:table-cell office:value-type="float" office:value="1254791">
                <text:p>1254791</text:p>
              </table:table-cell>
              <table:table-cell office:value-type="float" office:value="1240067055">
                <text:p>1240067055</text:p>
              </table:table-cell>
              <table:table-cell office:value-type="float" office:value="302476843">
                <text:p>302476843</text:p>
              </table:table-cell>
              <table:table-cell office:value-type="float" office:value="1594554525">
                <text:p>1594554525</text:p>
              </table:table-cell>
              <table:table-cell office:value-type="float" office:value="1206525890">
                <text:p>1206525890</text:p>
              </table:table-cell>
              <table:table-cell office:value-type="float" office:value="1634271933">
                <text:p>1634271933</text:p>
              </table:table-cell>
            </table:table-row>
            <table:table-row>
              <table:table-cell office:value-type="string">
                <text:p>Aws-node2</text:p>
              </table:table-cell>
              <table:table-cell office:value-type="float" office:value="423430144">
                <text:p>423430144</text:p>
              </table:table-cell>
              <table:table-cell office:value-type="float" office:value="634943452">
                <text:p>634943452</text:p>
              </table:table-cell>
              <table:table-cell office:value-type="float" office:value="961812569">
                <text:p>961812569</text:p>
              </table:table-cell>
              <table:table-cell office:value-type="float" office:value="1617340894">
                <text:p>1617340894</text:p>
              </table:table-cell>
              <table:table-cell office:value-type="float" office:value="1575218031">
                <text:p>1575218031</text:p>
              </table:table-cell>
              <table:table-cell office:value-type="float" office:value="1105690218">
                <text:p>1105690218</text:p>
              </table:table-cell>
              <table:table-cell office:value-type="float" office:value="1565110097">
                <text:p>1565110097</text:p>
              </table:table-cell>
              <table:table-cell office:value-type="float" office:value="1004778928">
                <text:p>1004778928</text:p>
              </table:table-cell>
              <table:table-cell office:value-type="float" office:value="1587809031">
                <text:p>1587809031</text:p>
              </table:table-cell>
              <table:table-cell office:value-type="float" office:value="742462801">
                <text:p>742462801</text:p>
              </table:table-cell>
              <table:table-cell office:value-type="float" office:value="1018435637">
                <text:p>1018435637</text:p>
              </table:table-cell>
              <table:table-cell office:value-type="float" office:value="1507473231">
                <text:p>1507473231</text:p>
              </table:table-cell>
              <table:table-cell office:value-type="float" office:value="1585865495">
                <text:p>1585865495</text:p>
              </table:table-cell>
              <table:table-cell office:value-type="float" office:value="1012853409">
                <text:p>1012853409</text:p>
              </table:table-cell>
              <table:table-cell office:value-type="float" office:value="1593227041">
                <text:p>1593227041</text:p>
              </table:table-cell>
              <table:table-cell office:value-type="float" office:value="703963784">
                <text:p>703963784</text:p>
              </table:table-cell>
              <table:table-cell office:value-type="float" office:value="1579254739">
                <text:p>1579254739</text:p>
              </table:table-cell>
              <table:table-cell office:value-type="float" office:value="836161729">
                <text:p>836161729</text:p>
              </table:table-cell>
              <table:table-cell office:value-type="float" office:value="1011478806">
                <text:p>1011478806</text:p>
              </table:table-cell>
              <table:table-cell office:value-type="float" office:value="1506396647">
                <text:p>1506396647</text:p>
              </table:table-cell>
              <table:table-cell office:value-type="float" office:value="1620224488">
                <text:p>1620224488</text:p>
              </table:table-cell>
              <table:table-cell office:value-type="float" office:value="1004780691">
                <text:p>1004780691</text:p>
              </table:table-cell>
              <table:table-cell office:value-type="float" office:value="1585199339">
                <text:p>1585199339</text:p>
              </table:table-cell>
              <table:table-cell office:value-type="float" office:value="1205442430">
                <text:p>1205442430</text:p>
              </table:table-cell>
              <table:table-cell office:value-type="float" office:value="1612424404">
                <text:p>1612424404</text:p>
              </table:table-cell>
              <table:table-cell office:value-type="float" office:value="1638866627">
                <text:p>1638866627</text:p>
              </table:table-cell>
              <table:table-cell office:value-type="float" office:value="1023101414">
                <text:p>1023101414</text:p>
              </table:table-cell>
              <table:table-cell office:value-type="float" office:value="1506509929">
                <text:p>1506509929</text:p>
              </table:table-cell>
              <table:table-cell office:value-type="float" office:value="1585835766">
                <text:p>1585835766</text:p>
              </table:table-cell>
              <table:table-cell office:value-type="float" office:value="1105250875">
                <text:p>1105250875</text:p>
              </table:table-cell>
              <table:table-cell office:value-type="float" office:value="1629815846">
                <text:p>1629815846</text:p>
              </table:table-cell>
            </table:table-row>
            <table:table-row>
              <table:table-cell office:value-type="string">
                <text:p>Aws-node3</text:p>
              </table:table-cell>
              <table:table-cell office:value-type="float" office:value="0">
                <text:p>0</text:p>
              </table:table-cell>
              <table:table-cell office:value-type="float" office:value="1105416612">
                <text:p>1105416612</text:p>
              </table:table-cell>
              <table:table-cell office:value-type="float" office:value="1608629309">
                <text:p>1608629309</text:p>
              </table:table-cell>
              <table:table-cell office:value-type="float" office:value="944336908">
                <text:p>944336908</text:p>
              </table:table-cell>
              <table:table-cell office:value-type="float" office:value="4048972905">
                <text:p>4048972905</text:p>
              </table:table-cell>
              <table:table-cell office:value-type="float" office:value="1110157">
                <text:p>1110157</text:p>
              </table:table-cell>
              <table:table-cell office:value-type="float" office:value="1307066809">
                <text:p>1307066809</text:p>
              </table:table-cell>
              <table:table-cell office:value-type="float" office:value="1330596">
                <text:p>1330596</text:p>
              </table:table-cell>
              <table:table-cell office:value-type="float" office:value="1605235704">
                <text:p>1605235704</text:p>
              </table:table-cell>
              <table:table-cell office:value-type="float" office:value="705162666">
                <text:p>705162666</text:p>
              </table:table-cell>
              <table:table-cell office:value-type="float" office:value="1589092715">
                <text:p>1589092715</text:p>
              </table:table-cell>
              <table:table-cell office:value-type="float" office:value="846231135">
                <text:p>846231135</text:p>
              </table:table-cell>
              <table:table-cell office:value-type="float" office:value="999506289">
                <text:p>999506289</text:p>
              </table:table-cell>
              <table:table-cell office:value-type="float" office:value="1607869161">
                <text:p>1607869161</text:p>
              </table:table-cell>
              <table:table-cell office:value-type="float" office:value="1614943123">
                <text:p>1614943123</text:p>
              </table:table-cell>
              <table:table-cell office:value-type="float" office:value="502951867">
                <text:p>502951867</text:p>
              </table:table-cell>
              <table:table-cell office:value-type="float" office:value="1616833951">
                <text:p>1616833951</text:p>
              </table:table-cell>
              <table:table-cell office:value-type="float" office:value="1005184541">
                <text:p>1005184541</text:p>
              </table:table-cell>
              <table:table-cell office:value-type="float" office:value="1595563985">
                <text:p>1595563985</text:p>
              </table:table-cell>
              <table:table-cell office:value-type="float" office:value="937179676">
                <text:p>937179676</text:p>
              </table:table-cell>
              <table:table-cell office:value-type="float" office:value="994997119">
                <text:p>994997119</text:p>
              </table:table-cell>
              <table:table-cell office:value-type="float" office:value="1606925192">
                <text:p>1606925192</text:p>
              </table:table-cell>
              <table:table-cell office:value-type="float" office:value="1611957148">
                <text:p>1611957148</text:p>
              </table:table-cell>
              <table:table-cell office:value-type="float" office:value="1004902007">
                <text:p>1004902007</text:p>
              </table:table-cell>
              <table:table-cell office:value-type="float" office:value="1584533577">
                <text:p>1584533577</text:p>
              </table:table-cell>
              <table:table-cell office:value-type="float" office:value="1807564694">
                <text:p>1807564694</text:p>
              </table:table-cell>
              <table:table-cell office:value-type="float" office:value="1569538413">
                <text:p>1569538413</text:p>
              </table:table-cell>
              <table:table-cell office:value-type="float" office:value="939467449">
                <text:p>939467449</text:p>
              </table:table-cell>
              <table:table-cell office:value-type="float" office:value="1002632568">
                <text:p>1002632568</text:p>
              </table:table-cell>
              <table:table-cell office:value-type="float" office:value="1620192459">
                <text:p>1620192459</text:p>
              </table:table-cell>
              <table:table-cell office:value-type="float" office:value="1594600648">
                <text:p>1594600648</text:p>
              </table:table-cell>
            </table:table-row>
            <table:table-row>
              <table:table-cell office:value-type="string">
                <text:p>Aws-node4</text:p>
              </table:table-cell>
              <table:table-cell office:value-type="float" office:value="499140096">
                <text:p>499140096</text:p>
              </table:table-cell>
              <table:table-cell office:value-type="float" office:value="603438043">
                <text:p>603438043</text:p>
              </table:table-cell>
              <table:table-cell office:value-type="float" office:value="1592681002">
                <text:p>1592681002</text:p>
              </table:table-cell>
              <table:table-cell office:value-type="float" office:value="1025349025">
                <text:p>1025349025</text:p>
              </table:table-cell>
              <table:table-cell office:value-type="float" office:value="1625061645">
                <text:p>1625061645</text:p>
              </table:table-cell>
              <table:table-cell office:value-type="float" office:value="936175801">
                <text:p>936175801</text:p>
              </table:table-cell>
              <table:table-cell office:value-type="float" office:value="1042184224">
                <text:p>1042184224</text:p>
              </table:table-cell>
              <table:table-cell office:value-type="float" office:value="1406156374">
                <text:p>1406156374</text:p>
              </table:table-cell>
              <table:table-cell office:value-type="float" office:value="1634425599">
                <text:p>1634425599</text:p>
              </table:table-cell>
              <table:table-cell office:value-type="float" office:value="905818082">
                <text:p>905818082</text:p>
              </table:table-cell>
              <table:table-cell office:value-type="float" office:value="1621424143">
                <text:p>1621424143</text:p>
              </table:table-cell>
              <table:table-cell office:value-type="float" office:value="904635115">
                <text:p>904635115</text:p>
              </table:table-cell>
              <table:table-cell office:value-type="float" office:value="1616129779">
                <text:p>1616129779</text:p>
              </table:table-cell>
              <table:table-cell office:value-type="float" office:value="937023456">
                <text:p>937023456</text:p>
              </table:table-cell>
              <table:table-cell office:value-type="float" office:value="993168181">
                <text:p>993168181</text:p>
              </table:table-cell>
              <table:table-cell office:value-type="float" office:value="1507112583">
                <text:p>1507112583</text:p>
              </table:table-cell>
              <table:table-cell office:value-type="float" office:value="1647549499">
                <text:p>1647549499</text:p>
              </table:table-cell>
              <table:table-cell office:value-type="float" office:value="603529821">
                <text:p>603529821</text:p>
              </table:table-cell>
              <table:table-cell office:value-type="float" office:value="1624329170">
                <text:p>1624329170</text:p>
              </table:table-cell>
              <table:table-cell office:value-type="float" office:value="904402596">
                <text:p>904402596</text:p>
              </table:table-cell>
              <table:table-cell office:value-type="float" office:value="1642495595">
                <text:p>1642495595</text:p>
              </table:table-cell>
              <table:table-cell office:value-type="float" office:value="936359734">
                <text:p>936359734</text:p>
              </table:table-cell>
              <table:table-cell office:value-type="float" office:value="4038325267">
                <text:p>4038325267</text:p>
              </table:table-cell>
              <table:table-cell office:value-type="float" office:value="1193150">
                <text:p>1193150</text:p>
              </table:table-cell>
              <table:table-cell office:value-type="float" office:value="1642455311">
                <text:p>1642455311</text:p>
              </table:table-cell>
              <table:table-cell office:value-type="float" office:value="1370986">
                <text:p>1370986</text:p>
              </table:table-cell>
              <table:table-cell office:value-type="float" office:value="1621011492">
                <text:p>1621011492</text:p>
              </table:table-cell>
              <table:table-cell office:value-type="float" office:value="1305870746">
                <text:p>1305870746</text:p>
              </table:table-cell>
              <table:table-cell office:value-type="float" office:value="1619867767">
                <text:p>1619867767</text:p>
              </table:table-cell>
              <table:table-cell office:value-type="float" office:value="937269391">
                <text:p>937269391</text:p>
              </table:table-cell>
              <table:table-cell office:value-type="float" office:value="4040329093">
                <text:p>4040329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2pt" fo:font-weight="bold" style:font-size-asian="12pt" style:font-weight-asian="bold" style:font-size-complex="12pt" style:font-weight-complex="bold"/>
    </style:style>
    <style:style style:name="ch4" style:family="chart" style:data-style-name="N126">
      <style:chart-properties chart:display-label="true" chart:tick-marks-minor-inner="true" chart:tick-marks-minor-outer="false" chart:logarithmic="false" chart:minimum="0" chart:maximum="80000000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18cm" svg:stroke-color="#5b9bd5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6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81.056cm" svg:height="19.898cm" xlink:href=".." xlink:type="simple" chart:class="chart:bar" chart:style-name="ch1">
        <chart:plot-area chart:style-name="ch2" table:cell-range-address="工作表1.A2:工作表1.BJ9 工作表1.B1:工作表1.BJ1" chart:data-source-has-labels="both" svg:x="0.773cm" svg:y="1.631cm" svg:width="79.899cm" svg:height="17.109cm">
          <chartooo:coordinate-region svg:x="2.897cm" svg:y="1.631cm" svg:width="76.998cm" svg:height="16.522cm"/>
          <chart:axis chart:dimension="x" chart:name="primary-x" chart:style-name="ch3" chartooo:axis-type="auto">
            <chartooo:date-scale/>
            <chart:categories table:cell-range-address="工作表1.A2:工作表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B2:工作表1.B9" chart:label-cell-address="工作表1.B1:工作表1.B1" chart:class="chart:bar">
            <chart:data-point chart:repeated="3"/>
            <chart:data-point chart:style-name="ch7" chart:repeated="2"/>
            <chart:data-point chart:repeated="3"/>
          </chart:series>
          <chart:series chart:style-name="ch8" chart:values-cell-range-address="工作表1.C2:工作表1.C9" chart:label-cell-address="工作表1.C1:工作表1.C1" chart:class="chart:bar">
            <chart:data-point chart:style-name="ch7" chart:repeated="2"/>
            <chart:data-point chart:repeated="3"/>
            <chart:data-point chart:style-name="ch7"/>
            <chart:data-point chart:repeated="2"/>
          </chart:series>
          <chart:series chart:style-name="ch9" chart:values-cell-range-address="工作表1.D2:工作表1.D9" chart:label-cell-address="工作表1.D1:工作表1.D1" chart:class="chart:bar">
            <chart:data-point chart:repeated="8"/>
          </chart:series>
          <chart:series chart:style-name="ch8" chart:values-cell-range-address="工作表1.E2:工作表1.E9" chart:label-cell-address="工作表1.E1:工作表1.E1" chart:class="chart:bar">
            <chart:data-point chart:repeated="8"/>
          </chart:series>
          <chart:series chart:style-name="ch9" chart:values-cell-range-address="工作表1.F2:工作表1.F9" chart:label-cell-address="工作表1.F1:工作表1.F1" chart:class="chart:bar">
            <chart:data-point chart:repeated="8"/>
          </chart:series>
          <chart:series chart:style-name="ch8" chart:values-cell-range-address="工作表1.G2:工作表1.G9" chart:label-cell-address="工作表1.G1:工作表1.G1" chart:class="chart:bar">
            <chart:data-point chart:repeated="8"/>
          </chart:series>
          <chart:series chart:style-name="ch9" chart:values-cell-range-address="工作表1.H2:工作表1.H9" chart:label-cell-address="工作表1.H1:工作表1.H1" chart:class="chart:bar">
            <chart:data-point chart:repeated="8"/>
          </chart:series>
          <chart:series chart:style-name="ch8" chart:values-cell-range-address="工作表1.I2:工作表1.I9" chart:label-cell-address="工作表1.I1:工作表1.I1" chart:class="chart:bar">
            <chart:data-point chart:repeated="8"/>
          </chart:series>
          <chart:series chart:style-name="ch9" chart:values-cell-range-address="工作表1.J2:工作表1.J9" chart:label-cell-address="工作表1.J1:工作表1.J1" chart:class="chart:bar">
            <chart:data-point chart:repeated="8"/>
          </chart:series>
          <chart:series chart:style-name="ch8" chart:values-cell-range-address="工作表1.K2:工作表1.K9" chart:label-cell-address="工作表1.K1:工作表1.K1" chart:class="chart:bar">
            <chart:data-point chart:repeated="8"/>
          </chart:series>
          <chart:series chart:style-name="ch9" chart:values-cell-range-address="工作表1.L2:工作表1.L9" chart:label-cell-address="工作表1.L1:工作表1.L1" chart:class="chart:bar">
            <chart:data-point chart:style-name="ch7"/>
            <chart:data-point chart:repeated="7"/>
          </chart:series>
          <chart:series chart:style-name="ch8" chart:values-cell-range-address="工作表1.M2:工作表1.M9" chart:label-cell-address="工作表1.M1:工作表1.M1" chart:class="chart:bar">
            <chart:data-point chart:repeated="8"/>
          </chart:series>
          <chart:series chart:style-name="ch9" chart:values-cell-range-address="工作表1.N2:工作表1.N9" chart:label-cell-address="工作表1.N1:工作表1.N1" chart:class="chart:bar">
            <chart:data-point chart:repeated="8"/>
          </chart:series>
          <chart:series chart:style-name="ch8" chart:values-cell-range-address="工作表1.O2:工作表1.O9" chart:label-cell-address="工作表1.O1:工作表1.O1" chart:class="chart:bar">
            <chart:data-point chart:repeated="8"/>
          </chart:series>
          <chart:series chart:style-name="ch9" chart:values-cell-range-address="工作表1.P2:工作表1.P9" chart:label-cell-address="工作表1.P1:工作表1.P1" chart:class="chart:bar">
            <chart:data-point chart:repeated="8"/>
          </chart:series>
          <chart:series chart:style-name="ch8" chart:values-cell-range-address="工作表1.Q2:工作表1.Q9" chart:label-cell-address="工作表1.Q1:工作表1.Q1" chart:class="chart:bar">
            <chart:data-point chart:repeated="8"/>
          </chart:series>
          <chart:series chart:style-name="ch9" chart:values-cell-range-address="工作表1.R2:工作表1.R9" chart:label-cell-address="工作表1.R1:工作表1.R1" chart:class="chart:bar">
            <chart:data-point chart:repeated="8"/>
          </chart:series>
          <chart:series chart:style-name="ch8" chart:values-cell-range-address="工作表1.S2:工作表1.S9" chart:label-cell-address="工作表1.S1:工作表1.S1" chart:class="chart:bar">
            <chart:data-point chart:repeated="8"/>
          </chart:series>
          <chart:series chart:style-name="ch9" chart:values-cell-range-address="工作表1.T2:工作表1.T9" chart:label-cell-address="工作表1.T1:工作表1.T1" chart:class="chart:bar">
            <chart:data-point chart:repeated="8"/>
          </chart:series>
          <chart:series chart:style-name="ch8" chart:values-cell-range-address="工作表1.U2:工作表1.U9" chart:label-cell-address="工作表1.U1:工作表1.U1" chart:class="chart:bar">
            <chart:data-point chart:repeated="8"/>
          </chart:series>
          <chart:series chart:style-name="ch9" chart:values-cell-range-address="工作表1.V2:工作表1.V9" chart:label-cell-address="工作表1.V1:工作表1.V1" chart:class="chart:bar">
            <chart:data-point chart:repeated="8"/>
          </chart:series>
          <chart:series chart:style-name="ch8" chart:values-cell-range-address="工作表1.W2:工作表1.W9" chart:label-cell-address="工作表1.W1:工作表1.W1" chart:class="chart:bar">
            <chart:data-point chart:repeated="8"/>
          </chart:series>
          <chart:series chart:style-name="ch9" chart:values-cell-range-address="工作表1.X2:工作表1.X9" chart:label-cell-address="工作表1.X1:工作表1.X1" chart:class="chart:bar">
            <chart:data-point chart:repeated="8"/>
          </chart:series>
          <chart:series chart:style-name="ch8" chart:values-cell-range-address="工作表1.Y2:工作表1.Y9" chart:label-cell-address="工作表1.Y1:工作表1.Y1" chart:class="chart:bar">
            <chart:data-point chart:repeated="8"/>
          </chart:series>
          <chart:series chart:style-name="ch9" chart:values-cell-range-address="工作表1.Z2:工作表1.Z9" chart:label-cell-address="工作表1.Z1:工作表1.Z1" chart:class="chart:bar">
            <chart:data-point chart:repeated="8"/>
          </chart:series>
          <chart:series chart:style-name="ch8" chart:values-cell-range-address="工作表1.AA2:工作表1.AA9" chart:label-cell-address="工作表1.AA1:工作表1.AA1" chart:class="chart:bar">
            <chart:data-point chart:repeated="8"/>
          </chart:series>
          <chart:series chart:style-name="ch9" chart:values-cell-range-address="工作表1.AB2:工作表1.AB9" chart:label-cell-address="工作表1.AB1:工作表1.AB1" chart:class="chart:bar">
            <chart:data-point chart:repeated="8"/>
          </chart:series>
          <chart:series chart:style-name="ch8" chart:values-cell-range-address="工作表1.AC2:工作表1.AC9" chart:label-cell-address="工作表1.AC1:工作表1.AC1" chart:class="chart:bar">
            <chart:data-point chart:repeated="8"/>
          </chart:series>
          <chart:series chart:style-name="ch9" chart:values-cell-range-address="工作表1.AD2:工作表1.AD9" chart:label-cell-address="工作表1.AD1:工作表1.AD1" chart:class="chart:bar">
            <chart:data-point chart:style-name="ch7"/>
            <chart:data-point chart:repeated="7"/>
          </chart:series>
          <chart:series chart:style-name="ch8" chart:values-cell-range-address="工作表1.AE2:工作表1.AE9" chart:label-cell-address="工作表1.AE1:工作表1.AE1" chart:class="chart:bar">
            <chart:data-point chart:repeated="8"/>
          </chart:series>
          <chart:series chart:style-name="ch9" chart:values-cell-range-address="工作表1.AF2:工作表1.AF9" chart:label-cell-address="工作表1.AF1:工作表1.AF1" chart:class="chart:bar">
            <chart:data-point chart:repeated="8"/>
          </chart:series>
          <chart:series chart:style-name="ch8" chart:values-cell-range-address="工作表1.AG2:工作表1.AG9" chart:label-cell-address="工作表1.AG1:工作表1.AG1" chart:class="chart:bar">
            <chart:data-point chart:repeated="8"/>
          </chart:series>
          <chart:series chart:style-name="ch9" chart:values-cell-range-address="工作表1.AH2:工作表1.AH9" chart:label-cell-address="工作表1.AH1:工作表1.AH1" chart:class="chart:bar">
            <chart:data-point chart:repeated="8"/>
          </chart:series>
          <chart:series chart:style-name="ch8" chart:values-cell-range-address="工作表1.AI2:工作表1.AI9" chart:label-cell-address="工作表1.AI1:工作表1.AI1" chart:class="chart:bar">
            <chart:data-point chart:repeated="8"/>
          </chart:series>
          <chart:series chart:style-name="ch9" chart:values-cell-range-address="工作表1.AJ2:工作表1.AJ9" chart:label-cell-address="工作表1.AJ1:工作表1.AJ1" chart:class="chart:bar">
            <chart:data-point chart:repeated="8"/>
          </chart:series>
          <chart:series chart:style-name="ch8" chart:values-cell-range-address="工作表1.AK2:工作表1.AK9" chart:label-cell-address="工作表1.AK1:工作表1.AK1" chart:class="chart:bar">
            <chart:data-point chart:repeated="8"/>
          </chart:series>
          <chart:series chart:style-name="ch9" chart:values-cell-range-address="工作表1.AL2:工作表1.AL9" chart:label-cell-address="工作表1.AL1:工作表1.AL1" chart:class="chart:bar">
            <chart:data-point chart:repeated="8"/>
          </chart:series>
          <chart:series chart:style-name="ch8" chart:values-cell-range-address="工作表1.AM2:工作表1.AM9" chart:label-cell-address="工作表1.AM1:工作表1.AM1" chart:class="chart:bar">
            <chart:data-point chart:repeated="8"/>
          </chart:series>
          <chart:series chart:style-name="ch9" chart:values-cell-range-address="工作表1.AN2:工作表1.AN9" chart:label-cell-address="工作表1.AN1:工作表1.AN1" chart:class="chart:bar">
            <chart:data-point chart:repeated="8"/>
          </chart:series>
          <chart:series chart:style-name="ch8" chart:values-cell-range-address="工作表1.AO2:工作表1.AO9" chart:label-cell-address="工作表1.AO1:工作表1.AO1" chart:class="chart:bar">
            <chart:data-point chart:repeated="8"/>
          </chart:series>
          <chart:series chart:style-name="ch9" chart:values-cell-range-address="工作表1.AP2:工作表1.AP9" chart:label-cell-address="工作表1.AP1:工作表1.AP1" chart:class="chart:bar">
            <chart:data-point chart:repeated="8"/>
          </chart:series>
          <chart:series chart:style-name="ch8" chart:values-cell-range-address="工作表1.AQ2:工作表1.AQ9" chart:label-cell-address="工作表1.AQ1:工作表1.AQ1" chart:class="chart:bar">
            <chart:data-point chart:repeated="8"/>
          </chart:series>
          <chart:series chart:style-name="ch9" chart:values-cell-range-address="工作表1.AR2:工作表1.AR9" chart:label-cell-address="工作表1.AR1:工作表1.AR1" chart:class="chart:bar">
            <chart:data-point chart:repeated="8"/>
          </chart:series>
          <chart:series chart:style-name="ch8" chart:values-cell-range-address="工作表1.AS2:工作表1.AS9" chart:label-cell-address="工作表1.AS1:工作表1.AS1" chart:class="chart:bar">
            <chart:data-point chart:repeated="8"/>
          </chart:series>
          <chart:series chart:style-name="ch9" chart:values-cell-range-address="工作表1.AT2:工作表1.AT9" chart:label-cell-address="工作表1.AT1:工作表1.AT1" chart:class="chart:bar">
            <chart:data-point chart:repeated="8"/>
          </chart:series>
          <chart:series chart:style-name="ch8" chart:values-cell-range-address="工作表1.AU2:工作表1.AU9" chart:label-cell-address="工作表1.AU1:工作表1.AU1" chart:class="chart:bar">
            <chart:data-point chart:repeated="8"/>
          </chart:series>
          <chart:series chart:style-name="ch9" chart:values-cell-range-address="工作表1.AV2:工作表1.AV9" chart:label-cell-address="工作表1.AV1:工作表1.AV1" chart:class="chart:bar">
            <chart:data-point chart:repeated="8"/>
          </chart:series>
          <chart:series chart:style-name="ch8" chart:values-cell-range-address="工作表1.AW2:工作表1.AW9" chart:label-cell-address="工作表1.AW1:工作表1.AW1" chart:class="chart:bar">
            <chart:data-point chart:repeated="8"/>
          </chart:series>
          <chart:series chart:style-name="ch9" chart:values-cell-range-address="工作表1.AX2:工作表1.AX9" chart:label-cell-address="工作表1.AX1:工作表1.AX1" chart:class="chart:bar">
            <chart:data-point chart:repeated="8"/>
          </chart:series>
          <chart:series chart:style-name="ch8" chart:values-cell-range-address="工作表1.AY2:工作表1.AY9" chart:label-cell-address="工作表1.AY1:工作表1.AY1" chart:class="chart:bar">
            <chart:data-point chart:repeated="8"/>
          </chart:series>
          <chart:series chart:style-name="ch9" chart:values-cell-range-address="工作表1.AZ2:工作表1.AZ9" chart:label-cell-address="工作表1.AZ1:工作表1.AZ1" chart:class="chart:bar">
            <chart:data-point chart:repeated="8"/>
          </chart:series>
          <chart:series chart:style-name="ch8" chart:values-cell-range-address="工作表1.BA2:工作表1.BA9" chart:label-cell-address="工作表1.BA1:工作表1.BA1" chart:class="chart:bar">
            <chart:data-point chart:repeated="8"/>
          </chart:series>
          <chart:series chart:style-name="ch9" chart:values-cell-range-address="工作表1.BB2:工作表1.BB9" chart:label-cell-address="工作表1.BB1:工作表1.BB1" chart:class="chart:bar">
            <chart:data-point chart:repeated="8"/>
          </chart:series>
          <chart:series chart:style-name="ch8" chart:values-cell-range-address="工作表1.BC2:工作表1.BC9" chart:label-cell-address="工作表1.BC1:工作表1.BC1" chart:class="chart:bar">
            <chart:data-point chart:repeated="8"/>
          </chart:series>
          <chart:series chart:style-name="ch9" chart:values-cell-range-address="工作表1.BD2:工作表1.BD9" chart:label-cell-address="工作表1.BD1:工作表1.BD1" chart:class="chart:bar">
            <chart:data-point chart:repeated="8"/>
          </chart:series>
          <chart:series chart:style-name="ch8" chart:values-cell-range-address="工作表1.BE2:工作表1.BE9" chart:label-cell-address="工作表1.BE1:工作表1.BE1" chart:class="chart:bar">
            <chart:data-point chart:repeated="8"/>
          </chart:series>
          <chart:series chart:style-name="ch6" chart:values-cell-range-address="工作表1.BF2:工作表1.BF9" chart:label-cell-address="工作表1.BF1:工作表1.BF1" chart:class="chart:bar">
            <chart:data-point chart:repeated="8"/>
          </chart:series>
          <chart:series chart:style-name="ch8" chart:values-cell-range-address="工作表1.BG2:工作表1.BG9" chart:label-cell-address="工作表1.BG1:工作表1.BG1" chart:class="chart:bar">
            <chart:data-point chart:repeated="8"/>
          </chart:series>
          <chart:series chart:style-name="ch9" chart:values-cell-range-address="工作表1.BH2:工作表1.BH9" chart:label-cell-address="工作表1.BH1:工作表1.BH1" chart:class="chart:bar">
            <chart:data-point chart:repeated="8"/>
          </chart:series>
          <chart:series chart:style-name="ch10" chart:values-cell-range-address="工作表1.BI2:工作表1.BI9" chart:label-cell-address="工作表1.BI1:工作表1.BI1" chart:class="chart:bar">
            <chart:data-point chart:repeated="8"/>
          </chart:series>
          <chart:series chart:style-name="ch11" chart:values-cell-range-address="工作表1.BJ2:工作表1.BJ9" chart:label-cell-address="工作表1.BJ1:工作表1.BJ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  <table:table-cell office:value-type="string">
                <text:p>16</text:p>
                <draw:g>
                  <svg:desc>工作表1.AG1:工作表1.AG1</svg:desc>
                </draw:g>
              </table:table-cell>
              <table:table-cell office:value-type="string">
                <text:p>16</text:p>
                <draw:g>
                  <svg:desc>工作表1.AH1:工作表1.AH1</svg:desc>
                </draw:g>
              </table:table-cell>
              <table:table-cell office:value-type="string">
                <text:p>17</text:p>
                <draw:g>
                  <svg:desc>工作表1.AI1:工作表1.AI1</svg:desc>
                </draw:g>
              </table:table-cell>
              <table:table-cell office:value-type="string">
                <text:p>17</text:p>
                <draw:g>
                  <svg:desc>工作表1.AJ1:工作表1.AJ1</svg:desc>
                </draw:g>
              </table:table-cell>
              <table:table-cell office:value-type="string">
                <text:p>18</text:p>
                <draw:g>
                  <svg:desc>工作表1.AK1:工作表1.AK1</svg:desc>
                </draw:g>
              </table:table-cell>
              <table:table-cell office:value-type="string">
                <text:p>18</text:p>
                <draw:g>
                  <svg:desc>工作表1.AL1:工作表1.AL1</svg:desc>
                </draw:g>
              </table:table-cell>
              <table:table-cell office:value-type="string">
                <text:p>19</text:p>
                <draw:g>
                  <svg:desc>工作表1.AM1:工作表1.AM1</svg:desc>
                </draw:g>
              </table:table-cell>
              <table:table-cell office:value-type="string">
                <text:p>19</text:p>
                <draw:g>
                  <svg:desc>工作表1.AN1:工作表1.AN1</svg:desc>
                </draw:g>
              </table:table-cell>
              <table:table-cell office:value-type="string">
                <text:p>20</text:p>
                <draw:g>
                  <svg:desc>工作表1.AO1:工作表1.AO1</svg:desc>
                </draw:g>
              </table:table-cell>
              <table:table-cell office:value-type="string">
                <text:p>20</text:p>
                <draw:g>
                  <svg:desc>工作表1.AP1:工作表1.AP1</svg:desc>
                </draw:g>
              </table:table-cell>
              <table:table-cell office:value-type="string">
                <text:p>21</text:p>
                <draw:g>
                  <svg:desc>工作表1.AQ1:工作表1.AQ1</svg:desc>
                </draw:g>
              </table:table-cell>
              <table:table-cell office:value-type="string">
                <text:p>21</text:p>
                <draw:g>
                  <svg:desc>工作表1.AR1:工作表1.AR1</svg:desc>
                </draw:g>
              </table:table-cell>
              <table:table-cell office:value-type="string">
                <text:p>22</text:p>
                <draw:g>
                  <svg:desc>工作表1.AS1:工作表1.AS1</svg:desc>
                </draw:g>
              </table:table-cell>
              <table:table-cell office:value-type="string">
                <text:p>22</text:p>
                <draw:g>
                  <svg:desc>工作表1.AT1:工作表1.AT1</svg:desc>
                </draw:g>
              </table:table-cell>
              <table:table-cell office:value-type="string">
                <text:p>23</text:p>
                <draw:g>
                  <svg:desc>工作表1.AU1:工作表1.AU1</svg:desc>
                </draw:g>
              </table:table-cell>
              <table:table-cell office:value-type="string">
                <text:p>23</text:p>
                <draw:g>
                  <svg:desc>工作表1.AV1:工作表1.AV1</svg:desc>
                </draw:g>
              </table:table-cell>
              <table:table-cell office:value-type="string">
                <text:p>24</text:p>
                <draw:g>
                  <svg:desc>工作表1.AW1:工作表1.AW1</svg:desc>
                </draw:g>
              </table:table-cell>
              <table:table-cell office:value-type="string">
                <text:p>24</text:p>
                <draw:g>
                  <svg:desc>工作表1.AX1:工作表1.AX1</svg:desc>
                </draw:g>
              </table:table-cell>
              <table:table-cell office:value-type="string">
                <text:p>25</text:p>
                <draw:g>
                  <svg:desc>工作表1.AY1:工作表1.AY1</svg:desc>
                </draw:g>
              </table:table-cell>
              <table:table-cell office:value-type="string">
                <text:p>25</text:p>
                <draw:g>
                  <svg:desc>工作表1.AZ1:工作表1.AZ1</svg:desc>
                </draw:g>
              </table:table-cell>
              <table:table-cell office:value-type="string">
                <text:p>26</text:p>
                <draw:g>
                  <svg:desc>工作表1.BA1:工作表1.BA1</svg:desc>
                </draw:g>
              </table:table-cell>
              <table:table-cell office:value-type="string">
                <text:p>26</text:p>
                <draw:g>
                  <svg:desc>工作表1.BB1:工作表1.BB1</svg:desc>
                </draw:g>
              </table:table-cell>
              <table:table-cell office:value-type="string">
                <text:p>27</text:p>
                <draw:g>
                  <svg:desc>工作表1.BC1:工作表1.BC1</svg:desc>
                </draw:g>
              </table:table-cell>
              <table:table-cell office:value-type="string">
                <text:p>27</text:p>
                <draw:g>
                  <svg:desc>工作表1.BD1:工作表1.BD1</svg:desc>
                </draw:g>
              </table:table-cell>
              <table:table-cell office:value-type="string">
                <text:p>28</text:p>
                <draw:g>
                  <svg:desc>工作表1.BE1:工作表1.BE1</svg:desc>
                </draw:g>
              </table:table-cell>
              <table:table-cell office:value-type="string">
                <text:p>28</text:p>
                <draw:g>
                  <svg:desc>工作表1.BF1:工作表1.BF1</svg:desc>
                </draw:g>
              </table:table-cell>
              <table:table-cell office:value-type="string">
                <text:p>29</text:p>
                <draw:g>
                  <svg:desc>工作表1.BG1:工作表1.BG1</svg:desc>
                </draw:g>
              </table:table-cell>
              <table:table-cell office:value-type="string">
                <text:p>29</text:p>
                <draw:g>
                  <svg:desc>工作表1.BH1:工作表1.BH1</svg:desc>
                </draw:g>
              </table:table-cell>
              <table:table-cell office:value-type="string">
                <text:p>30</text:p>
                <draw:g>
                  <svg:desc>工作表1.BI1:工作表1.BI1</svg:desc>
                </draw:g>
              </table:table-cell>
              <table:table-cell office:value-type="string">
                <text:p>30</text:p>
                <draw:g>
                  <svg:desc>工作表1.BJ1:工作表1.B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9</svg:desc>
                </draw:g>
              </table:table-cell>
              <table:table-cell office:value-type="float" office:value="0">
                <text:p>0</text:p>
                <draw:g>
                  <svg:desc>工作表1.B2:工作表1.B9</svg:desc>
                </draw:g>
              </table:table-cell>
              <table:table-cell office:value-type="float" office:value="402134938">
                <text:p>402134938</text:p>
                <draw:g>
                  <svg:desc>工作表1.C2:工作表1.C9</svg:desc>
                </draw:g>
              </table:table-cell>
              <table:table-cell office:value-type="float" office:value="1340250317">
                <text:p>1340250317</text:p>
                <draw:g>
                  <svg:desc>工作表1.D2:工作表1.D9</svg:desc>
                </draw:g>
              </table:table-cell>
              <table:table-cell office:value-type="float" office:value="991682">
                <text:p>991682</text:p>
                <draw:g>
                  <svg:desc>工作表1.E2:工作表1.E9</svg:desc>
                </draw:g>
              </table:table-cell>
              <table:table-cell office:value-type="float" office:value="1213953400">
                <text:p>1213953400</text:p>
                <draw:g>
                  <svg:desc>工作表1.F2:工作表1.F9</svg:desc>
                </draw:g>
              </table:table-cell>
              <table:table-cell office:value-type="float" office:value="201924339">
                <text:p>201924339</text:p>
                <draw:g>
                  <svg:desc>工作表1.G2:工作表1.G9</svg:desc>
                </draw:g>
              </table:table-cell>
              <table:table-cell office:value-type="float" office:value="1120860594">
                <text:p>1120860594</text:p>
                <draw:g>
                  <svg:desc>工作表1.H2:工作表1.H9</svg:desc>
                </draw:g>
              </table:table-cell>
              <table:table-cell office:value-type="float" office:value="322680211">
                <text:p>322680211</text:p>
                <draw:g>
                  <svg:desc>工作表1.I2:工作表1.I9</svg:desc>
                </draw:g>
              </table:table-cell>
              <table:table-cell office:value-type="float" office:value="739865914">
                <text:p>739865914</text:p>
                <draw:g>
                  <svg:desc>工作表1.J2:工作表1.J9</svg:desc>
                </draw:g>
              </table:table-cell>
              <table:table-cell office:value-type="float" office:value="502434458">
                <text:p>502434458</text:p>
                <draw:g>
                  <svg:desc>工作表1.K2:工作表1.K9</svg:desc>
                </draw:g>
              </table:table-cell>
              <table:table-cell office:value-type="float" office:value="1258357028">
                <text:p>1258357028</text:p>
                <draw:g>
                  <svg:desc>工作表1.L2:工作表1.L9</svg:desc>
                </draw:g>
              </table:table-cell>
              <table:table-cell office:value-type="float" office:value="101019864">
                <text:p>101019864</text:p>
                <draw:g>
                  <svg:desc>工作表1.M2:工作表1.M9</svg:desc>
                </draw:g>
              </table:table-cell>
              <table:table-cell office:value-type="float" office:value="1306747855">
                <text:p>1306747855</text:p>
                <draw:g>
                  <svg:desc>工作表1.N2:工作表1.N9</svg:desc>
                </draw:g>
              </table:table-cell>
              <table:table-cell office:value-type="float" office:value="802684218">
                <text:p>802684218</text:p>
                <draw:g>
                  <svg:desc>工作表1.O2:工作表1.O9</svg:desc>
                </draw:g>
              </table:table-cell>
              <table:table-cell office:value-type="float" office:value="1202676915">
                <text:p>1202676915</text:p>
                <draw:g>
                  <svg:desc>工作表1.P2:工作表1.P9</svg:desc>
                </draw:g>
              </table:table-cell>
              <table:table-cell office:value-type="float" office:value="233734414">
                <text:p>233734414</text:p>
                <draw:g>
                  <svg:desc>工作表1.Q2:工作表1.Q9</svg:desc>
                </draw:g>
              </table:table-cell>
              <table:table-cell office:value-type="float" office:value="790748475">
                <text:p>790748475</text:p>
                <draw:g>
                  <svg:desc>工作表1.R2:工作表1.R9</svg:desc>
                </draw:g>
              </table:table-cell>
              <table:table-cell office:value-type="float" office:value="903076678">
                <text:p>903076678</text:p>
                <draw:g>
                  <svg:desc>工作表1.S2:工作表1.S9</svg:desc>
                </draw:g>
              </table:table-cell>
              <table:table-cell office:value-type="float" office:value="1181348530">
                <text:p>1181348530</text:p>
                <draw:g>
                  <svg:desc>工作表1.T2:工作表1.T9</svg:desc>
                </draw:g>
              </table:table-cell>
              <table:table-cell office:value-type="float" office:value="100995169">
                <text:p>100995169</text:p>
                <draw:g>
                  <svg:desc>工作表1.U2:工作表1.U9</svg:desc>
                </draw:g>
              </table:table-cell>
              <table:table-cell office:value-type="float" office:value="1254167340">
                <text:p>1254167340</text:p>
                <draw:g>
                  <svg:desc>工作表1.V2:工作表1.V9</svg:desc>
                </draw:g>
              </table:table-cell>
              <table:table-cell office:value-type="float" office:value="201519529">
                <text:p>201519529</text:p>
                <draw:g>
                  <svg:desc>工作表1.W2:工作表1.W9</svg:desc>
                </draw:g>
              </table:table-cell>
              <table:table-cell office:value-type="float" office:value="1172570784">
                <text:p>1172570784</text:p>
                <draw:g>
                  <svg:desc>工作表1.X2:工作表1.X9</svg:desc>
                </draw:g>
              </table:table-cell>
              <table:table-cell office:value-type="float" office:value="223126500">
                <text:p>223126500</text:p>
                <draw:g>
                  <svg:desc>工作表1.Y2:工作表1.Y9</svg:desc>
                </draw:g>
              </table:table-cell>
              <table:table-cell office:value-type="float" office:value="743824280">
                <text:p>743824280</text:p>
                <draw:g>
                  <svg:desc>工作表1.Z2:工作表1.Z9</svg:desc>
                </draw:g>
              </table:table-cell>
              <table:table-cell office:value-type="float" office:value="602409614">
                <text:p>602409614</text:p>
                <draw:g>
                  <svg:desc>工作表1.AA2:工作表1.AA9</svg:desc>
                </draw:g>
              </table:table-cell>
              <table:table-cell office:value-type="float" office:value="1188540279">
                <text:p>1188540279</text:p>
                <draw:g>
                  <svg:desc>工作表1.AB2:工作表1.AB9</svg:desc>
                </draw:g>
              </table:table-cell>
              <table:table-cell office:value-type="float" office:value="402125739">
                <text:p>402125739</text:p>
                <draw:g>
                  <svg:desc>工作表1.AC2:工作表1.AC9</svg:desc>
                </draw:g>
              </table:table-cell>
              <table:table-cell office:value-type="float" office:value="1275662461">
                <text:p>1275662461</text:p>
                <draw:g>
                  <svg:desc>工作表1.AD2:工作表1.AD9</svg:desc>
                </draw:g>
              </table:table-cell>
              <table:table-cell office:value-type="float" office:value="401977036">
                <text:p>401977036</text:p>
                <draw:g>
                  <svg:desc>工作表1.AE2:工作表1.AE9</svg:desc>
                </draw:g>
              </table:table-cell>
              <table:table-cell office:value-type="float" office:value="1383153990">
                <text:p>1383153990</text:p>
                <draw:g>
                  <svg:desc>工作表1.AF2:工作表1.AF9</svg:desc>
                </draw:g>
              </table:table-cell>
              <table:table-cell office:value-type="float" office:value="228093001">
                <text:p>228093001</text:p>
                <draw:g>
                  <svg:desc>工作表1.AG2:工作表1.AG9</svg:desc>
                </draw:g>
              </table:table-cell>
              <table:table-cell office:value-type="float" office:value="749275917">
                <text:p>749275917</text:p>
                <draw:g>
                  <svg:desc>工作表1.AH2:工作表1.AH9</svg:desc>
                </draw:g>
              </table:table-cell>
              <table:table-cell office:value-type="float" office:value="802625998">
                <text:p>802625998</text:p>
                <draw:g>
                  <svg:desc>工作表1.AI2:工作表1.AI9</svg:desc>
                </draw:g>
              </table:table-cell>
              <table:table-cell office:value-type="float" office:value="1352480968">
                <text:p>1352480968</text:p>
                <draw:g>
                  <svg:desc>工作表1.AJ2:工作表1.AJ9</svg:desc>
                </draw:g>
              </table:table-cell>
              <table:table-cell office:value-type="float" office:value="742691">
                <text:p>742691</text:p>
                <draw:g>
                  <svg:desc>工作表1.AK2:工作表1.AK9</svg:desc>
                </draw:g>
              </table:table-cell>
              <table:table-cell office:value-type="float" office:value="1316053130">
                <text:p>1316053130</text:p>
                <draw:g>
                  <svg:desc>工作表1.AL2:工作表1.AL9</svg:desc>
                </draw:g>
              </table:table-cell>
              <table:table-cell office:value-type="float" office:value="201391379">
                <text:p>201391379</text:p>
                <draw:g>
                  <svg:desc>工作表1.AM2:工作表1.AM9</svg:desc>
                </draw:g>
              </table:table-cell>
              <table:table-cell office:value-type="float" office:value="1428443203">
                <text:p>1428443203</text:p>
                <draw:g>
                  <svg:desc>工作表1.AN2:工作表1.AN9</svg:desc>
                </draw:g>
              </table:table-cell>
              <table:table-cell office:value-type="float" office:value="232438873">
                <text:p>232438873</text:p>
                <draw:g>
                  <svg:desc>工作表1.AO2:工作表1.AO9</svg:desc>
                </draw:g>
              </table:table-cell>
              <table:table-cell office:value-type="float" office:value="771863148">
                <text:p>771863148</text:p>
                <draw:g>
                  <svg:desc>工作表1.AP2:工作表1.AP9</svg:desc>
                </draw:g>
              </table:table-cell>
              <table:table-cell office:value-type="float" office:value="702498460">
                <text:p>702498460</text:p>
                <draw:g>
                  <svg:desc>工作表1.AQ2:工作表1.AQ9</svg:desc>
                </draw:g>
              </table:table-cell>
              <table:table-cell office:value-type="float" office:value="1227174906">
                <text:p>1227174906</text:p>
                <draw:g>
                  <svg:desc>工作表1.AR2:工作表1.AR9</svg:desc>
                </draw:g>
              </table:table-cell>
              <table:table-cell office:value-type="float" office:value="201266737">
                <text:p>201266737</text:p>
                <draw:g>
                  <svg:desc>工作表1.AS2:工作表1.AS9</svg:desc>
                </draw:g>
              </table:table-cell>
              <table:table-cell office:value-type="float" office:value="1318492082">
                <text:p>1318492082</text:p>
                <draw:g>
                  <svg:desc>工作表1.AT2:工作表1.AT9</svg:desc>
                </draw:g>
              </table:table-cell>
              <table:table-cell office:value-type="float" office:value="104175321">
                <text:p>104175321</text:p>
                <draw:g>
                  <svg:desc>工作表1.AU2:工作表1.AU9</svg:desc>
                </draw:g>
              </table:table-cell>
              <table:table-cell office:value-type="float" office:value="1344228374">
                <text:p>1344228374</text:p>
                <draw:g>
                  <svg:desc>工作表1.AV2:工作表1.AV9</svg:desc>
                </draw:g>
              </table:table-cell>
              <table:table-cell office:value-type="float" office:value="233206488">
                <text:p>233206488</text:p>
                <draw:g>
                  <svg:desc>工作表1.AW2:工作表1.AW9</svg:desc>
                </draw:g>
              </table:table-cell>
              <table:table-cell office:value-type="float" office:value="867133967">
                <text:p>867133967</text:p>
                <draw:g>
                  <svg:desc>工作表1.AX2:工作表1.AX9</svg:desc>
                </draw:g>
              </table:table-cell>
              <table:table-cell office:value-type="float" office:value="802352223">
                <text:p>802352223</text:p>
                <draw:g>
                  <svg:desc>工作表1.AY2:工作表1.AY9</svg:desc>
                </draw:g>
              </table:table-cell>
              <table:table-cell office:value-type="float" office:value="1270568301">
                <text:p>1270568301</text:p>
                <draw:g>
                  <svg:desc>工作表1.AZ2:工作表1.AZ9</svg:desc>
                </draw:g>
              </table:table-cell>
              <table:table-cell office:value-type="float" office:value="301618816">
                <text:p>301618816</text:p>
                <draw:g>
                  <svg:desc>工作表1.BA2:工作表1.BA9</svg:desc>
                </draw:g>
              </table:table-cell>
              <table:table-cell office:value-type="float" office:value="1085752120">
                <text:p>1085752120</text:p>
                <draw:g>
                  <svg:desc>工作表1.BB2:工作表1.BB9</svg:desc>
                </draw:g>
              </table:table-cell>
              <table:table-cell office:value-type="float" office:value="303222425">
                <text:p>303222425</text:p>
                <draw:g>
                  <svg:desc>工作表1.BC2:工作表1.BC9</svg:desc>
                </draw:g>
              </table:table-cell>
              <table:table-cell office:value-type="float" office:value="1038878356">
                <text:p>1038878356</text:p>
                <draw:g>
                  <svg:desc>工作表1.BD2:工作表1.BD9</svg:desc>
                </draw:g>
              </table:table-cell>
              <table:table-cell office:value-type="float" office:value="122469331">
                <text:p>122469331</text:p>
                <draw:g>
                  <svg:desc>工作表1.BE2:工作表1.BE9</svg:desc>
                </draw:g>
              </table:table-cell>
              <table:table-cell office:value-type="float" office:value="763664932">
                <text:p>763664932</text:p>
                <draw:g>
                  <svg:desc>工作表1.BF2:工作表1.BF9</svg:desc>
                </draw:g>
              </table:table-cell>
              <table:table-cell office:value-type="float" office:value="604692479">
                <text:p>604692479</text:p>
                <draw:g>
                  <svg:desc>工作表1.BG2:工作表1.BG9</svg:desc>
                </draw:g>
              </table:table-cell>
              <table:table-cell office:value-type="float" office:value="1169428251">
                <text:p>1169428251</text:p>
                <draw:g>
                  <svg:desc>工作表1.BH2:工作表1.BH9</svg:desc>
                </draw:g>
              </table:table-cell>
              <table:table-cell office:value-type="float" office:value="201619724">
                <text:p>201619724</text:p>
                <draw:g>
                  <svg:desc>工作表1.BI2:工作表1.BI9</svg:desc>
                </draw:g>
              </table:table-cell>
              <table:table-cell office:value-type="float" office:value="1169375577">
                <text:p>1169375577</text:p>
                <draw:g>
                  <svg:desc>工作表1.BJ2:工作表1.BJ9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59360256">
                <text:p>159360256</text:p>
              </table:table-cell>
              <table:table-cell office:value-type="float" office:value="221678276">
                <text:p>221678276</text:p>
              </table:table-cell>
              <table:table-cell office:value-type="float" office:value="739990179">
                <text:p>739990179</text:p>
              </table:table-cell>
              <table:table-cell office:value-type="float" office:value="702635183">
                <text:p>702635183</text:p>
              </table:table-cell>
              <table:table-cell office:value-type="float" office:value="1328102668">
                <text:p>1328102668</text:p>
              </table:table-cell>
              <table:table-cell office:value-type="float" office:value="101216323">
                <text:p>101216323</text:p>
              </table:table-cell>
              <table:table-cell office:value-type="float" office:value="1254752801">
                <text:p>1254752801</text:p>
              </table:table-cell>
              <table:table-cell office:value-type="float" office:value="829008">
                <text:p>829008</text:p>
              </table:table-cell>
              <table:table-cell office:value-type="float" office:value="1109397125">
                <text:p>1109397125</text:p>
              </table:table-cell>
              <table:table-cell office:value-type="float" office:value="227033763">
                <text:p>227033763</text:p>
              </table:table-cell>
              <table:table-cell office:value-type="float" office:value="792620548">
                <text:p>792620548</text:p>
              </table:table-cell>
              <table:table-cell office:value-type="float" office:value="609991419">
                <text:p>609991419</text:p>
              </table:table-cell>
              <table:table-cell office:value-type="float" office:value="1339063706">
                <text:p>1339063706</text:p>
              </table:table-cell>
              <table:table-cell office:value-type="float" office:value="702702407">
                <text:p>702702407</text:p>
              </table:table-cell>
              <table:table-cell office:value-type="float" office:value="1393538248">
                <text:p>1393538248</text:p>
              </table:table-cell>
              <table:table-cell office:value-type="float" office:value="101061149">
                <text:p>101061149</text:p>
              </table:table-cell>
              <table:table-cell office:value-type="float" office:value="1431283732">
                <text:p>1431283732</text:p>
              </table:table-cell>
              <table:table-cell office:value-type="float" office:value="130824352">
                <text:p>130824352</text:p>
              </table:table-cell>
              <table:table-cell office:value-type="float" office:value="769547698">
                <text:p>769547698</text:p>
              </table:table-cell>
              <table:table-cell office:value-type="float" office:value="702479907">
                <text:p>702479907</text:p>
              </table:table-cell>
              <table:table-cell office:value-type="float" office:value="1382300920">
                <text:p>1382300920</text:p>
              </table:table-cell>
              <table:table-cell office:value-type="float" office:value="742803">
                <text:p>742803</text:p>
              </table:table-cell>
              <table:table-cell office:value-type="float" office:value="1338911405">
                <text:p>1338911405</text:p>
              </table:table-cell>
              <table:table-cell office:value-type="float" office:value="778826">
                <text:p>778826</text:p>
              </table:table-cell>
              <table:table-cell office:value-type="float" office:value="1153829588">
                <text:p>1153829588</text:p>
              </table:table-cell>
              <table:table-cell office:value-type="float" office:value="223702818">
                <text:p>223702818</text:p>
              </table:table-cell>
              <table:table-cell office:value-type="float" office:value="791544692">
                <text:p>791544692</text:p>
              </table:table-cell>
              <table:table-cell office:value-type="float" office:value="802820469">
                <text:p>802820469</text:p>
              </table:table-cell>
              <table:table-cell office:value-type="float" office:value="1306618142">
                <text:p>1306618142</text:p>
              </table:table-cell>
              <table:table-cell office:value-type="float" office:value="401750397">
                <text:p>401750397</text:p>
              </table:table-cell>
              <table:table-cell office:value-type="float" office:value="1208379197">
                <text:p>1208379197</text:p>
              </table:table-cell>
              <table:table-cell office:value-type="float" office:value="402058380">
                <text:p>402058380</text:p>
              </table:table-cell>
              <table:table-cell office:value-type="float" office:value="1352810469">
                <text:p>1352810469</text:p>
              </table:table-cell>
              <table:table-cell office:value-type="float" office:value="126668879">
                <text:p>126668879</text:p>
              </table:table-cell>
              <table:table-cell office:value-type="float" office:value="790636946">
                <text:p>790636946</text:p>
              </table:table-cell>
              <table:table-cell office:value-type="float" office:value="705442822">
                <text:p>705442822</text:p>
              </table:table-cell>
              <table:table-cell office:value-type="float" office:value="1353893612">
                <text:p>1353893612</text:p>
              </table:table-cell>
              <table:table-cell office:value-type="float" office:value="819127">
                <text:p>819127</text:p>
              </table:table-cell>
              <table:table-cell office:value-type="float" office:value="1258021070">
                <text:p>1258021070</text:p>
              </table:table-cell>
              <table:table-cell office:value-type="float" office:value="401669550">
                <text:p>401669550</text:p>
              </table:table-cell>
              <table:table-cell office:value-type="float" office:value="1383138003">
                <text:p>1383138003</text:p>
              </table:table-cell>
              <table:table-cell office:value-type="float" office:value="128305788">
                <text:p>128305788</text:p>
              </table:table-cell>
              <table:table-cell office:value-type="float" office:value="798865010">
                <text:p>798865010</text:p>
              </table:table-cell>
              <table:table-cell office:value-type="float" office:value="702419317">
                <text:p>702419317</text:p>
              </table:table-cell>
              <table:table-cell office:value-type="float" office:value="1429523367">
                <text:p>1429523367</text:p>
              </table:table-cell>
              <table:table-cell office:value-type="float" office:value="1196627">
                <text:p>1196627</text:p>
              </table:table-cell>
              <table:table-cell office:value-type="float" office:value="1484946428">
                <text:p>1484946428</text:p>
              </table:table-cell>
              <table:table-cell office:value-type="float" office:value="923835">
                <text:p>923835</text:p>
              </table:table-cell>
              <table:table-cell office:value-type="float" office:value="1563788516">
                <text:p>1563788516</text:p>
              </table:table-cell>
              <table:table-cell office:value-type="float" office:value="235231346">
                <text:p>235231346</text:p>
              </table:table-cell>
              <table:table-cell office:value-type="float" office:value="810712969">
                <text:p>810712969</text:p>
              </table:table-cell>
              <table:table-cell office:value-type="float" office:value="602118788">
                <text:p>602118788</text:p>
              </table:table-cell>
              <table:table-cell office:value-type="float" office:value="1139751471">
                <text:p>1139751471</text:p>
              </table:table-cell>
              <table:table-cell office:value-type="float" office:value="303234977">
                <text:p>303234977</text:p>
              </table:table-cell>
              <table:table-cell office:value-type="float" office:value="1045802636">
                <text:p>1045802636</text:p>
              </table:table-cell>
              <table:table-cell office:value-type="float" office:value="203401136">
                <text:p>203401136</text:p>
              </table:table-cell>
              <table:table-cell office:value-type="float" office:value="1106340249">
                <text:p>1106340249</text:p>
              </table:table-cell>
              <table:table-cell office:value-type="float" office:value="226620068">
                <text:p>226620068</text:p>
              </table:table-cell>
              <table:table-cell office:value-type="float" office:value="717863354">
                <text:p>717863354</text:p>
              </table:table-cell>
              <table:table-cell office:value-type="float" office:value="602442520">
                <text:p>602442520</text:p>
              </table:table-cell>
              <table:table-cell office:value-type="float" office:value="1213475249">
                <text:p>1213475249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29789952">
                <text:p>329789952</text:p>
              </table:table-cell>
              <table:table-cell office:value-type="float" office:value="856799">
                <text:p>856799</text:p>
              </table:table-cell>
              <table:table-cell office:value-type="float" office:value="1265898715">
                <text:p>1265898715</text:p>
              </table:table-cell>
              <table:table-cell office:value-type="float" office:value="226738770">
                <text:p>226738770</text:p>
              </table:table-cell>
              <table:table-cell office:value-type="float" office:value="806468548">
                <text:p>806468548</text:p>
              </table:table-cell>
              <table:table-cell office:value-type="float" office:value="604783270">
                <text:p>604783270</text:p>
              </table:table-cell>
              <table:table-cell office:value-type="float" office:value="1174684914">
                <text:p>1174684914</text:p>
              </table:table-cell>
              <table:table-cell office:value-type="float" office:value="101101068">
                <text:p>101101068</text:p>
              </table:table-cell>
              <table:table-cell office:value-type="float" office:value="1236041505">
                <text:p>1236041505</text:p>
              </table:table-cell>
              <table:table-cell office:value-type="float" office:value="952061">
                <text:p>952061</text:p>
              </table:table-cell>
              <table:table-cell office:value-type="float" office:value="1313539699">
                <text:p>1313539699</text:p>
              </table:table-cell>
              <table:table-cell office:value-type="float" office:value="126875728">
                <text:p>126875728</text:p>
              </table:table-cell>
              <table:table-cell office:value-type="float" office:value="842483807">
                <text:p>842483807</text:p>
              </table:table-cell>
              <table:table-cell office:value-type="float" office:value="1304439175">
                <text:p>1304439175</text:p>
              </table:table-cell>
              <table:table-cell office:value-type="float" office:value="1197843786">
                <text:p>1197843786</text:p>
              </table:table-cell>
              <table:table-cell office:value-type="float" office:value="201476113">
                <text:p>201476113</text:p>
              </table:table-cell>
              <table:table-cell office:value-type="float" office:value="1549817415">
                <text:p>1549817415</text:p>
              </table:table-cell>
              <table:table-cell office:value-type="float" office:value="101340288">
                <text:p>101340288</text:p>
              </table:table-cell>
              <table:table-cell office:value-type="float" office:value="1184150077">
                <text:p>1184150077</text:p>
              </table:table-cell>
              <table:table-cell office:value-type="float" office:value="226917484">
                <text:p>226917484</text:p>
              </table:table-cell>
              <table:table-cell office:value-type="float" office:value="853619008">
                <text:p>853619008</text:p>
              </table:table-cell>
              <table:table-cell office:value-type="float" office:value="502833698">
                <text:p>502833698</text:p>
              </table:table-cell>
              <table:table-cell office:value-type="float" office:value="1190898658">
                <text:p>1190898658</text:p>
              </table:table-cell>
              <table:table-cell office:value-type="float" office:value="201362019">
                <text:p>201362019</text:p>
              </table:table-cell>
              <table:table-cell office:value-type="float" office:value="1188332094">
                <text:p>1188332094</text:p>
              </table:table-cell>
              <table:table-cell office:value-type="float" office:value="201464157">
                <text:p>201464157</text:p>
              </table:table-cell>
              <table:table-cell office:value-type="float" office:value="1387233920">
                <text:p>1387233920</text:p>
              </table:table-cell>
              <table:table-cell office:value-type="float" office:value="226458029">
                <text:p>226458029</text:p>
              </table:table-cell>
              <table:table-cell office:value-type="float" office:value="855527768">
                <text:p>855527768</text:p>
              </table:table-cell>
              <table:table-cell office:value-type="float" office:value="809993067">
                <text:p>809993067</text:p>
              </table:table-cell>
              <table:table-cell office:value-type="float" office:value="1235630352">
                <text:p>1235630352</text:p>
              </table:table-cell>
              <table:table-cell office:value-type="float" office:value="301501324">
                <text:p>301501324</text:p>
              </table:table-cell>
              <table:table-cell office:value-type="float" office:value="1235679436">
                <text:p>1235679436</text:p>
              </table:table-cell>
              <table:table-cell office:value-type="float" office:value="301641487">
                <text:p>301641487</text:p>
              </table:table-cell>
              <table:table-cell office:value-type="float" office:value="1254393969">
                <text:p>1254393969</text:p>
              </table:table-cell>
              <table:table-cell office:value-type="float" office:value="233766109">
                <text:p>233766109</text:p>
              </table:table-cell>
              <table:table-cell office:value-type="float" office:value="810083093">
                <text:p>810083093</text:p>
              </table:table-cell>
              <table:table-cell office:value-type="float" office:value="610048667">
                <text:p>610048667</text:p>
              </table:table-cell>
              <table:table-cell office:value-type="float" office:value="1345241454">
                <text:p>1345241454</text:p>
              </table:table-cell>
              <table:table-cell office:value-type="float" office:value="301560894">
                <text:p>301560894</text:p>
              </table:table-cell>
              <table:table-cell office:value-type="float" office:value="1198374644">
                <text:p>1198374644</text:p>
              </table:table-cell>
              <table:table-cell office:value-type="float" office:value="301609174">
                <text:p>301609174</text:p>
              </table:table-cell>
              <table:table-cell office:value-type="float" office:value="1284805424">
                <text:p>1284805424</text:p>
              </table:table-cell>
              <table:table-cell office:value-type="float" office:value="227742129">
                <text:p>227742129</text:p>
              </table:table-cell>
              <table:table-cell office:value-type="float" office:value="760659915">
                <text:p>760659915</text:p>
              </table:table-cell>
              <table:table-cell office:value-type="float" office:value="602292299">
                <text:p>602292299</text:p>
              </table:table-cell>
              <table:table-cell office:value-type="float" office:value="1314197998">
                <text:p>1314197998</text:p>
              </table:table-cell>
              <table:table-cell office:value-type="float" office:value="201347501">
                <text:p>201347501</text:p>
              </table:table-cell>
              <table:table-cell office:value-type="float" office:value="1316285473">
                <text:p>1316285473</text:p>
              </table:table-cell>
              <table:table-cell office:value-type="float" office:value="501915896">
                <text:p>501915896</text:p>
              </table:table-cell>
              <table:table-cell office:value-type="float" office:value="1273921911">
                <text:p>1273921911</text:p>
              </table:table-cell>
              <table:table-cell office:value-type="float" office:value="141642619">
                <text:p>141642619</text:p>
              </table:table-cell>
              <table:table-cell office:value-type="float" office:value="705276386">
                <text:p>705276386</text:p>
              </table:table-cell>
              <table:table-cell office:value-type="float" office:value="704845235">
                <text:p>704845235</text:p>
              </table:table-cell>
              <table:table-cell office:value-type="float" office:value="1052237038">
                <text:p>1052237038</text:p>
              </table:table-cell>
              <table:table-cell office:value-type="float" office:value="203828626">
                <text:p>203828626</text:p>
              </table:table-cell>
              <table:table-cell office:value-type="float" office:value="1114078541">
                <text:p>1114078541</text:p>
              </table:table-cell>
              <table:table-cell office:value-type="float" office:value="203646505">
                <text:p>203646505</text:p>
              </table:table-cell>
              <table:table-cell office:value-type="float" office:value="1161041764">
                <text:p>1161041764</text:p>
              </table:table-cell>
              <table:table-cell office:value-type="float" office:value="128355672">
                <text:p>128355672</text:p>
              </table:table-cell>
              <table:table-cell office:value-type="float" office:value="791159360">
                <text:p>791159360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441840128">
                <text:p>441840128</text:p>
              </table:table-cell>
              <table:table-cell office:value-type="float" office:value="860559">
                <text:p>860559</text:p>
              </table:table-cell>
              <table:table-cell office:value-type="float" office:value="1347568413">
                <text:p>1347568413</text:p>
              </table:table-cell>
              <table:table-cell office:value-type="float" office:value="749596">
                <text:p>749596</text:p>
              </table:table-cell>
              <table:table-cell office:value-type="float" office:value="1232552519">
                <text:p>1232552519</text:p>
              </table:table-cell>
              <table:table-cell office:value-type="float" office:value="133621706">
                <text:p>133621706</text:p>
              </table:table-cell>
              <table:table-cell office:value-type="float" office:value="3819816891">
                <text:p>3819816891</text:p>
              </table:table-cell>
              <table:table-cell office:value-type="float" office:value="1174724">
                <text:p>1174724</text:p>
              </table:table-cell>
              <table:table-cell office:value-type="float" office:value="712686206">
                <text:p>712686206</text:p>
              </table:table-cell>
              <table:table-cell office:value-type="float" office:value="122875595">
                <text:p>122875595</text:p>
              </table:table-cell>
              <table:table-cell office:value-type="float" office:value="696365416">
                <text:p>696365416</text:p>
              </table:table-cell>
              <table:table-cell office:value-type="float" office:value="702587573">
                <text:p>702587573</text:p>
              </table:table-cell>
              <table:table-cell office:value-type="float" office:value="-79767420">
                <text:p>-79767420</text:p>
              </table:table-cell>
              <table:table-cell office:value-type="float" office:value="401876033">
                <text:p>401876033</text:p>
              </table:table-cell>
              <table:table-cell office:value-type="float" office:value="473829999">
                <text:p>473829999</text:p>
              </table:table-cell>
              <table:table-cell office:value-type="float" office:value="890948">
                <text:p>890948</text:p>
              </table:table-cell>
              <table:table-cell office:value-type="float" office:value="1976047636">
                <text:p>1976047636</text:p>
              </table:table-cell>
              <table:table-cell office:value-type="float" office:value="226179790">
                <text:p>226179790</text:p>
              </table:table-cell>
              <table:table-cell office:value-type="float" office:value="1568569607">
                <text:p>1568569607</text:p>
              </table:table-cell>
              <table:table-cell office:value-type="float" office:value="611940098">
                <text:p>611940098</text:p>
              </table:table-cell>
              <table:table-cell office:value-type="float" office:value="623372066">
                <text:p>623372066</text:p>
              </table:table-cell>
              <table:table-cell office:value-type="float" office:value="905674">
                <text:p>905674</text:p>
              </table:table-cell>
              <table:table-cell office:value-type="float" office:value="976973553">
                <text:p>976973553</text:p>
              </table:table-cell>
              <table:table-cell office:value-type="float" office:value="501870159">
                <text:p>501870159</text:p>
              </table:table-cell>
              <table:table-cell office:value-type="float" office:value="1420725112">
                <text:p>1420725112</text:p>
              </table:table-cell>
              <table:table-cell office:value-type="float" office:value="123942340">
                <text:p>123942340</text:p>
              </table:table-cell>
              <table:table-cell office:value-type="float" office:value="1008973119">
                <text:p>1008973119</text:p>
              </table:table-cell>
              <table:table-cell office:value-type="float" office:value="802766401">
                <text:p>802766401</text:p>
              </table:table-cell>
              <table:table-cell office:value-type="float" office:value="1166848794">
                <text:p>1166848794</text:p>
              </table:table-cell>
              <table:table-cell office:value-type="float" office:value="401827317">
                <text:p>401827317</text:p>
              </table:table-cell>
              <table:table-cell office:value-type="float" office:value="516247481">
                <text:p>516247481</text:p>
              </table:table-cell>
              <table:table-cell office:value-type="float" office:value="874982">
                <text:p>874982</text:p>
              </table:table-cell>
              <table:table-cell office:value-type="float" office:value="2011394691">
                <text:p>2011394691</text:p>
              </table:table-cell>
              <table:table-cell office:value-type="float" office:value="226169240">
                <text:p>226169240</text:p>
              </table:table-cell>
              <table:table-cell office:value-type="float" office:value="1554070698">
                <text:p>1554070698</text:p>
              </table:table-cell>
              <table:table-cell office:value-type="float" office:value="704444717">
                <text:p>704444717</text:p>
              </table:table-cell>
              <table:table-cell office:value-type="float" office:value="586624257">
                <text:p>586624257</text:p>
              </table:table-cell>
              <table:table-cell office:value-type="float" office:value="301593815">
                <text:p>301593815</text:p>
              </table:table-cell>
              <table:table-cell office:value-type="float" office:value="768806982">
                <text:p>768806982</text:p>
              </table:table-cell>
              <table:table-cell office:value-type="float" office:value="401806320">
                <text:p>401806320</text:p>
              </table:table-cell>
              <table:table-cell office:value-type="float" office:value="1474753803">
                <text:p>1474753803</text:p>
              </table:table-cell>
              <table:table-cell office:value-type="float" office:value="120629864">
                <text:p>120629864</text:p>
              </table:table-cell>
              <table:table-cell office:value-type="float" office:value="1306660713">
                <text:p>1306660713</text:p>
              </table:table-cell>
              <table:table-cell office:value-type="float" office:value="904706738">
                <text:p>904706738</text:p>
              </table:table-cell>
              <table:table-cell office:value-type="float" office:value="726949694">
                <text:p>726949694</text:p>
              </table:table-cell>
              <table:table-cell office:value-type="float" office:value="301817314">
                <text:p>301817314</text:p>
              </table:table-cell>
              <table:table-cell office:value-type="float" office:value="567846783">
                <text:p>567846783</text:p>
              </table:table-cell>
              <table:table-cell office:value-type="float" office:value="201531451">
                <text:p>201531451</text:p>
              </table:table-cell>
              <table:table-cell office:value-type="float" office:value="2059869971">
                <text:p>2059869971</text:p>
              </table:table-cell>
              <table:table-cell office:value-type="float" office:value="122186109">
                <text:p>122186109</text:p>
              </table:table-cell>
              <table:table-cell office:value-type="float" office:value="1507832645">
                <text:p>1507832645</text:p>
              </table:table-cell>
              <table:table-cell office:value-type="float" office:value="1216192">
                <text:p>1216192</text:p>
              </table:table-cell>
              <table:table-cell office:value-type="float" office:value="1439139709">
                <text:p>1439139709</text:p>
              </table:table-cell>
              <table:table-cell office:value-type="float" office:value="128116537">
                <text:p>128116537</text:p>
              </table:table-cell>
              <table:table-cell office:value-type="float" office:value="3710031493">
                <text:p>3710031493</text:p>
              </table:table-cell>
              <table:table-cell office:value-type="float" office:value="802509111">
                <text:p>802509111</text:p>
              </table:table-cell>
              <table:table-cell office:value-type="float" office:value="-101064287">
                <text:p>-101064287</text:p>
              </table:table-cell>
              <table:table-cell office:value-type="float" office:value="301855692">
                <text:p>301855692</text:p>
              </table:table-cell>
              <table:table-cell office:value-type="float" office:value="382047667">
                <text:p>382047667</text:p>
              </table:table-cell>
              <table:table-cell office:value-type="float" office:value="1191048">
                <text:p>1191048</text:p>
              </table:table-cell>
              <table:table-cell office:value-type="float" office:value="579773113">
                <text:p>579773113</text:p>
              </table:table-cell>
            </table:table-row>
            <table:table-row>
              <table:table-cell office:value-type="string">
                <text:p>Aws-node1</text:p>
              </table:table-cell>
              <table:table-cell office:value-type="float" office:value="501689856">
                <text:p>501689856</text:p>
              </table:table-cell>
              <table:table-cell office:value-type="float" office:value="603511212">
                <text:p>603511212</text:p>
              </table:table-cell>
              <table:table-cell office:value-type="float" office:value="1637787659">
                <text:p>1637787659</text:p>
              </table:table-cell>
              <table:table-cell office:value-type="float" office:value="905417256">
                <text:p>905417256</text:p>
              </table:table-cell>
              <table:table-cell office:value-type="float" office:value="1649601192">
                <text:p>1649601192</text:p>
              </table:table-cell>
              <table:table-cell office:value-type="float" office:value="1006107232">
                <text:p>1006107232</text:p>
              </table:table-cell>
              <table:table-cell office:value-type="float" office:value="1626232333">
                <text:p>1626232333</text:p>
              </table:table-cell>
              <table:table-cell office:value-type="float" office:value="958398801">
                <text:p>958398801</text:p>
              </table:table-cell>
              <table:table-cell office:value-type="float" office:value="1072293868">
                <text:p>1072293868</text:p>
              </table:table-cell>
              <table:table-cell office:value-type="float" office:value="1206080533">
                <text:p>1206080533</text:p>
              </table:table-cell>
              <table:table-cell office:value-type="float" office:value="1648668866">
                <text:p>1648668866</text:p>
              </table:table-cell>
              <table:table-cell office:value-type="float" office:value="1005384740">
                <text:p>1005384740</text:p>
              </table:table-cell>
              <table:table-cell office:value-type="float" office:value="1627896765">
                <text:p>1627896765</text:p>
              </table:table-cell>
              <table:table-cell office:value-type="float" office:value="909720994">
                <text:p>909720994</text:p>
              </table:table-cell>
              <table:table-cell office:value-type="float" office:value="1642035845">
                <text:p>1642035845</text:p>
              </table:table-cell>
              <table:table-cell office:value-type="float" office:value="637268903">
                <text:p>637268903</text:p>
              </table:table-cell>
              <table:table-cell office:value-type="float" office:value="1022347749">
                <text:p>1022347749</text:p>
              </table:table-cell>
              <table:table-cell office:value-type="float" office:value="1407148896">
                <text:p>1407148896</text:p>
              </table:table-cell>
              <table:table-cell office:value-type="float" office:value="1666204321">
                <text:p>1666204321</text:p>
              </table:table-cell>
              <table:table-cell office:value-type="float" office:value="804244706">
                <text:p>804244706</text:p>
              </table:table-cell>
              <table:table-cell office:value-type="float" office:value="1717529200">
                <text:p>1717529200</text:p>
              </table:table-cell>
              <table:table-cell office:value-type="float" office:value="1005812310">
                <text:p>1005812310</text:p>
              </table:table-cell>
              <table:table-cell office:value-type="float" office:value="1670004094">
                <text:p>1670004094</text:p>
              </table:table-cell>
              <table:table-cell office:value-type="float" office:value="1139919126">
                <text:p>1139919126</text:p>
              </table:table-cell>
              <table:table-cell office:value-type="float" office:value="4125589024">
                <text:p>4125589024</text:p>
              </table:table-cell>
              <table:table-cell office:value-type="float" office:value="1254791">
                <text:p>1254791</text:p>
              </table:table-cell>
              <table:table-cell office:value-type="float" office:value="1240067055">
                <text:p>1240067055</text:p>
              </table:table-cell>
              <table:table-cell office:value-type="float" office:value="302476843">
                <text:p>302476843</text:p>
              </table:table-cell>
              <table:table-cell office:value-type="float" office:value="1594554525">
                <text:p>1594554525</text:p>
              </table:table-cell>
              <table:table-cell office:value-type="float" office:value="1206525890">
                <text:p>1206525890</text:p>
              </table:table-cell>
              <table:table-cell office:value-type="float" office:value="1634271933">
                <text:p>1634271933</text:p>
              </table:table-cell>
              <table:table-cell office:value-type="float" office:value="1048217678">
                <text:p>1048217678</text:p>
              </table:table-cell>
              <table:table-cell office:value-type="float" office:value="4097621780">
                <text:p>4097621780</text:p>
              </table:table-cell>
              <table:table-cell office:value-type="float" office:value="1230622">
                <text:p>1230622</text:p>
              </table:table-cell>
              <table:table-cell office:value-type="float" office:value="1674772758">
                <text:p>1674772758</text:p>
              </table:table-cell>
              <table:table-cell office:value-type="float" office:value="1213955">
                <text:p>1213955</text:p>
              </table:table-cell>
              <table:table-cell office:value-type="float" office:value="1661016970">
                <text:p>1661016970</text:p>
              </table:table-cell>
              <table:table-cell office:value-type="float" office:value="603745608">
                <text:p>603745608</text:p>
              </table:table-cell>
              <table:table-cell office:value-type="float" office:value="1671532340">
                <text:p>1671532340</text:p>
              </table:table-cell>
              <table:table-cell office:value-type="float" office:value="881031024">
                <text:p>881031024</text:p>
              </table:table-cell>
              <table:table-cell office:value-type="float" office:value="1059310563">
                <text:p>1059310563</text:p>
              </table:table-cell>
              <table:table-cell office:value-type="float" office:value="1311964020">
                <text:p>1311964020</text:p>
              </table:table-cell>
              <table:table-cell office:value-type="float" office:value="1637872045">
                <text:p>1637872045</text:p>
              </table:table-cell>
              <table:table-cell office:value-type="float" office:value="1105531277">
                <text:p>1105531277</text:p>
              </table:table-cell>
              <table:table-cell office:value-type="float" office:value="1834792024">
                <text:p>1834792024</text:p>
              </table:table-cell>
              <table:table-cell office:value-type="float" office:value="503465030">
                <text:p>503465030</text:p>
              </table:table-cell>
              <table:table-cell office:value-type="float" office:value="1669496688">
                <text:p>1669496688</text:p>
              </table:table-cell>
              <table:table-cell office:value-type="float" office:value="842453483">
                <text:p>842453483</text:p>
              </table:table-cell>
              <table:table-cell office:value-type="float" office:value="1002649372">
                <text:p>1002649372</text:p>
              </table:table-cell>
              <table:table-cell office:value-type="float" office:value="1406681153">
                <text:p>1406681153</text:p>
              </table:table-cell>
              <table:table-cell office:value-type="float" office:value="1666850016">
                <text:p>1666850016</text:p>
              </table:table-cell>
              <table:table-cell office:value-type="float" office:value="804594728">
                <text:p>804594728</text:p>
              </table:table-cell>
              <table:table-cell office:value-type="float" office:value="1646958616">
                <text:p>1646958616</text:p>
              </table:table-cell>
              <table:table-cell office:value-type="float" office:value="904799675">
                <text:p>904799675</text:p>
              </table:table-cell>
              <table:table-cell office:value-type="float" office:value="1632353110">
                <text:p>1632353110</text:p>
              </table:table-cell>
              <table:table-cell office:value-type="float" office:value="942777304">
                <text:p>942777304</text:p>
              </table:table-cell>
              <table:table-cell office:value-type="float" office:value="4112743727">
                <text:p>4112743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5502">
                <text:p>1505502</text:p>
              </table:table-cell>
              <table:table-cell office:value-type="float" office:value="977583356">
                <text:p>977583356</text:p>
              </table:table-cell>
            </table:table-row>
            <table:table-row>
              <table:table-cell office:value-type="string">
                <text:p>Aws-node2</text:p>
              </table:table-cell>
              <table:table-cell office:value-type="float" office:value="423430144">
                <text:p>423430144</text:p>
              </table:table-cell>
              <table:table-cell office:value-type="float" office:value="634943452">
                <text:p>634943452</text:p>
              </table:table-cell>
              <table:table-cell office:value-type="float" office:value="961812569">
                <text:p>961812569</text:p>
              </table:table-cell>
              <table:table-cell office:value-type="float" office:value="1617340894">
                <text:p>1617340894</text:p>
              </table:table-cell>
              <table:table-cell office:value-type="float" office:value="1575218031">
                <text:p>1575218031</text:p>
              </table:table-cell>
              <table:table-cell office:value-type="float" office:value="1105690218">
                <text:p>1105690218</text:p>
              </table:table-cell>
              <table:table-cell office:value-type="float" office:value="1565110097">
                <text:p>1565110097</text:p>
              </table:table-cell>
              <table:table-cell office:value-type="float" office:value="1004778928">
                <text:p>1004778928</text:p>
              </table:table-cell>
              <table:table-cell office:value-type="float" office:value="1587809031">
                <text:p>1587809031</text:p>
              </table:table-cell>
              <table:table-cell office:value-type="float" office:value="742462801">
                <text:p>742462801</text:p>
              </table:table-cell>
              <table:table-cell office:value-type="float" office:value="1018435637">
                <text:p>1018435637</text:p>
              </table:table-cell>
              <table:table-cell office:value-type="float" office:value="1507473231">
                <text:p>1507473231</text:p>
              </table:table-cell>
              <table:table-cell office:value-type="float" office:value="1585865495">
                <text:p>1585865495</text:p>
              </table:table-cell>
              <table:table-cell office:value-type="float" office:value="1012853409">
                <text:p>1012853409</text:p>
              </table:table-cell>
              <table:table-cell office:value-type="float" office:value="1593227041">
                <text:p>1593227041</text:p>
              </table:table-cell>
              <table:table-cell office:value-type="float" office:value="703963784">
                <text:p>703963784</text:p>
              </table:table-cell>
              <table:table-cell office:value-type="float" office:value="1579254739">
                <text:p>1579254739</text:p>
              </table:table-cell>
              <table:table-cell office:value-type="float" office:value="836161729">
                <text:p>836161729</text:p>
              </table:table-cell>
              <table:table-cell office:value-type="float" office:value="1011478806">
                <text:p>1011478806</text:p>
              </table:table-cell>
              <table:table-cell office:value-type="float" office:value="1506396647">
                <text:p>1506396647</text:p>
              </table:table-cell>
              <table:table-cell office:value-type="float" office:value="1620224488">
                <text:p>1620224488</text:p>
              </table:table-cell>
              <table:table-cell office:value-type="float" office:value="1004780691">
                <text:p>1004780691</text:p>
              </table:table-cell>
              <table:table-cell office:value-type="float" office:value="1585199339">
                <text:p>1585199339</text:p>
              </table:table-cell>
              <table:table-cell office:value-type="float" office:value="1205442430">
                <text:p>1205442430</text:p>
              </table:table-cell>
              <table:table-cell office:value-type="float" office:value="1612424404">
                <text:p>1612424404</text:p>
              </table:table-cell>
              <table:table-cell office:value-type="float" office:value="1638866627">
                <text:p>1638866627</text:p>
              </table:table-cell>
              <table:table-cell office:value-type="float" office:value="1023101414">
                <text:p>1023101414</text:p>
              </table:table-cell>
              <table:table-cell office:value-type="float" office:value="1506509929">
                <text:p>1506509929</text:p>
              </table:table-cell>
              <table:table-cell office:value-type="float" office:value="1585835766">
                <text:p>1585835766</text:p>
              </table:table-cell>
              <table:table-cell office:value-type="float" office:value="1105250875">
                <text:p>1105250875</text:p>
              </table:table-cell>
              <table:table-cell office:value-type="float" office:value="1629815846">
                <text:p>1629815846</text:p>
              </table:table-cell>
              <table:table-cell office:value-type="float" office:value="1104982141">
                <text:p>1104982141</text:p>
              </table:table-cell>
              <table:table-cell office:value-type="float" office:value="1610540269">
                <text:p>1610540269</text:p>
              </table:table-cell>
              <table:table-cell office:value-type="float" office:value="1438205920">
                <text:p>1438205920</text:p>
              </table:table-cell>
              <table:table-cell office:value-type="float" office:value="993645266">
                <text:p>993645266</text:p>
              </table:table-cell>
              <table:table-cell office:value-type="float" office:value="1506813293">
                <text:p>1506813293</text:p>
              </table:table-cell>
              <table:table-cell office:value-type="float" office:value="1607584876">
                <text:p>1607584876</text:p>
              </table:table-cell>
              <table:table-cell office:value-type="float" office:value="904264240">
                <text:p>904264240</text:p>
              </table:table-cell>
              <table:table-cell office:value-type="float" office:value="1611613990">
                <text:p>1611613990</text:p>
              </table:table-cell>
              <table:table-cell office:value-type="float" office:value="904583134">
                <text:p>904583134</text:p>
              </table:table-cell>
              <table:table-cell office:value-type="float" office:value="1629220312">
                <text:p>1629220312</text:p>
              </table:table-cell>
              <table:table-cell office:value-type="float" office:value="836851088">
                <text:p>836851088</text:p>
              </table:table-cell>
              <table:table-cell office:value-type="float" office:value="1009665740">
                <text:p>1009665740</text:p>
              </table:table-cell>
              <table:table-cell office:value-type="float" office:value="1507918228">
                <text:p>1507918228</text:p>
              </table:table-cell>
              <table:table-cell office:value-type="float" office:value="1611843929">
                <text:p>1611843929</text:p>
              </table:table-cell>
              <table:table-cell office:value-type="float" office:value="904620496">
                <text:p>904620496</text:p>
              </table:table-cell>
              <table:table-cell office:value-type="float" office:value="1574711375">
                <text:p>1574711375</text:p>
              </table:table-cell>
              <table:table-cell office:value-type="float" office:value="904261105">
                <text:p>904261105</text:p>
              </table:table-cell>
              <table:table-cell office:value-type="float" office:value="1752389056">
                <text:p>1752389056</text:p>
              </table:table-cell>
              <table:table-cell office:value-type="float" office:value="656906483">
                <text:p>656906483</text:p>
              </table:table-cell>
              <table:table-cell office:value-type="float" office:value="982007254">
                <text:p>982007254</text:p>
              </table:table-cell>
              <table:table-cell office:value-type="float" office:value="1507197385">
                <text:p>1507197385</text:p>
              </table:table-cell>
              <table:table-cell office:value-type="float" office:value="1587507378">
                <text:p>1587507378</text:p>
              </table:table-cell>
              <table:table-cell office:value-type="float" office:value="1004571827">
                <text:p>1004571827</text:p>
              </table:table-cell>
              <table:table-cell office:value-type="float" office:value="1598256180">
                <text:p>1598256180</text:p>
              </table:table-cell>
              <table:table-cell office:value-type="float" office:value="904226776">
                <text:p>904226776</text:p>
              </table:table-cell>
              <table:table-cell office:value-type="float" office:value="1818093107">
                <text:p>1818093107</text:p>
              </table:table-cell>
              <table:table-cell office:value-type="float" office:value="836621204">
                <text:p>836621204</text:p>
              </table:table-cell>
              <table:table-cell office:value-type="float" office:value="999141858">
                <text:p>999141858</text:p>
              </table:table-cell>
              <table:table-cell office:value-type="float" office:value="1506396868">
                <text:p>1506396868</text:p>
              </table:table-cell>
              <table:table-cell office:value-type="float" office:value="1615600858">
                <text:p>1615600858</text:p>
              </table:table-cell>
            </table:table-row>
            <table:table-row>
              <table:table-cell office:value-type="string">
                <text:p>Aws-node3</text:p>
              </table:table-cell>
              <table:table-cell office:value-type="float" office:value="0">
                <text:p>0</text:p>
              </table:table-cell>
              <table:table-cell office:value-type="float" office:value="1105416612">
                <text:p>1105416612</text:p>
              </table:table-cell>
              <table:table-cell office:value-type="float" office:value="1608629309">
                <text:p>1608629309</text:p>
              </table:table-cell>
              <table:table-cell office:value-type="float" office:value="944336908">
                <text:p>944336908</text:p>
              </table:table-cell>
              <table:table-cell office:value-type="float" office:value="4048972905">
                <text:p>4048972905</text:p>
              </table:table-cell>
              <table:table-cell office:value-type="float" office:value="1110157">
                <text:p>1110157</text:p>
              </table:table-cell>
              <table:table-cell office:value-type="float" office:value="1307066809">
                <text:p>1307066809</text:p>
              </table:table-cell>
              <table:table-cell office:value-type="float" office:value="1330596">
                <text:p>1330596</text:p>
              </table:table-cell>
              <table:table-cell office:value-type="float" office:value="1605235704">
                <text:p>1605235704</text:p>
              </table:table-cell>
              <table:table-cell office:value-type="float" office:value="705162666">
                <text:p>705162666</text:p>
              </table:table-cell>
              <table:table-cell office:value-type="float" office:value="1589092715">
                <text:p>1589092715</text:p>
              </table:table-cell>
              <table:table-cell office:value-type="float" office:value="846231135">
                <text:p>846231135</text:p>
              </table:table-cell>
              <table:table-cell office:value-type="float" office:value="999506289">
                <text:p>999506289</text:p>
              </table:table-cell>
              <table:table-cell office:value-type="float" office:value="1607869161">
                <text:p>1607869161</text:p>
              </table:table-cell>
              <table:table-cell office:value-type="float" office:value="1614943123">
                <text:p>1614943123</text:p>
              </table:table-cell>
              <table:table-cell office:value-type="float" office:value="502951867">
                <text:p>502951867</text:p>
              </table:table-cell>
              <table:table-cell office:value-type="float" office:value="1616833951">
                <text:p>1616833951</text:p>
              </table:table-cell>
              <table:table-cell office:value-type="float" office:value="1005184541">
                <text:p>1005184541</text:p>
              </table:table-cell>
              <table:table-cell office:value-type="float" office:value="1595563985">
                <text:p>1595563985</text:p>
              </table:table-cell>
              <table:table-cell office:value-type="float" office:value="937179676">
                <text:p>937179676</text:p>
              </table:table-cell>
              <table:table-cell office:value-type="float" office:value="994997119">
                <text:p>994997119</text:p>
              </table:table-cell>
              <table:table-cell office:value-type="float" office:value="1606925192">
                <text:p>1606925192</text:p>
              </table:table-cell>
              <table:table-cell office:value-type="float" office:value="1611957148">
                <text:p>1611957148</text:p>
              </table:table-cell>
              <table:table-cell office:value-type="float" office:value="1004902007">
                <text:p>1004902007</text:p>
              </table:table-cell>
              <table:table-cell office:value-type="float" office:value="1584533577">
                <text:p>1584533577</text:p>
              </table:table-cell>
              <table:table-cell office:value-type="float" office:value="1807564694">
                <text:p>1807564694</text:p>
              </table:table-cell>
              <table:table-cell office:value-type="float" office:value="1569538413">
                <text:p>1569538413</text:p>
              </table:table-cell>
              <table:table-cell office:value-type="float" office:value="939467449">
                <text:p>939467449</text:p>
              </table:table-cell>
              <table:table-cell office:value-type="float" office:value="1002632568">
                <text:p>1002632568</text:p>
              </table:table-cell>
              <table:table-cell office:value-type="float" office:value="1620192459">
                <text:p>1620192459</text:p>
              </table:table-cell>
              <table:table-cell office:value-type="float" office:value="1594600648">
                <text:p>1594600648</text:p>
              </table:table-cell>
              <table:table-cell office:value-type="float" office:value="1105405782">
                <text:p>1105405782</text:p>
              </table:table-cell>
              <table:table-cell office:value-type="float" office:value="1588061679">
                <text:p>1588061679</text:p>
              </table:table-cell>
              <table:table-cell office:value-type="float" office:value="1606964671">
                <text:p>1606964671</text:p>
              </table:table-cell>
              <table:table-cell office:value-type="float" office:value="1602239872">
                <text:p>1602239872</text:p>
              </table:table-cell>
              <table:table-cell office:value-type="float" office:value="938016179">
                <text:p>938016179</text:p>
              </table:table-cell>
              <table:table-cell office:value-type="float" office:value="1030025390">
                <text:p>1030025390</text:p>
              </table:table-cell>
              <table:table-cell office:value-type="float" office:value="1306443571">
                <text:p>1306443571</text:p>
              </table:table-cell>
              <table:table-cell office:value-type="float" office:value="1594914348">
                <text:p>1594914348</text:p>
              </table:table-cell>
              <table:table-cell office:value-type="float" office:value="1105349034">
                <text:p>1105349034</text:p>
              </table:table-cell>
              <table:table-cell office:value-type="float" office:value="1600744413">
                <text:p>1600744413</text:p>
              </table:table-cell>
              <table:table-cell office:value-type="float" office:value="803916506">
                <text:p>803916506</text:p>
              </table:table-cell>
              <table:table-cell office:value-type="float" office:value="1642861742">
                <text:p>1642861742</text:p>
              </table:table-cell>
              <table:table-cell office:value-type="float" office:value="838420549">
                <text:p>838420549</text:p>
              </table:table-cell>
              <table:table-cell office:value-type="float" office:value="1022000920">
                <text:p>1022000920</text:p>
              </table:table-cell>
              <table:table-cell office:value-type="float" office:value="1406025955">
                <text:p>1406025955</text:p>
              </table:table-cell>
              <table:table-cell office:value-type="float" office:value="1585995779">
                <text:p>1585995779</text:p>
              </table:table-cell>
              <table:table-cell office:value-type="float" office:value="1112533863">
                <text:p>1112533863</text:p>
              </table:table-cell>
              <table:table-cell office:value-type="float" office:value="1623865543">
                <text:p>1623865543</text:p>
              </table:table-cell>
              <table:table-cell office:value-type="float" office:value="804022140">
                <text:p>804022140</text:p>
              </table:table-cell>
              <table:table-cell office:value-type="float" office:value="1625585452">
                <text:p>1625585452</text:p>
              </table:table-cell>
              <table:table-cell office:value-type="float" office:value="855912812">
                <text:p>855912812</text:p>
              </table:table-cell>
              <table:table-cell office:value-type="float" office:value="4065295611">
                <text:p>4065295611</text:p>
              </table:table-cell>
              <table:table-cell office:value-type="float" office:value="1106111">
                <text:p>1106111</text:p>
              </table:table-cell>
              <table:table-cell office:value-type="float" office:value="1665010541">
                <text:p>1665010541</text:p>
              </table:table-cell>
              <table:table-cell office:value-type="float" office:value="1133133">
                <text:p>1133133</text:p>
              </table:table-cell>
              <table:table-cell office:value-type="float" office:value="1749430381">
                <text:p>1749430381</text:p>
              </table:table-cell>
              <table:table-cell office:value-type="float" office:value="101577147">
                <text:p>101577147</text:p>
              </table:table-cell>
              <table:table-cell office:value-type="float" office:value="1592204061">
                <text:p>1592204061</text:p>
              </table:table-cell>
              <table:table-cell office:value-type="float" office:value="835271416">
                <text:p>835271416</text:p>
              </table:table-cell>
              <table:table-cell office:value-type="float" office:value="998118686">
                <text:p>998118686</text:p>
              </table:table-cell>
            </table:table-row>
            <table:table-row>
              <table:table-cell office:value-type="string">
                <text:p>Aws-node4</text:p>
              </table:table-cell>
              <table:table-cell office:value-type="float" office:value="499140096">
                <text:p>499140096</text:p>
              </table:table-cell>
              <table:table-cell office:value-type="float" office:value="603438043">
                <text:p>603438043</text:p>
              </table:table-cell>
              <table:table-cell office:value-type="float" office:value="1592681002">
                <text:p>1592681002</text:p>
              </table:table-cell>
              <table:table-cell office:value-type="float" office:value="1025349025">
                <text:p>1025349025</text:p>
              </table:table-cell>
              <table:table-cell office:value-type="float" office:value="1625061645">
                <text:p>1625061645</text:p>
              </table:table-cell>
              <table:table-cell office:value-type="float" office:value="936175801">
                <text:p>936175801</text:p>
              </table:table-cell>
              <table:table-cell office:value-type="float" office:value="1042184224">
                <text:p>1042184224</text:p>
              </table:table-cell>
              <table:table-cell office:value-type="float" office:value="1406156374">
                <text:p>1406156374</text:p>
              </table:table-cell>
              <table:table-cell office:value-type="float" office:value="1634425599">
                <text:p>1634425599</text:p>
              </table:table-cell>
              <table:table-cell office:value-type="float" office:value="905818082">
                <text:p>905818082</text:p>
              </table:table-cell>
              <table:table-cell office:value-type="float" office:value="1621424143">
                <text:p>1621424143</text:p>
              </table:table-cell>
              <table:table-cell office:value-type="float" office:value="904635115">
                <text:p>904635115</text:p>
              </table:table-cell>
              <table:table-cell office:value-type="float" office:value="1616129779">
                <text:p>1616129779</text:p>
              </table:table-cell>
              <table:table-cell office:value-type="float" office:value="937023456">
                <text:p>937023456</text:p>
              </table:table-cell>
              <table:table-cell office:value-type="float" office:value="993168181">
                <text:p>993168181</text:p>
              </table:table-cell>
              <table:table-cell office:value-type="float" office:value="1507112583">
                <text:p>1507112583</text:p>
              </table:table-cell>
              <table:table-cell office:value-type="float" office:value="1647549499">
                <text:p>1647549499</text:p>
              </table:table-cell>
              <table:table-cell office:value-type="float" office:value="603529821">
                <text:p>603529821</text:p>
              </table:table-cell>
              <table:table-cell office:value-type="float" office:value="1624329170">
                <text:p>1624329170</text:p>
              </table:table-cell>
              <table:table-cell office:value-type="float" office:value="904402596">
                <text:p>904402596</text:p>
              </table:table-cell>
              <table:table-cell office:value-type="float" office:value="1642495595">
                <text:p>1642495595</text:p>
              </table:table-cell>
              <table:table-cell office:value-type="float" office:value="936359734">
                <text:p>936359734</text:p>
              </table:table-cell>
              <table:table-cell office:value-type="float" office:value="4038325267">
                <text:p>4038325267</text:p>
              </table:table-cell>
              <table:table-cell office:value-type="float" office:value="1193150">
                <text:p>1193150</text:p>
              </table:table-cell>
              <table:table-cell office:value-type="float" office:value="1642455311">
                <text:p>1642455311</text:p>
              </table:table-cell>
              <table:table-cell office:value-type="float" office:value="1370986">
                <text:p>1370986</text:p>
              </table:table-cell>
              <table:table-cell office:value-type="float" office:value="1621011492">
                <text:p>1621011492</text:p>
              </table:table-cell>
              <table:table-cell office:value-type="float" office:value="1305870746">
                <text:p>1305870746</text:p>
              </table:table-cell>
              <table:table-cell office:value-type="float" office:value="1619867767">
                <text:p>1619867767</text:p>
              </table:table-cell>
              <table:table-cell office:value-type="float" office:value="937269391">
                <text:p>937269391</text:p>
              </table:table-cell>
              <table:table-cell office:value-type="float" office:value="4040329093">
                <text:p>4040329093</text:p>
              </table:table-cell>
              <table:table-cell office:value-type="float" office:value="1151326">
                <text:p>1151326</text:p>
              </table:table-cell>
              <table:table-cell office:value-type="float" office:value="1517407711">
                <text:p>1517407711</text:p>
              </table:table-cell>
              <table:table-cell office:value-type="float" office:value="1084684">
                <text:p>1084684</text:p>
              </table:table-cell>
              <table:table-cell office:value-type="float" office:value="1624026326">
                <text:p>1624026326</text:p>
              </table:table-cell>
              <table:table-cell office:value-type="float" office:value="1205484682">
                <text:p>1205484682</text:p>
              </table:table-cell>
              <table:table-cell office:value-type="float" office:value="1644983976">
                <text:p>1644983976</text:p>
              </table:table-cell>
              <table:table-cell office:value-type="float" office:value="735868706">
                <text:p>735868706</text:p>
              </table:table-cell>
              <table:table-cell office:value-type="float" office:value="1024003836">
                <text:p>1024003836</text:p>
              </table:table-cell>
              <table:table-cell office:value-type="float" office:value="1515304522">
                <text:p>1515304522</text:p>
              </table:table-cell>
              <table:table-cell office:value-type="float" office:value="1648995445">
                <text:p>1648995445</text:p>
              </table:table-cell>
              <table:table-cell office:value-type="float" office:value="933956289">
                <text:p>933956289</text:p>
              </table:table-cell>
              <table:table-cell office:value-type="float" office:value="1614062359">
                <text:p>1614062359</text:p>
              </table:table-cell>
              <table:table-cell office:value-type="float" office:value="904309573">
                <text:p>904309573</text:p>
              </table:table-cell>
              <table:table-cell office:value-type="float" office:value="1623988273">
                <text:p>1623988273</text:p>
              </table:table-cell>
              <table:table-cell office:value-type="float" office:value="736383371">
                <text:p>736383371</text:p>
              </table:table-cell>
              <table:table-cell office:value-type="float" office:value="1030798686">
                <text:p>1030798686</text:p>
              </table:table-cell>
              <table:table-cell office:value-type="float" office:value="1407307390">
                <text:p>1407307390</text:p>
              </table:table-cell>
              <table:table-cell office:value-type="float" office:value="1629912485">
                <text:p>1629912485</text:p>
              </table:table-cell>
              <table:table-cell office:value-type="float" office:value="1004726979">
                <text:p>1004726979</text:p>
              </table:table-cell>
              <table:table-cell office:value-type="float" office:value="1644180700">
                <text:p>1644180700</text:p>
              </table:table-cell>
              <table:table-cell office:value-type="float" office:value="904137494">
                <text:p>904137494</text:p>
              </table:table-cell>
              <table:table-cell office:value-type="float" office:value="1674737604">
                <text:p>1674737604</text:p>
              </table:table-cell>
              <table:table-cell office:value-type="float" office:value="735667748">
                <text:p>735667748</text:p>
              </table:table-cell>
              <table:table-cell office:value-type="float" office:value="1026659823">
                <text:p>1026659823</text:p>
              </table:table-cell>
              <table:table-cell office:value-type="float" office:value="1424165165">
                <text:p>1424165165</text:p>
              </table:table-cell>
              <table:table-cell office:value-type="float" office:value="1687728360">
                <text:p>1687728360</text:p>
              </table:table-cell>
              <table:table-cell office:value-type="float" office:value="1117795521">
                <text:p>1117795521</text:p>
              </table:table-cell>
              <table:table-cell office:value-type="float" office:value="1624796957">
                <text:p>1624796957</text:p>
              </table:table-cell>
              <table:table-cell office:value-type="float" office:value="905308040">
                <text:p>905308040</text:p>
              </table:table-cell>
              <table:table-cell office:value-type="float" office:value="1654443979">
                <text:p>1654443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